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4.423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632cm"/>
    </style:style>
    <style:style style:name="co9" style:family="table-column">
      <style:table-column-properties fo:break-before="auto" style:column-width="16.4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PageStyle_5f_Sample_20_Bran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8100" number:language="en" number:country="IN">
      <number:text-content/>
    </number:text-style>
    <style:style style:name="ce1" style:family="table-cell" style:parent-style-name="Excel_20_Built-in_20_Normal" style:data-style-name="N8100">
      <style:table-cell-properties fo:background-color="#d6dc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 Branch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9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BRANCH_NAME</text:p>
          </table:table-cell>
          <table:table-cell table:style-name="ce6" office:value-type="string">
            <text:p>Branch Address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NAVAYUG MARKET (MAIN)</text:p>
          </table:table-cell>
          <table:table-cell table:style-name="ce7" office:value-type="string">
            <text:p><text:s text:c="2"/>bank,#39-39, Addl.Sihani Gate Scheme, I Floor, Malivar Chowk,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MALIWARA UDYAMI MITRA BRANCH</text:p>
          </table:table-cell>
          <table:table-cell table:style-name="ce7" office:value-type="string">
            <text:p><text:s text:c="2"/>bank,#371, MALIWARA CHOWK,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HISSAR URBAN ESTATE - II</text:p>
          </table:table-cell>
          <table:table-cell table:style-name="ce7" office:value-type="string">
            <text:p><text:s text:c="2"/>bank,S C F 52, URBAN ESTATE-II, DELHI ROAD,Hisar,125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LCB CONNAUGHT PLACE DELHI</text:p>
          </table:table-cell>
          <table:table-cell table:style-name="ce7" office:value-type="string">
            <text:p><text:s text:c="2"/>bank,#B-39, MIDDLE CIRCLE, I FLOOR, NEAR PVR PLAZA, CONNAUGHT PLACE,New Delhi,110001</text:p>
          </table:table-cell>
          <table:table-cell office:value-type="float" office:value="28.6314592627458">
            <text:p>28.6314592627</text:p>
          </table:table-cell>
          <table:table-cell office:value-type="float" office:value="77.2166654415583">
            <text:p>77.21666544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SME SULABH NEW DELHI</text:p>
          </table:table-cell>
          <table:table-cell table:style-name="ce7" office:value-type="string">
            <text:p><text:s text:c="2"/>bank,#9, III Floor, Gulmohar Enclave, Community Centre, Green Park,New Delhi,110016</text:p>
          </table:table-cell>
          <table:table-cell office:value-type="float" office:value="28.5581963742241">
            <text:p>28.5581963742</text:p>
          </table:table-cell>
          <table:table-cell office:value-type="float" office:value="77.2088935233431">
            <text:p>77.208893523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CITY (MAIN)</text:p>
          </table:table-cell>
          <table:table-cell table:style-name="ce7" office:value-type="string">
            <text:p><text:s text:c="2"/>bank,MEDI CENTRE, OPP:EVES CINEMA HAPUR ROAD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ROHTA</text:p>
          </table:table-cell>
          <table:table-cell table:style-name="ce7" office:value-type="string">
            <text:p><text:s text:c="2"/>bank,ROHTA,MEERUT TEHSIL, Rohta,2505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JAHIDPUR</text:p>
          </table:table-cell>
          <table:table-cell table:style-name="ce7" office:value-type="string">
            <text:p><text:s text:c="2"/>bank,HOUSE NO.1, MEERUT-HAPUR ROAD, MEERUT, Jahidpur,2500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SURAJKUND</text:p>
          </table:table-cell>
          <table:table-cell table:style-name="ce7" office:value-type="string">
            <text:p><text:s text:c="2"/>bank,SHYAM BHAVAN, OPP BABA MANOHAR NATH TEMPLE, SURAJ KUND, Meerut,2500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ROHTA ROAD</text:p>
          </table:table-cell>
          <table:table-cell table:style-name="ce7" office:value-type="string">
            <text:p><text:s text:c="2"/>bank,8/1, KHATIKPURA, ROHTA ROAD,GHANTAGHAR ,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UNIVERSITY ROAD</text:p>
          </table:table-cell>
          <table:table-cell table:style-name="ce7" office:value-type="string">
            <text:p><text:s text:c="2"/>bank,M 178/2 SHRI NATHJI COMPLEX, UNIVERSITY ROAD,Meerut,250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PARTAPUR</text:p>
          </table:table-cell>
          <table:table-cell table:style-name="ce7" office:value-type="string">
            <text:p><text:s text:c="2"/>bank,VIJAYA IND.CORP, PARTAPUR IND.ESTATE,PARTAPUR, MEERUT, Partapur,2501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ALERKOTLA</text:p>
          </table:table-cell>
          <table:table-cell table:style-name="ce7" office:value-type="string">
            <text:p><text:s text:c="2"/>bank,Outside Delhi Gate, Malerkotla,14802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CHHATA</text:p>
          </table:table-cell>
          <table:table-cell table:style-name="ce7" office:value-type="string">
            <text:p><text:s text:c="2"/>bank,L.S.S.BLDG;, DELHI AGRA ROAD, Chhata,2814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VIDYA BHARATI SCHOOL ROHINI SEC.15</text:p>
          </table:table-cell>
          <table:table-cell table:style-name="ce7" office:value-type="string">
            <text:p><text:s text:c="2"/>bank,PLOT NO 6, POCKET NO 8A, MANAK CHOWK, SECTOR 15 ROHINI, NEW DELHIDelhi,110089</text:p>
          </table:table-cell>
          <table:table-cell office:value-type="float" office:value="28.7310878530305">
            <text:p>28.731087853</text:p>
          </table:table-cell>
          <table:table-cell office:value-type="float" office:value="77.1339250194801">
            <text:p>77.13392501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SHASTRI NAGAR</text:p>
          </table:table-cell>
          <table:table-cell table:style-name="ce7" office:value-type="string">
            <text:p><text:s text:c="2"/>bank,SF 17, AMBEDKAR ROAD,SHASTRI NAGAR, GHAZIABAD, 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TRADE TAX BHAWAN</text:p>
          </table:table-cell>
          <table:table-cell table:style-name="ce7" office:value-type="string">
            <text:p><text:s text:c="2"/>bank,TRADE TAX BHAWAN, COLLECTORATE COMPOUND, RAJNAGAR, 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OVINDAPURAM COLONY</text:p>
          </table:table-cell>
          <table:table-cell table:style-name="ce7" office:value-type="string">
            <text:p><text:s text:c="2"/>bank,GROUND FLOOR, M/S GAUR SQUARE, I BLOCK, GOVINDAPURAM COLONY, Ghaziabad,20101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TAGORE GARDEN</text:p>
          </table:table-cell>
          <table:table-cell table:style-name="ce7" office:value-type="string">
            <text:p><text:s text:c="2"/>bank,Post Box No.6514, No.B-7,8,9, Shopping Centre, Tagore Garden, New Delhi,110027</text:p>
          </table:table-cell>
          <table:table-cell office:value-type="float" office:value="28.6460966379641">
            <text:p>28.646096638</text:p>
          </table:table-cell>
          <table:table-cell office:value-type="float" office:value="77.1127303323864">
            <text:p>77.112730332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PANCHALI KHURD</text:p>
          </table:table-cell>
          <table:table-cell table:style-name="ce7" office:value-type="string">
            <text:p><text:s text:c="2"/>bank,BAGHPAT ROAD, TEHSIL-MEERUT, Panchali Khurd,25000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GHAZIABAD VAISHALINAGAR</text:p>
          </table:table-cell>
          <table:table-cell table:style-name="ce7" office:value-type="string">
            <text:p><text:s text:c="2"/>bank,GROUND FLOOR, MAHALUXMI METRO TOWER, C-1, C-2, SECTOR-4, VAISHALI,Ghaziabad,20101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UNIRKA</text:p>
          </table:table-cell>
          <table:table-cell table:style-name="ce7" office:value-type="string">
            <text:p><text:s text:c="2"/>bank,F 66, Munirka, New DelhiDelhi,110067</text:p>
          </table:table-cell>
          <table:table-cell office:value-type="float" office:value="28.555394251229">
            <text:p>28.5553942512</text:p>
          </table:table-cell>
          <table:table-cell office:value-type="float" office:value="77.1748067519644">
            <text:p>77.17480675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JITSINGH MARG</text:p>
          </table:table-cell>
          <table:table-cell table:style-name="ce7" office:value-type="string">
            <text:p><text:s text:c="2"/>bank,Secular House, 9/1, Special Institutional Area, Jit Singh Marg, Near Jawaharlal Nehru University,Delhi,110067</text:p>
          </table:table-cell>
          <table:table-cell office:value-type="float" office:value="28.5441285789848">
            <text:p>28.544128579</text:p>
          </table:table-cell>
          <table:table-cell office:value-type="float" office:value="77.178308504002">
            <text:p>77.17830850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CANTONMENT</text:p>
          </table:table-cell>
          <table:table-cell table:style-name="ce7" office:value-type="string">
            <text:p><text:s text:c="2"/>bank,#22, THIMMAYYA MARG CANTONMENT,New Delhi,110010</text:p>
          </table:table-cell>
          <table:table-cell office:value-type="float" office:value="28.596277987567">
            <text:p>28.5962779876</text:p>
          </table:table-cell>
          <table:table-cell office:value-type="float" office:value="77.1317962260681">
            <text:p>77.131796226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ARELA</text:p>
          </table:table-cell>
          <table:table-cell table:style-name="ce7" office:value-type="string">
            <text:p><text:s text:c="2"/>bank,2114 BAWANA ROAD NARELA, Delhi,110040</text:p>
          </table:table-cell>
          <table:table-cell office:value-type="float" office:value="28.8481086863844">
            <text:p>28.8481086864</text:p>
          </table:table-cell>
          <table:table-cell office:value-type="float" office:value="77.0878421687436">
            <text:p>77.08784216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LIPUR</text:p>
          </table:table-cell>
          <table:table-cell table:style-name="ce7" office:value-type="string">
            <text:p><text:s text:c="2"/>bank,#64/ 60 -61, NARELA ROAD, ALIPUR,Delhi,110036</text:p>
          </table:table-cell>
          <table:table-cell office:value-type="float" office:value="28.7963243864354">
            <text:p>28.7963243864</text:p>
          </table:table-cell>
          <table:table-cell office:value-type="float" office:value="77.1352676227663">
            <text:p>77.135267622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ARELA</text:p>
          </table:table-cell>
          <table:table-cell table:style-name="ce7" office:value-type="string">
            <text:p><text:s text:c="2"/>bank,#1961/5 NEW ARYA SAMAJ ROAD, RAILWAY ROAD, NARELA,Delhi,110040</text:p>
          </table:table-cell>
          <table:table-cell office:value-type="float" office:value="28.8569857739198">
            <text:p>28.8569857739</text:p>
          </table:table-cell>
          <table:table-cell office:value-type="float" office:value="77.0921809635482">
            <text:p>77.092180963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ROHTAK B M MARG (MAIN)</text:p>
          </table:table-cell>
          <table:table-cell table:style-name="ce7" office:value-type="string">
            <text:p><text:s text:c="2"/>bank,418/29 DELHI ROAD, Rohtak,124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ROHTAK DR. AMBEDKAR CHOWK</text:p>
          </table:table-cell>
          <table:table-cell table:style-name="ce7" office:value-type="string">
            <text:p><text:s text:c="2"/>bank,Delhi Road, Near Badhwar Suzuki Showroom, Sonipat Stand,Rohtak,12400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edium</text:p>
          </table:table-cell>
          <table:table-cell table:style-name="ce5" office:value-type="string">
            <text:p>DELHI PALAM</text:p>
          </table:table-cell>
          <table:table-cell table:style-name="ce8" office:value-type="string">
            <text:p><text:s text:c="2"/>bank,WZ 1, PALAM VILLAGE, New Delhi,110045</text:p>
          </table:table-cell>
          <table:table-cell office:value-type="float" office:value="28.5879625027579">
            <text:p>28.5879625028</text:p>
          </table:table-cell>
          <table:table-cell office:value-type="float" office:value="77.0818563940635">
            <text:p>77.081856394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UDYAMI MITRA BRANCH</text:p>
          </table:table-cell>
          <table:table-cell table:style-name="ce7" office:value-type="string">
            <text:p><text:s text:c="2"/>bank,BHAVANIPURAM, UNIVERSITY ROAD, Meerut,250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SME SULABH HAPUR</text:p>
          </table:table-cell>
          <table:table-cell table:style-name="ce7" office:value-type="string">
            <text:p><text:s text:c="2"/>bank,#986, Near SSV College, Delhi Road,Hapur,2451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INGSWAY(G T B NAGAR)</text:p>
          </table:table-cell>
          <table:table-cell table:style-name="ce7" office:value-type="string">
            <text:p><text:s text:c="2"/>bank,PLOT NO 2154, KINGSWAY CAMP, OPP. T B HOSPITAL, GTB NAGAR, Delhi,110009</text:p>
          </table:table-cell>
          <table:table-cell office:value-type="float" office:value="28.6976773728901">
            <text:p>28.6976773729</text:p>
          </table:table-cell>
          <table:table-cell office:value-type="float" office:value="77.2067870819216">
            <text:p>77.206787081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WAZIRPUR SSI BRANCH</text:p>
          </table:table-cell>
          <table:table-cell table:style-name="ce7" office:value-type="string">
            <text:p><text:s text:c="2"/>bank,C-2, Wazirpur Industrial Area, K C Goel Marg, Delhi,110052</text:p>
          </table:table-cell>
          <table:table-cell office:value-type="float" office:value="28.6953309138935">
            <text:p>28.6953309139</text:p>
          </table:table-cell>
          <table:table-cell office:value-type="float" office:value="77.1717046413713">
            <text:p>77.17170464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WAZIRPUR</text:p>
          </table:table-cell>
          <table:table-cell table:style-name="ce7" office:value-type="string">
            <text:p><text:s text:c="2"/>bank,#18, Community Centre, Central Market, Ashoka Vihar, Wazirpur,Delhi,110052</text:p>
          </table:table-cell>
          <table:table-cell office:value-type="float" office:value="28.6935523861295">
            <text:p>28.6935523861</text:p>
          </table:table-cell>
          <table:table-cell office:value-type="float" office:value="77.1723397006499">
            <text:p>77.172339700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S D AREA</text:p>
          </table:table-cell>
          <table:table-cell table:style-name="ce7" office:value-type="string">
            <text:p><text:s text:c="2"/>bank,#C-16, Community Centre, Opp. III Main, Hauz Khas Post, Safdarjung Development Area,Delhi,110016</text:p>
          </table:table-cell>
          <table:table-cell office:value-type="float" office:value="28.5466503218833">
            <text:p>28.5466503219</text:p>
          </table:table-cell>
          <table:table-cell office:value-type="float" office:value="77.1969655007394">
            <text:p>77.196965500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AHARANI BAGH</text:p>
          </table:table-cell>
          <table:table-cell table:style-name="ce7" office:value-type="string">
            <text:p><text:s text:c="2"/>bank,#4 Siddarth Enclave, Commercial Complex, Maharanibagh, New DelhiDelhi,110014</text:p>
          </table:table-cell>
          <table:table-cell office:value-type="float" office:value="28.5730896996337">
            <text:p>28.5730896996</text:p>
          </table:table-cell>
          <table:table-cell office:value-type="float" office:value="77.2584899472162">
            <text:p>77.258489947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NEHRU PLACE</text:p>
          </table:table-cell>
          <table:table-cell table:style-name="ce7" office:value-type="string">
            <text:p><text:s text:c="2"/>bank,I Floor, B Block, DDA Building, Nehru Place, New Delhi, Delhi,110019</text:p>
          </table:table-cell>
          <table:table-cell office:value-type="float" office:value="28.5463896176096">
            <text:p>28.5463896176</text:p>
          </table:table-cell>
          <table:table-cell office:value-type="float" office:value="77.2510428613601">
            <text:p>77.25104286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VIVEK VIHAR</text:p>
          </table:table-cell>
          <table:table-cell table:style-name="ce7" office:value-type="string">
            <text:p><text:s text:c="2"/>bank,Jhilmil Industrial Area, GT Road, V 2 Market Vivek Vihar,Delhi,110032</text:p>
          </table:table-cell>
          <table:table-cell office:value-type="float" office:value="28.6775619550868">
            <text:p>28.6775619551</text:p>
          </table:table-cell>
          <table:table-cell office:value-type="float" office:value="77.3590730912211">
            <text:p>77.359073091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DILSHAD GARDEN SSI BRANCH</text:p>
          </table:table-cell>
          <table:table-cell table:style-name="ce7" office:value-type="string">
            <text:p><text:s text:c="2"/>bank,B-Block, Sikka Chambers, I Floor, SLSC, Dilshad Garden,Delhi,110095</text:p>
          </table:table-cell>
          <table:table-cell office:value-type="float" office:value="28.6804440687043">
            <text:p>28.6804440687</text:p>
          </table:table-cell>
          <table:table-cell office:value-type="float" office:value="77.313835210079">
            <text:p>77.31383521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DILSHAD GARDEN</text:p>
          </table:table-cell>
          <table:table-cell table:style-name="ce7" office:value-type="string">
            <text:p><text:s text:c="2"/>bank,Plot No.8, Sikka Chambers, B' Block, Community Centre, Dilsahd Garden,Delhi,110095</text:p>
          </table:table-cell>
          <table:table-cell office:value-type="float" office:value="28.6781582043164">
            <text:p>28.6781582043</text:p>
          </table:table-cell>
          <table:table-cell office:value-type="float" office:value="77.3091818023321">
            <text:p>77.309181802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UCMS AND GTB HOSPITAL GTB HOSPITAL RESIDENT</text:p>
          </table:table-cell>
          <table:table-cell table:style-name="ce7" office:value-type="string">
            <text:p><text:s text:c="2"/>bank,GTB HOSPITAL COMPLEX, DILSHAD GARDEN,Delhi,110095</text:p>
          </table:table-cell>
          <table:table-cell office:value-type="float" office:value="28.6828120260971">
            <text:p>28.6828120261</text:p>
          </table:table-cell>
          <table:table-cell office:value-type="float" office:value="77.3095199965068">
            <text:p>77.309519996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INDRAPRASTHA ESTATE</text:p>
          </table:table-cell>
          <table:table-cell table:style-name="ce7" office:value-type="string">
            <text:p><text:s text:c="2"/>bank,4 NEHRU HOUSE BAHADUR SHAH, ZAFAR MARG I P ESTATE, New Delhi,110002</text:p>
          </table:table-cell>
          <table:table-cell office:value-type="float" office:value="28.6303448449633">
            <text:p>28.630344845</text:p>
          </table:table-cell>
          <table:table-cell office:value-type="float" office:value="77.2415457779066">
            <text:p>77.241545777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G B ROAD</text:p>
          </table:table-cell>
          <table:table-cell table:style-name="ce7" office:value-type="string">
            <text:p><text:s text:c="2"/>bank,61,G.B.ROAD, SHARDHANAND MARG, Delhi,110006</text:p>
          </table:table-cell>
          <table:table-cell office:value-type="float" office:value="28.6493243064139">
            <text:p>28.6493243064</text:p>
          </table:table-cell>
          <table:table-cell office:value-type="float" office:value="77.2216912465068">
            <text:p>77.221691246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ADAR BAZAR</text:p>
          </table:table-cell>
          <table:table-cell table:style-name="ce7" office:value-type="string">
            <text:p><text:s text:c="2"/>bank,4146-4150 PAHARI DHIRAJ, SADAR BAZAR, Delhi,110006</text:p>
          </table:table-cell>
          <table:table-cell office:value-type="float" office:value="28.6593000298408">
            <text:p>28.6593000298</text:p>
          </table:table-cell>
          <table:table-cell office:value-type="float" office:value="77.2098525206228">
            <text:p>77.2098525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AROLBAGH</text:p>
          </table:table-cell>
          <table:table-cell table:style-name="ce7" office:value-type="string">
            <text:p><text:s text:c="2"/>bank,#10183, Arya Samaj Road, Karolbagh, Delhi,110005</text:p>
          </table:table-cell>
          <table:table-cell office:value-type="float" office:value="28.6478756366333">
            <text:p>28.6478756366</text:p>
          </table:table-cell>
          <table:table-cell office:value-type="float" office:value="77.1931057933758">
            <text:p>77.19310579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Sme Hub Delhi-Ii</text:p>
          </table:table-cell>
          <table:table-cell table:style-name="ce7" office:value-type="string">
            <text:p><text:s text:c="2"/>bank,Block DP 11, I Floor, Local Shopping Complex, Opp.Maurya Enclave Police Station, Pitampura,Delhi,110034</text:p>
          </table:table-cell>
          <table:table-cell office:value-type="float" office:value="28.7002467791188">
            <text:p>28.7002467791</text:p>
          </table:table-cell>
          <table:table-cell office:value-type="float" office:value="77.1455185512411">
            <text:p>77.145518551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SPECIALIZED MID CB NEW DELHI</text:p>
          </table:table-cell>
          <table:table-cell table:style-name="ce7" office:value-type="string">
            <text:p><text:s text:c="2"/>bank,#16, DCM Bldg, Ground Floor, Barakhambha Road,New Delhi,110001</text:p>
          </table:table-cell>
          <table:table-cell office:value-type="float" office:value="28.6296434800414">
            <text:p>28.62964348</text:p>
          </table:table-cell>
          <table:table-cell office:value-type="float" office:value="77.2257189702592">
            <text:p>77.225718970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SME SULABH NORTH DELHI</text:p>
          </table:table-cell>
          <table:table-cell table:style-name="ce7" office:value-type="string">
            <text:p><text:s text:c="2"/>bank,New Sabzi Mandi, Azadpur,Delhi,110033</text:p>
          </table:table-cell>
          <table:table-cell office:value-type="float" office:value="28.7102684831427">
            <text:p>28.7102684831</text:p>
          </table:table-cell>
          <table:table-cell office:value-type="float" office:value="77.1752424004613">
            <text:p>77.17524240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PEERAGARHI DTC DEPOT</text:p>
          </table:table-cell>
          <table:table-cell table:style-name="ce7" office:value-type="string">
            <text:p><text:s text:c="2"/>bank,DTC DEPOT, OUTER RING ROAD, PEERAGARHI DTC DEPOT, Delhi,110041</text:p>
          </table:table-cell>
          <table:table-cell office:value-type="float" office:value="28.6753280978767">
            <text:p>28.6753280979</text:p>
          </table:table-cell>
          <table:table-cell office:value-type="float" office:value="77.093500507276">
            <text:p>77.09350050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JANAKPURI</text:p>
          </table:table-cell>
          <table:table-cell table:style-name="ce7" office:value-type="string">
            <text:p><text:s text:c="2"/>bank,#A-3/12, GROUND FLOOR, LALSAI MARG, NEAR MATA CHANAN DEVI HOSPITAL, JANAKPURI,Delhi,110058</text:p>
          </table:table-cell>
          <table:table-cell office:value-type="float" office:value="28.62173272437">
            <text:p>28.6217327244</text:p>
          </table:table-cell>
          <table:table-cell office:value-type="float" office:value="77.082719406739">
            <text:p>77.082719406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angloi Jat</text:p>
          </table:table-cell>
          <table:table-cell table:style-name="ce7" office:value-type="string">
            <text:p><text:s text:c="2"/>bank,#1B, Yadav Park, Main Rohtak Road, Nangloi,Delhi,110041</text:p>
          </table:table-cell>
          <table:table-cell office:value-type="float" office:value="28.6818740610801">
            <text:p>28.6818740611</text:p>
          </table:table-cell>
          <table:table-cell office:value-type="float" office:value="77.0533417402542">
            <text:p>77.053341740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DEENDAYAL UPADHYAY MARG</text:p>
          </table:table-cell>
          <table:table-cell table:style-name="ce7" office:value-type="string">
            <text:p><text:s text:c="2"/>bank,#212, Deen Dayal Upadhaya Marg, (Rouse Avenue),Delhi,110002</text:p>
          </table:table-cell>
          <table:table-cell office:value-type="float" office:value="28.629797622389">
            <text:p>28.6297976224</text:p>
          </table:table-cell>
          <table:table-cell office:value-type="float" office:value="77.2376686198165">
            <text:p>77.237668619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FOUNTAIN</text:p>
          </table:table-cell>
          <table:table-cell table:style-name="ce7" office:value-type="string">
            <text:p><text:s text:c="2"/>bank,#1487-1497, New Moti Cinema, Chandni Chowk Fountain,Delhi,110006</text:p>
          </table:table-cell>
          <table:table-cell office:value-type="float" office:value="28.6562459116722">
            <text:p>28.6562459117</text:p>
          </table:table-cell>
          <table:table-cell office:value-type="float" office:value="77.2346847821256">
            <text:p>77.23468478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ASAF ALI ROAD</text:p>
          </table:table-cell>
          <table:table-cell table:style-name="ce7" office:value-type="string">
            <text:p><text:s text:c="2"/>bank,#29A/1 MADHO MANSION IST FLOOR, ASAF ALI ROAD,New Delhi,110002</text:p>
          </table:table-cell>
          <table:table-cell office:value-type="float" office:value="28.6452443772038">
            <text:p>28.6452443772</text:p>
          </table:table-cell>
          <table:table-cell office:value-type="float" office:value="77.2252234412827">
            <text:p>77.225223441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DARYAGANJ</text:p>
          </table:table-cell>
          <table:table-cell table:style-name="ce7" office:value-type="string">
            <text:p><text:s text:c="2"/>bank,#34, Netaji Subhash Marg, Daryaganj, Delhi,110002</text:p>
          </table:table-cell>
          <table:table-cell office:value-type="float" office:value="28.6432989864069">
            <text:p>28.6432989864</text:p>
          </table:table-cell>
          <table:table-cell office:value-type="float" office:value="77.240358819435">
            <text:p>77.240358819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Sikri</text:p>
          </table:table-cell>
          <table:table-cell table:style-name="ce7" office:value-type="string">
            <text:p><text:s text:c="2"/>bank,#959, Delhi-Mathura Road,, 42 K.M.StoneSikri,121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EAST PATEL NAGAR</text:p>
          </table:table-cell>
          <table:table-cell table:style-name="ce7" office:value-type="string">
            <text:p><text:s text:c="2"/>bank,7 RAJINDERA PLACE SETHI BHAWAN, EAST PATEL NAGAR, New Delhi,110008</text:p>
          </table:table-cell>
          <table:table-cell office:value-type="float" office:value="28.6439420453115">
            <text:p>28.6439420453</text:p>
          </table:table-cell>
          <table:table-cell office:value-type="float" office:value="77.1718149868851">
            <text:p>77.171814986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EAST PATELNAGAR</text:p>
          </table:table-cell>
          <table:table-cell table:style-name="ce7" office:value-type="string">
            <text:p><text:s text:c="2"/>bank,#28/8, East Patelnagar, New DelhiDelhi,110008</text:p>
          </table:table-cell>
          <table:table-cell office:value-type="float" office:value="28.6466539970823">
            <text:p>28.6466539971</text:p>
          </table:table-cell>
          <table:table-cell office:value-type="float" office:value="77.1735641899315">
            <text:p>77.173564189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DIPLOMATIC ENCLAVE</text:p>
          </table:table-cell>
          <table:table-cell table:style-name="ce7" office:value-type="string">
            <text:p><text:s text:c="2"/>bank,#7/48, Malcha Marg, Diplomatic Enclave, Chanakyapuri,New Delhi,110021</text:p>
          </table:table-cell>
          <table:table-cell office:value-type="float" office:value="28.6016443076493">
            <text:p>28.6016443076</text:p>
          </table:table-cell>
          <table:table-cell office:value-type="float" office:value="77.1861217890714">
            <text:p>77.186121789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 K PURAM</text:p>
          </table:table-cell>
          <table:table-cell table:style-name="ce7" office:value-type="string">
            <text:p><text:s text:c="2"/>bank,DELHI TAMIL SANGAM BUILDING, SECTOR V R K PURAM, New Delhi,110022</text:p>
          </table:table-cell>
          <table:table-cell office:value-type="float" office:value="28.5651026478566">
            <text:p>28.5651026479</text:p>
          </table:table-cell>
          <table:table-cell office:value-type="float" office:value="77.1776218078009">
            <text:p>77.177621807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JANPATH</text:p>
          </table:table-cell>
          <table:table-cell table:style-name="ce7" office:value-type="string">
            <text:p><text:s text:c="2"/>bank,Post Box No.495, 74, Janpath, New DelhiDelhi,110002</text:p>
          </table:table-cell>
          <table:table-cell office:value-type="float" office:value="28.6282038821363">
            <text:p>28.6282038821</text:p>
          </table:table-cell>
          <table:table-cell office:value-type="float" office:value="77.2199261340112">
            <text:p>77.21992613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EV NAGAR</text:p>
          </table:table-cell>
          <table:table-cell table:style-name="ce7" office:value-type="string">
            <text:p><text:s text:c="2"/>bank,16-B/6, MEHRA CHAMBERS, DESH BANDHU GUPTA ROAD DEV NAGAR, New Delhi,110005</text:p>
          </table:table-cell>
          <table:table-cell office:value-type="float" office:value="28.6576365148095">
            <text:p>28.6576365148</text:p>
          </table:table-cell>
          <table:table-cell office:value-type="float" office:value="77.1841695936041">
            <text:p>77.184169593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CIVIC CENTRE MINTO ROAD</text:p>
          </table:table-cell>
          <table:table-cell table:style-name="ce7" office:value-type="string">
            <text:p><text:s text:c="2"/>bank,B-BLOCK, PRATYAKSH KAR BHAWAN, CIVIC CENTRE, MINTO ROAD, Delhi,110002</text:p>
          </table:table-cell>
          <table:table-cell office:value-type="float" office:value="28.6386147173799">
            <text:p>28.6386147174</text:p>
          </table:table-cell>
          <table:table-cell office:value-type="float" office:value="77.2277979720834">
            <text:p>77.22779797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UNIVERSITY GRANTS COMMISSION</text:p>
          </table:table-cell>
          <table:table-cell table:style-name="ce7" office:value-type="string">
            <text:p><text:s text:c="2"/>bank,#2, Bahadur Shah Zafar Marg, Indraprastha Post, Delhi,110002</text:p>
          </table:table-cell>
          <table:table-cell office:value-type="float" office:value="28.6326003167205">
            <text:p>28.6326003167</text:p>
          </table:table-cell>
          <table:table-cell office:value-type="float" office:value="77.240986308386">
            <text:p>77.240986308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SME SULABH WEST DELHI</text:p>
          </table:table-cell>
          <table:table-cell table:style-name="ce7" office:value-type="string">
            <text:p><text:s text:c="2"/>bank,#7, Sethi Bhawan, East Patel Nagar,New Delhi,110008</text:p>
          </table:table-cell>
          <table:table-cell office:value-type="float" office:value="28.643990050285">
            <text:p>28.6439900503</text:p>
          </table:table-cell>
          <table:table-cell office:value-type="float" office:value="77.1766899754057">
            <text:p>77.176689975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ATIONAL PHY.LAB PUSA</text:p>
          </table:table-cell>
          <table:table-cell table:style-name="ce7" office:value-type="string">
            <text:p><text:s text:c="2"/>bank,PUSA, KS KRISHANAN MARG, P.O.PUSA, Delhi,110012</text:p>
          </table:table-cell>
          <table:table-cell office:value-type="float" office:value="28.6373757433958">
            <text:p>28.6373757434</text:p>
          </table:table-cell>
          <table:table-cell office:value-type="float" office:value="77.1738530286258">
            <text:p>77.173853028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INDIA TRADE PROMOTION ORGANISATION</text:p>
          </table:table-cell>
          <table:table-cell table:style-name="ce7" office:value-type="string">
            <text:p><text:s text:c="2"/>bank,INDIA TRADE PROMOTION ORGANISATION, HALL NO 19, INDIA TRADE PRAGATI MAIDAN,Delhi,110001</text:p>
          </table:table-cell>
          <table:table-cell office:value-type="float" office:value="28.6164676151134">
            <text:p>28.6164676151</text:p>
          </table:table-cell>
          <table:table-cell office:value-type="float" office:value="77.2458068526054">
            <text:p>77.245806852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NEW DELHI CENTRAL VISTA KASTURBA GANDHI MARG</text:p>
          </table:table-cell>
          <table:table-cell table:style-name="ce7" office:value-type="string">
            <text:p><text:s text:c="2"/>bank,II Floor, A Block, New Defence Office Complex, K G Marg,New Delhi,11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PARLIAMENT STREET</text:p>
          </table:table-cell>
          <table:table-cell table:style-name="ce7" office:value-type="string">
            <text:p><text:s text:c="2"/>bank,#114, Ground Floor, Ambadeep Bldg, 14, K G Marg, Connaught Place,Delhi,110001</text:p>
          </table:table-cell>
          <table:table-cell office:value-type="float" office:value="28.6270753093707">
            <text:p>28.6270753094</text:p>
          </table:table-cell>
          <table:table-cell office:value-type="float" office:value="77.2236977096184">
            <text:p>77.223697709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BARAKHAMBA ROAD</text:p>
          </table:table-cell>
          <table:table-cell table:style-name="ce7" office:value-type="string">
            <text:p><text:s text:c="2"/>bank,I FL.ARUNACHAL BLDG.,19, BARAKHAMBA ROAD,NEW DELHI, Delhi,110001</text:p>
          </table:table-cell>
          <table:table-cell office:value-type="float" office:value="28.6291224753177">
            <text:p>28.6291224753</text:p>
          </table:table-cell>
          <table:table-cell office:value-type="float" office:value="77.2247209412991">
            <text:p>77.224720941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MAHARAJA AGRASAIN PUBLIC SCHOOL</text:p>
          </table:table-cell>
          <table:table-cell table:style-name="ce7" office:value-type="string">
            <text:p><text:s text:c="2"/>bank,ALPHA TOWER, INS 10, SECTOR-9, VASUNDHARA,Ghaziabad,20101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REWARI K L P COLLEGE</text:p>
          </table:table-cell>
          <table:table-cell table:style-name="ce7" office:value-type="string">
            <text:p><text:s text:c="2"/>bank,Delhi-Rewari Road,Rewari,1234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HADIPUR</text:p>
          </table:table-cell>
          <table:table-cell table:style-name="ce7" office:value-type="string">
            <text:p><text:s text:c="2"/>bank,DTC SHADIPUR DEPOT, EAST PATEL NAGAR, DELHI, Raja Pur Khurd,110008</text:p>
          </table:table-cell>
          <table:table-cell office:value-type="float" office:value="28.6531354368214">
            <text:p>28.6531354368</text:p>
          </table:table-cell>
          <table:table-cell office:value-type="float" office:value="77.1561710803649">
            <text:p>77.156171080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Tikri Kalan</text:p>
          </table:table-cell>
          <table:table-cell table:style-name="ce7" office:value-type="string">
            <text:p><text:s text:c="2"/>bank,Plot No.546, Tikri Kalan Village, Delhi,110041</text:p>
          </table:table-cell>
          <table:table-cell office:value-type="float" office:value="28.6874049954877">
            <text:p>28.6874049955</text:p>
          </table:table-cell>
          <table:table-cell office:value-type="float" office:value="76.9681526197869">
            <text:p>76.968152619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PEEPLI KHERA</text:p>
          </table:table-cell>
          <table:table-cell table:style-name="ce7" office:value-type="string">
            <text:p><text:s text:c="2"/>bank,VILLAGE &amp; PO: PEEPLI KHERA, TEHSIL: MEERUT, DIST: MEERUT, Peepli Khera,250501</text:p>
          </table:table-cell>
          <table:table-cell office:value-type="float" office:value="28.8844635928611">
            <text:p>28.8844635929</text:p>
          </table:table-cell>
          <table:table-cell office:value-type="float" office:value="77.7709615951548">
            <text:p>77.77096159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OHKAMPUR UDYAMI MITRA BRANCH</text:p>
          </table:table-cell>
          <table:table-cell table:style-name="ce7" office:value-type="string">
            <text:p><text:s text:c="2"/>bank,DELHI ROAD, Mohkampur,25000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HIR KHERA</text:p>
          </table:table-cell>
          <table:table-cell table:style-name="ce7" office:value-type="string">
            <text:p><text:s text:c="2"/>bank,#1 A,KHASRA 883K,IN FRONT OF COLD STORAGE, MEERUT ROAD, VILL: DHIR KHERA,PO: DADRI,Dhir Khera,24520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Shastri Nagar</text:p>
          </table:table-cell>
          <table:table-cell table:style-name="ce7" office:value-type="string">
            <text:p><text:s text:c="2"/>bank,Shop No.1, C-9, Sector-9, RTO Road, Shastri Nagar,Meerut,250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SAKET</text:p>
          </table:table-cell>
          <table:table-cell table:style-name="ce7" office:value-type="string">
            <text:p><text:s text:c="2"/>bank,201,SAKET,MEERUT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OHIUDDINPUR</text:p>
          </table:table-cell>
          <table:table-cell table:style-name="ce7" office:value-type="string">
            <text:p><text:s text:c="2"/>bank,Delhi Road, Mohiuddinpur,2502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COLLECTORATE</text:p>
          </table:table-cell>
          <table:table-cell table:style-name="ce7" office:value-type="string">
            <text:p><text:s text:c="2"/>bank,COLLECTORATE COMPOUND, Meerut,2500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BIJWASAN</text:p>
          </table:table-cell>
          <table:table-cell table:style-name="ce7" office:value-type="string">
            <text:p><text:s text:c="2"/>bank,VILL &amp; PO BIJWASAN, MAIN ROAD, Delhi,110061</text:p>
          </table:table-cell>
          <table:table-cell office:value-type="float" office:value="28.5329072947996">
            <text:p>28.5329072948</text:p>
          </table:table-cell>
          <table:table-cell office:value-type="float" office:value="77.0513834852406">
            <text:p>77.05138348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BHARTHAL KARAN DEEP PUBLIC SCHOOL</text:p>
          </table:table-cell>
          <table:table-cell table:style-name="ce7" office:value-type="string">
            <text:p><text:s text:c="2"/>bank,VILLAGE.BHARTHAL, SECTOR 26, KARAN DEEP PUBLIC SCHOOL, Delhi,110077</text:p>
          </table:table-cell>
          <table:table-cell office:value-type="float" office:value="28.5428659840715">
            <text:p>28.5428659841</text:p>
          </table:table-cell>
          <table:table-cell office:value-type="float" office:value="77.0457642993331">
            <text:p>77.04576429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INDRA PARK</text:p>
          </table:table-cell>
          <table:table-cell table:style-name="ce7" office:value-type="string">
            <text:p><text:s text:c="2"/>bank,RZ 443C/1, STREET NO.24, SADHNAGAR-2, INDIRA PARK PALAM COLONY, New Delhi,110045</text:p>
          </table:table-cell>
          <table:table-cell office:value-type="float" office:value="28.5945848197089">
            <text:p>28.5945848197</text:p>
          </table:table-cell>
          <table:table-cell office:value-type="float" office:value="77.0940814118791">
            <text:p>77.094081411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TC DEPOT SUKHDEV VIHAR</text:p>
          </table:table-cell>
          <table:table-cell table:style-name="ce7" office:value-type="string">
            <text:p><text:s text:c="2"/>bank,DTC COMPOUND, MATHURA ROAD, OKHLA DEPOT II,DELHI, Delhi,110020</text:p>
          </table:table-cell>
          <table:table-cell office:value-type="float" office:value="28.5483912564935">
            <text:p>28.5483912565</text:p>
          </table:table-cell>
          <table:table-cell office:value-type="float" office:value="77.2766248469095">
            <text:p>77.276624846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KALKAJI DTC DEPOT</text:p>
          </table:table-cell>
          <table:table-cell table:style-name="ce7" office:value-type="string">
            <text:p><text:s text:c="2"/>bank,DTC KALKAJI DEPOT,KALKAJI, DELHI, P.O.OKHLA INDUSTRIAL ESTATE, Delhi,110019</text:p>
          </table:table-cell>
          <table:table-cell office:value-type="float" office:value="28.5379860124877">
            <text:p>28.5379860125</text:p>
          </table:table-cell>
          <table:table-cell office:value-type="float" office:value="77.2676334686848">
            <text:p>77.26763346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EW FRIENDS COLONY</text:p>
          </table:table-cell>
          <table:table-cell table:style-name="ce7" office:value-type="string">
            <text:p><text:s text:c="2"/>bank,C-10 &amp; 11,Community Centre, New Friend's Colony,Delhi,110065</text:p>
          </table:table-cell>
          <table:table-cell office:value-type="float" office:value="28.5624457808799">
            <text:p>28.5624457809</text:p>
          </table:table-cell>
          <table:table-cell office:value-type="float" office:value="77.2692370945842">
            <text:p>77.269237094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HOLY FAMILY</text:p>
          </table:table-cell>
          <table:table-cell table:style-name="ce7" office:value-type="string">
            <text:p><text:s text:c="2"/>bank,Okhla Road, Delhi,110025</text:p>
          </table:table-cell>
          <table:table-cell office:value-type="float" office:value="28.5603924699011">
            <text:p>28.5603924699</text:p>
          </table:table-cell>
          <table:table-cell office:value-type="float" office:value="77.2729876887555">
            <text:p>77.272987688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RAMPUR MANIHARAN</text:p>
          </table:table-cell>
          <table:table-cell table:style-name="ce7" office:value-type="string">
            <text:p><text:s text:c="2"/>bank,DELHI ROAD, Rampur Maniharan,24745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SHASTRI NAGAR</text:p>
          </table:table-cell>
          <table:table-cell table:style-name="ce7" office:value-type="string">
            <text:p><text:s text:c="2"/>bank,NEW HORIZON PUBLIC SCHOOL, ZAIDI NAGAR SOCIETY, SHASTRI NAGAR, Meerut,250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SASTRI NAGAR</text:p>
          </table:table-cell>
          <table:table-cell table:style-name="ce7" office:value-type="string">
            <text:p><text:s text:c="2"/>bank,E BLOCK, SHASTRI NAGAR, SASTRI NAGAR, Meerut,250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ATHNA INDER SINGH</text:p>
          </table:table-cell>
          <table:table-cell table:style-name="ce7" office:value-type="string">
            <text:p><text:s text:c="2"/>bank,MAITHNA INDER SINGH, DAURALA BLOCK, MEERUT, Mathna Inder Singh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BAGHPAT ROAD</text:p>
          </table:table-cell>
          <table:table-cell table:style-name="ce7" office:value-type="string">
            <text:p><text:s text:c="2"/>bank,MILLENIUM PUBLIC SCHOOL BAGHPAT ROAD, BAGHPAT ROAD, MEERUT, Meerut,2500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AYUR VIHAR PHASE-II</text:p>
          </table:table-cell>
          <table:table-cell table:style-name="ce7" office:value-type="string">
            <text:p><text:s text:c="2"/>bank,Pocket A, C S Centre, Mayur Vihar Phase II, Delhi,110091</text:p>
          </table:table-cell>
          <table:table-cell office:value-type="float" office:value="28.6186324446941">
            <text:p>28.6186324447</text:p>
          </table:table-cell>
          <table:table-cell office:value-type="float" office:value="77.2968748181651">
            <text:p>77.296874818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GANDHINAGAR</text:p>
          </table:table-cell>
          <table:table-cell table:style-name="ce7" office:value-type="string">
            <text:p><text:s text:c="2"/>bank,#25, Mahila Colony, Main Road, Gandhi Nagar,Delhi,110031</text:p>
          </table:table-cell>
          <table:table-cell office:value-type="float" office:value="28.6591966430508">
            <text:p>28.6591966431</text:p>
          </table:table-cell>
          <table:table-cell office:value-type="float" office:value="77.2709036990103">
            <text:p>77.27090369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AYUR VIHAR PHASE-I</text:p>
          </table:table-cell>
          <table:table-cell table:style-name="ce7" office:value-type="string">
            <text:p><text:s text:c="2"/>bank,Pankaj Grand Plaza, CSC, Mayur Vihar Phase I,Delhi,110091</text:p>
          </table:table-cell>
          <table:table-cell office:value-type="float" office:value="28.6121091638572">
            <text:p>28.6121091639</text:p>
          </table:table-cell>
          <table:table-cell office:value-type="float" office:value="77.2868765642303">
            <text:p>77.286876564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Gheora</text:p>
          </table:table-cell>
          <table:table-cell table:style-name="ce7" office:value-type="string">
            <text:p><text:s text:c="2"/>bank,Khasra No.563/1564/1/1, Main Chowk, Delhi,110081</text:p>
          </table:table-cell>
          <table:table-cell office:value-type="float" office:value="28.6965348058413">
            <text:p>28.6965348058</text:p>
          </table:table-cell>
          <table:table-cell office:value-type="float" office:value="76.9974384546021">
            <text:p>76.997438454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7-22 SECTOR 3 ROHINI</text:p>
          </table:table-cell>
          <table:table-cell table:style-name="ce7" office:value-type="string">
            <text:p><text:s text:c="2"/>bank,F-22 SECTOR-3, ROHINI, ROCKFIELD PUBLIC SCHOOL,Delhi,110085</text:p>
          </table:table-cell>
          <table:table-cell office:value-type="float" office:value="28.7017236535008">
            <text:p>28.7017236535</text:p>
          </table:table-cell>
          <table:table-cell office:value-type="float" office:value="77.1022155046881">
            <text:p>77.102215504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ECTOR 7 ROHINI</text:p>
          </table:table-cell>
          <table:table-cell table:style-name="ce7" office:value-type="string">
            <text:p><text:s text:c="2"/>bank,F 26/14, AYODYA CHOWK, SECTOR 7 ROHINI,Delhi,110085</text:p>
          </table:table-cell>
          <table:table-cell office:value-type="float" office:value="28.706120252196">
            <text:p>28.7061202522</text:p>
          </table:table-cell>
          <table:table-cell office:value-type="float" office:value="77.1112202913145">
            <text:p>77.111220291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GANESH NAGAR</text:p>
          </table:table-cell>
          <table:table-cell table:style-name="ce7" office:value-type="string">
            <text:p><text:s text:c="2"/>bank,A 33, Patparganj Post, Ganesh Nagar, Delhi,110091</text:p>
          </table:table-cell>
          <table:table-cell office:value-type="float" office:value="28.6206173164937">
            <text:p>28.6206173165</text:p>
          </table:table-cell>
          <table:table-cell office:value-type="float" office:value="77.2838419892816">
            <text:p>77.28384198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AYABAZAR</text:p>
          </table:table-cell>
          <table:table-cell table:style-name="ce7" office:value-type="string">
            <text:p><text:s text:c="2"/>bank,I FLOOR,4062-63, NAYA BAZAR,Delhi,110006</text:p>
          </table:table-cell>
          <table:table-cell office:value-type="float" office:value="28.6583197051302">
            <text:p>28.6583197051</text:p>
          </table:table-cell>
          <table:table-cell office:value-type="float" office:value="77.2193179998054">
            <text:p>77.219317999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ECRETARIAT</text:p>
          </table:table-cell>
          <table:table-cell table:style-name="ce7" office:value-type="string">
            <text:p><text:s text:c="2"/>bank,DELHI SECRETARIATE BLDG., I.P.ESTATE, DELHI, Delhi,110002</text:p>
          </table:table-cell>
          <table:table-cell office:value-type="float" office:value="28.6194339090536">
            <text:p>28.6194339091</text:p>
          </table:table-cell>
          <table:table-cell office:value-type="float" office:value="77.2476761999812">
            <text:p>77.247676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AYUR VIHAR PHASE 2</text:p>
          </table:table-cell>
          <table:table-cell table:style-name="ce7" office:value-type="string">
            <text:p><text:s text:c="2"/>bank,#5, MAIN ROAD, KICHRIPUR VILLAGE,NEAR MAYUR VIHAR,PHASE II,Delhi,110091</text:p>
          </table:table-cell>
          <table:table-cell office:value-type="float" office:value="28.6217589033035">
            <text:p>28.6217589033</text:p>
          </table:table-cell>
          <table:table-cell office:value-type="float" office:value="77.3123669198498">
            <text:p>77.312366919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VASUNDHARA ENCLAVE</text:p>
          </table:table-cell>
          <table:table-cell table:style-name="ce7" office:value-type="string">
            <text:p><text:s text:c="2"/>bank,#11, Manav Ashray, Ground Floor, Institutional Area (Opp Chilla Sports Complex), Vasundhara Enclave,Delhi,110096</text:p>
          </table:table-cell>
          <table:table-cell office:value-type="float" office:value="28.6009158833194">
            <text:p>28.6009158833</text:p>
          </table:table-cell>
          <table:table-cell office:value-type="float" office:value="77.3232482325906">
            <text:p>77.323248232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Zakir Hussain College E/C</text:p>
          </table:table-cell>
          <table:table-cell table:style-name="ce7" office:value-type="string">
            <text:p><text:s text:c="2"/>bank,Dr.Zakir Hussain College Campus, Jawaharlal Nehru Marg, Indraprastha Post,Delhi,110002</text:p>
          </table:table-cell>
          <table:table-cell office:value-type="float" office:value="28.640048035433">
            <text:p>28.6400480354</text:p>
          </table:table-cell>
          <table:table-cell office:value-type="float" office:value="77.2306036101167">
            <text:p>77.230603610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UTTAM NAGAR</text:p>
          </table:table-cell>
          <table:table-cell table:style-name="ce7" office:value-type="string">
            <text:p><text:s text:c="2"/>bank,#WZ-259A, Shaheed Chander Marg, Opp.Metro Pillar, 668, Behind Mehtab Medical Centre,Delhi,110059</text:p>
          </table:table-cell>
          <table:table-cell office:value-type="float" office:value="28.6230364361211">
            <text:p>28.6230364361</text:p>
          </table:table-cell>
          <table:table-cell office:value-type="float" office:value="77.0601863294837">
            <text:p>77.060186329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JALALABAD</text:p>
          </table:table-cell>
          <table:table-cell table:style-name="ce7" office:value-type="string">
            <text:p><text:s text:c="2"/>bank,JALALABAD,TEHSIL-GHAZIABAD., Jalalabad,20120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PRIME CORPORATE BRANCH-I</text:p>
          </table:table-cell>
          <table:table-cell table:style-name="ce7" office:value-type="string">
            <text:p><text:s text:c="2"/>bank,DDA BLDG, PLOT NO 1, I FLOOR, NEAR PARAS CINEMA, OUTER RING ROAD, NEHRU PLACE,Delhi,110019</text:p>
          </table:table-cell>
          <table:table-cell office:value-type="float" office:value="28.5470973092632">
            <text:p>28.5470973093</text:p>
          </table:table-cell>
          <table:table-cell office:value-type="float" office:value="77.2516747887327">
            <text:p>77.25167478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SME SULABH SOUTH DELHI</text:p>
          </table:table-cell>
          <table:table-cell table:style-name="ce7" office:value-type="string">
            <text:p><text:s text:c="2"/>bank,A-27, II Floor, Hauz Khas Enclave,New Delhi,11001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PUNJABIBAGH</text:p>
          </table:table-cell>
          <table:table-cell table:style-name="ce7" office:value-type="string">
            <text:p><text:s text:c="2"/>bank,BUILDING NO. 2 &amp; 3, CENTRAL MARKET, WEST PUNJABI BAGH, New Delhi,110026</text:p>
          </table:table-cell>
          <table:table-cell office:value-type="float" office:value="28.6718612585483">
            <text:p>28.6718612585</text:p>
          </table:table-cell>
          <table:table-cell office:value-type="float" office:value="77.1280001587382">
            <text:p>77.128000158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IRTI NAGAR</text:p>
          </table:table-cell>
          <table:table-cell table:style-name="ce7" office:value-type="string">
            <text:p><text:s text:c="2"/>bank,34,DLF,INDL.AREA, NAJAFGARH ROAD, KIRTINAGAR, New Delhi,110015</text:p>
          </table:table-cell>
          <table:table-cell office:value-type="float" office:value="28.6557398084649">
            <text:p>28.6557398085</text:p>
          </table:table-cell>
          <table:table-cell office:value-type="float" office:value="77.1414600298689">
            <text:p>77.141460029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OHINI SECTOR 8-9</text:p>
          </table:table-cell>
          <table:table-cell table:style-name="ce7" office:value-type="string">
            <text:p><text:s text:c="2"/>bank,4/2, A BLOCK,INSTITUTIONAL AREA, TECHNIA KUNJ,MADHUBAN CHOWK, DELHI, Delhi,110085</text:p>
          </table:table-cell>
          <table:table-cell office:value-type="float" office:value="28.7063635048675">
            <text:p>28.7063635049</text:p>
          </table:table-cell>
          <table:table-cell office:value-type="float" office:value="77.1314059420596">
            <text:p>77.13140594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ANT NAGAR BURARI</text:p>
          </table:table-cell>
          <table:table-cell table:style-name="ce7" office:value-type="string">
            <text:p><text:s text:c="2"/>bank,KHASRA NO. 353 &amp; 816, MAIN 100 FOOTA ROAD, SANT NAGAR BURARI, New Delhi,110084</text:p>
          </table:table-cell>
          <table:table-cell office:value-type="float" office:value="28.7519243011503">
            <text:p>28.7519243012</text:p>
          </table:table-cell>
          <table:table-cell office:value-type="float" office:value="77.1989324843522">
            <text:p>77.19893248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OHINI</text:p>
          </table:table-cell>
          <table:table-cell table:style-name="ce7" office:value-type="string">
            <text:p><text:s text:c="2"/>bank,Local Shopping Complex - 1, Pocket A-2, Sector-5, Rohini,Delhi,110085</text:p>
          </table:table-cell>
          <table:table-cell office:value-type="float" office:value="28.711763455297">
            <text:p>28.7117634553</text:p>
          </table:table-cell>
          <table:table-cell office:value-type="float" office:value="77.1053344201729">
            <text:p>77.105334420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OHINI SECTOR 9</text:p>
          </table:table-cell>
          <table:table-cell table:style-name="ce7" office:value-type="string">
            <text:p><text:s text:c="2"/>bank,Aggarwal Central Plaza, Plot NO.6, DDA Community Centre, Sector-9, Rohini, <text:s/>Delhi,110085</text:p>
          </table:table-cell>
          <table:table-cell office:value-type="float" office:value="28.718139032818">
            <text:p>28.7181390328</text:p>
          </table:table-cell>
          <table:table-cell office:value-type="float" office:value="77.1263039524012">
            <text:p>77.126303952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HARDWAR SHIVALIKNAGAR</text:p>
          </table:table-cell>
          <table:table-cell table:style-name="ce7" office:value-type="string">
            <text:p><text:s text:c="2"/>bank,#94, BAHADRABAD ROAD (OPP.DELHIWASI RESTAURANT) SHIVALIK NAGAR,Hardwar,2494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BARAUT KRISHI UTPADAN MANDI</text:p>
          </table:table-cell>
          <table:table-cell table:style-name="ce7" office:value-type="string">
            <text:p><text:s text:c="2"/>bank,DELHI SAHARANPUR CHOURAHA,Baraut,25061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HAKTINAGAR</text:p>
          </table:table-cell>
          <table:table-cell table:style-name="ce7" office:value-type="string">
            <text:p><text:s text:c="2"/>bank,30/11, Nangia Park, Shaktinagar, Delhi,110007</text:p>
          </table:table-cell>
          <table:table-cell office:value-type="float" office:value="28.6801001372704">
            <text:p>28.6801001373</text:p>
          </table:table-cell>
          <table:table-cell office:value-type="float" office:value="77.1943223156235">
            <text:p>77.194322315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AMLANAGAR</text:p>
          </table:table-cell>
          <table:table-cell table:style-name="ce7" office:value-type="string">
            <text:p><text:s text:c="2"/>bank,#3/F &amp; 130D, Kamalanagar,Delhi,110007</text:p>
          </table:table-cell>
          <table:table-cell office:value-type="float" office:value="28.6833446001997">
            <text:p>28.6833446002</text:p>
          </table:table-cell>
          <table:table-cell office:value-type="float" office:value="77.2013193859961">
            <text:p>77.20131938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AMALA NAGAR</text:p>
          </table:table-cell>
          <table:table-cell table:style-name="ce7" office:value-type="string">
            <text:p><text:s text:c="2"/>bank,D-31,GROUND FLOOR, KAMALA NAGAR, Delhi,110007</text:p>
          </table:table-cell>
          <table:table-cell office:value-type="float" office:value="28.6811317453874">
            <text:p>28.6811317454</text:p>
          </table:table-cell>
          <table:table-cell office:value-type="float" office:value="77.2012179925608">
            <text:p>77.201217992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AMLANAGAR G T ROAD</text:p>
          </table:table-cell>
          <table:table-cell table:style-name="ce7" office:value-type="string">
            <text:p><text:s text:c="2"/>bank,15A, G T Karnal Road, Kamlanagar, Delhi,110007</text:p>
          </table:table-cell>
          <table:table-cell office:value-type="float" office:value="28.6797453374659">
            <text:p>28.6797453375</text:p>
          </table:table-cell>
          <table:table-cell office:value-type="float" office:value="77.2000853682765">
            <text:p>77.200085368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HPDA HAPUR</text:p>
          </table:table-cell>
          <table:table-cell table:style-name="ce7" office:value-type="string">
            <text:p><text:s text:c="2"/>bank,HPDA OFFICE, DELHI ROAD, PREET VIHAR HAPUR, Hapur,2451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JHADINA</text:p>
          </table:table-cell>
          <table:table-cell table:style-name="ce7" office:value-type="string">
            <text:p><text:s text:c="2"/>bank,JHADINA, TEH.GARHMUKTESHWAR, DIST.GHAZIABAD, Jhadina,2452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AJAFGARH</text:p>
          </table:table-cell>
          <table:table-cell table:style-name="ce7" office:value-type="string">
            <text:p><text:s text:c="2"/>bank,1643 , THANA ROAD , POO. POLICE STATION, NAJAFGARH, Delhi,110043</text:p>
          </table:table-cell>
          <table:table-cell office:value-type="float" office:value="28.6102182697705">
            <text:p>28.6102182698</text:p>
          </table:table-cell>
          <table:table-cell office:value-type="float" office:value="76.9814003162988">
            <text:p>76.981400316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NAJAFGARH</text:p>
          </table:table-cell>
          <table:table-cell table:style-name="ce7" office:value-type="string">
            <text:p><text:s text:c="2"/>bank,#1624/14/2B, Revenue Estate, Main Thana Road, Najafagarh,Delhi,110043</text:p>
          </table:table-cell>
          <table:table-cell office:value-type="float" office:value="28.6095447804652">
            <text:p>28.6095447805</text:p>
          </table:table-cell>
          <table:table-cell office:value-type="float" office:value="76.9827241280178">
            <text:p>76.98272412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RAJNAGAR</text:p>
          </table:table-cell>
          <table:table-cell table:style-name="ce7" office:value-type="string">
            <text:p><text:s text:c="2"/>bank,MAHALUXMI MALL, C-2, RDC, RAJNAGAR, 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SHIPRA SUN CITY</text:p>
          </table:table-cell>
          <table:table-cell table:style-name="ce7" office:value-type="string">
            <text:p><text:s text:c="2"/>bank,11,VAIBHAVKHAND,INDRAPURAM, VASUNDRA, SHIPRA SUN CITY, Ghaziabad,20101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Rajnagar Extension</text:p>
          </table:table-cell>
          <table:table-cell table:style-name="ce7" office:value-type="string">
            <text:p><text:s text:c="2"/>bank,S G Impression, 58, Raj Nagar ExtensionGhaziabad,20101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VIKAS MARG</text:p>
          </table:table-cell>
          <table:table-cell table:style-name="ce7" office:value-type="string">
            <text:p><text:s text:c="2"/>bank,PLOT NO. 10, SURYA NIKETHAN, OPPOSITE GURDWARA ANAND VIHAR KRISHNA NAGAR, VIKAS MARG, Delhi,110092</text:p>
          </table:table-cell>
          <table:table-cell office:value-type="float" office:value="28.6369775904997">
            <text:p>28.6369775905</text:p>
          </table:table-cell>
          <table:table-cell office:value-type="float" office:value="77.2922148214455">
            <text:p>77.29221482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ESHAVPURAM (LAWRENCE ROAD)</text:p>
          </table:table-cell>
          <table:table-cell table:style-name="ce7" office:value-type="string">
            <text:p><text:s text:c="2"/>bank,Aggarwal Modern Bazar, C-33, Lawrence Road,Delhi,110035</text:p>
          </table:table-cell>
          <table:table-cell office:value-type="float" office:value="28.6817544022534">
            <text:p>28.6817544023</text:p>
          </table:table-cell>
          <table:table-cell office:value-type="float" office:value="77.1541078570171">
            <text:p>77.15410785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TRINAGAR</text:p>
          </table:table-cell>
          <table:table-cell table:style-name="ce7" office:value-type="string">
            <text:p><text:s text:c="2"/>bank,Totaram Bazar, Ganeshpura Post, Trinagar, Delhi,110035</text:p>
          </table:table-cell>
          <table:table-cell office:value-type="float" office:value="28.6787618042715">
            <text:p>28.6787618043</text:p>
          </table:table-cell>
          <table:table-cell office:value-type="float" office:value="77.1637017669085">
            <text:p>77.163701766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YAMUNA VIHAR</text:p>
          </table:table-cell>
          <table:table-cell table:style-name="ce7" office:value-type="string">
            <text:p><text:s text:c="2"/>bank,C-4/84A, Yamuna Vihar, Delhi,110053</text:p>
          </table:table-cell>
          <table:table-cell office:value-type="float" office:value="28.7014860289488">
            <text:p>28.7014860289</text:p>
          </table:table-cell>
          <table:table-cell office:value-type="float" office:value="77.2824822282297">
            <text:p>77.282482228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ARKARDOOMA</text:p>
          </table:table-cell>
          <table:table-cell table:style-name="ce7" office:value-type="string">
            <text:p><text:s text:c="2"/>bank,#177, SAINI ENCLAVE, KARKARDOOMA,Delhi,110092</text:p>
          </table:table-cell>
          <table:table-cell office:value-type="float" office:value="28.6516663601069">
            <text:p>28.6516663601</text:p>
          </table:table-cell>
          <table:table-cell office:value-type="float" office:value="77.3061101588231">
            <text:p>77.306110158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PASCHIM VIHAR</text:p>
          </table:table-cell>
          <table:table-cell table:style-name="ce7" office:value-type="string">
            <text:p><text:s text:c="2"/>bank,DELHI, Delhi,110063</text:p>
          </table:table-cell>
          <table:table-cell office:value-type="float" office:value="28.6716639528755">
            <text:p>28.6716639529</text:p>
          </table:table-cell>
          <table:table-cell office:value-type="float" office:value="77.0929261235865">
            <text:p>77.092926123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PASCHIM VIHAR</text:p>
          </table:table-cell>
          <table:table-cell table:style-name="ce7" office:value-type="string">
            <text:p><text:s text:c="2"/>bank,#433. Bhera Enclave,New Delhi,110063</text:p>
          </table:table-cell>
          <table:table-cell office:value-type="float" office:value="28.669934389343">
            <text:p>28.6699343893</text:p>
          </table:table-cell>
          <table:table-cell office:value-type="float" office:value="77.0885347817559">
            <text:p>77.088534781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AJHOLA UDYAMI MITRA BRANCH</text:p>
          </table:table-cell>
          <table:table-cell table:style-name="ce7" office:value-type="string">
            <text:p><text:s text:c="2"/>bank,# G6-G9,G14 - G19 &amp; G24-27,5, PARSVANATH PLAZA-1 DELHI ROAD,Majhola,244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ORADABAD DELHI ROAD</text:p>
          </table:table-cell>
          <table:table-cell table:style-name="ce7" office:value-type="string">
            <text:p><text:s text:c="2"/>bank,#588/1, Near Majhola Police Chowk, Majhola Delhi Road,Moradabad,244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ROHINI SECTOR 16</text:p>
          </table:table-cell>
          <table:table-cell table:style-name="ce7" office:value-type="string">
            <text:p><text:s text:c="2"/>bank,Plot No. 3, LSC 10, Rohini Sector 16, Rohini Sector 11 Post, Delhi,110085</text:p>
          </table:table-cell>
          <table:table-cell office:value-type="float" office:value="28.7393111715996">
            <text:p>28.7393111716</text:p>
          </table:table-cell>
          <table:table-cell office:value-type="float" office:value="77.1181943776131">
            <text:p>77.118194377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ultan Nagar</text:p>
          </table:table-cell>
          <table:table-cell table:style-name="ce7" office:value-type="string">
            <text:p><text:s text:c="2"/>bank,B-18, New Multan Nagar, Delhi,110056</text:p>
          </table:table-cell>
          <table:table-cell office:value-type="float" office:value="28.6782049911879">
            <text:p>28.6782049912</text:p>
          </table:table-cell>
          <table:table-cell office:value-type="float" office:value="77.1070400257592">
            <text:p>77.107040025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PASCHIM VIHAR</text:p>
          </table:table-cell>
          <table:table-cell table:style-name="ce7" office:value-type="string">
            <text:p><text:s text:c="2"/>bank,A-615 Paschim ViharDelhi,110063</text:p>
          </table:table-cell>
          <table:table-cell office:value-type="float" office:value="28.6739731186322">
            <text:p>28.6739731186</text:p>
          </table:table-cell>
          <table:table-cell office:value-type="float" office:value="77.1037895047955">
            <text:p>77.103789504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Janakpuri 'D' Block</text:p>
          </table:table-cell>
          <table:table-cell table:style-name="ce7" office:value-type="string">
            <text:p><text:s text:c="2"/>bank,D1 A/A-7, Janakpuri, Delhi,110058</text:p>
          </table:table-cell>
          <table:table-cell office:value-type="float" office:value="28.6102333678284">
            <text:p>28.6102333678</text:p>
          </table:table-cell>
          <table:table-cell office:value-type="float" office:value="77.1033016010463">
            <text:p>77.1033016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ahavir Enclave</text:p>
          </table:table-cell>
          <table:table-cell table:style-name="ce7" office:value-type="string">
            <text:p><text:s text:c="2"/>bank,RZ-D-2/65, Ch.Harphool Singh Market, Mahavir Enclave, Main Road,Delhi,110045</text:p>
          </table:table-cell>
          <table:table-cell office:value-type="float" office:value="28.5998834760834">
            <text:p>28.5998834761</text:p>
          </table:table-cell>
          <table:table-cell office:value-type="float" office:value="77.0820259153612">
            <text:p>77.082025915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PALAM 27 EQUIPMENT DEPOT</text:p>
          </table:table-cell>
          <table:table-cell table:style-name="ce7" office:value-type="string">
            <text:p><text:s text:c="2"/>bank,27, EQUIPMENT DEPOT PALAM, IAF PALAM PINTO PARK, Delhi,110010</text:p>
          </table:table-cell>
          <table:table-cell office:value-type="float" office:value="28.5929372770647">
            <text:p>28.5929372771</text:p>
          </table:table-cell>
          <table:table-cell office:value-type="float" office:value="77.1218205837996">
            <text:p>77.121820583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Palam Raj Nagar-Ii</text:p>
          </table:table-cell>
          <table:table-cell table:style-name="ce7" office:value-type="string">
            <text:p><text:s text:c="2"/>bank,RZ-12/A, Main Railway Station Road, Raj Nagar-I, Palam Colony,Delhi,110077</text:p>
          </table:table-cell>
          <table:table-cell office:value-type="float" office:value="28.5874393439379">
            <text:p>28.5874393439</text:p>
          </table:table-cell>
          <table:table-cell office:value-type="float" office:value="77.0864383838189">
            <text:p>77.086438383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Tappal</text:p>
          </table:table-cell>
          <table:table-cell table:style-name="ce7" office:value-type="string">
            <text:p><text:s text:c="2"/>bank,Opp.Police Station, Near SBI, Delhi-Aligarh Road,Tappal,20216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PITAMPURA</text:p>
          </table:table-cell>
          <table:table-cell table:style-name="ce7" office:value-type="string">
            <text:p><text:s text:c="2"/>bank,Block D (Poorvi) 10-11, Local Shopping Centre, Maurya Enclave Post, Pitampura,Delhi,110034</text:p>
          </table:table-cell>
          <table:table-cell office:value-type="float" office:value="28.700255338774">
            <text:p>28.7002553388</text:p>
          </table:table-cell>
          <table:table-cell office:value-type="float" office:value="77.1455216413282">
            <text:p>77.145521641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OHTAS NAGAR</text:p>
          </table:table-cell>
          <table:table-cell table:style-name="ce7" office:value-type="string">
            <text:p><text:s text:c="2"/>bank,1/6821, East Rohtas Nagar, Shahadara, New DelhiDelhi,110032</text:p>
          </table:table-cell>
          <table:table-cell office:value-type="float" office:value="28.680137513157">
            <text:p>28.6801375132</text:p>
          </table:table-cell>
          <table:table-cell office:value-type="float" office:value="77.2871136367014">
            <text:p>77.287113636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SHAHDARA</text:p>
          </table:table-cell>
          <table:table-cell table:style-name="ce7" office:value-type="string">
            <text:p><text:s text:c="2"/>bank,GF-01,GROUND FLOOR, PARSVNATH METRO TOWER, NEAR SHAHDARA METRO STATION, Delhi,110032</text:p>
          </table:table-cell>
          <table:table-cell office:value-type="float" office:value="28.6562190415608">
            <text:p>28.6562190416</text:p>
          </table:table-cell>
          <table:table-cell office:value-type="float" office:value="77.2891303380354">
            <text:p>77.28913033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HAIDARPUR</text:p>
          </table:table-cell>
          <table:table-cell table:style-name="ce7" office:value-type="string">
            <text:p><text:s text:c="2"/>bank,HAIDERPUR VILLAGE, Delhi,110085</text:p>
          </table:table-cell>
          <table:table-cell office:value-type="float" office:value="28.7225178314708">
            <text:p>28.7225178315</text:p>
          </table:table-cell>
          <table:table-cell office:value-type="float" office:value="77.1446858985162">
            <text:p>77.144685898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AZADPUR UDYAMI MITRA BRANCH</text:p>
          </table:table-cell>
          <table:table-cell table:style-name="ce7" office:value-type="string">
            <text:p><text:s text:c="2"/>bank,A-252, GF, DERAWAL NAGAR, G T KARNAL ROAD, Delhi,110009</text:p>
          </table:table-cell>
          <table:table-cell office:value-type="float" office:value="28.696297982898">
            <text:p>28.6962979829</text:p>
          </table:table-cell>
          <table:table-cell office:value-type="float" office:value="77.1877199414157">
            <text:p>77.18771994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PATPARGANJ</text:p>
          </table:table-cell>
          <table:table-cell table:style-name="ce7" office:value-type="string">
            <text:p><text:s text:c="2"/>bank,Atlantic Arcade, G-3, Plot No. 16, Patparganj,Delhi,110092</text:p>
          </table:table-cell>
          <table:table-cell office:value-type="float" office:value="28.6278123941494">
            <text:p>28.6278123941</text:p>
          </table:table-cell>
          <table:table-cell office:value-type="float" office:value="77.3079039246848">
            <text:p>77.307903924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NANGLOI</text:p>
          </table:table-cell>
          <table:table-cell table:style-name="ce7" office:value-type="string">
            <text:p><text:s text:c="2"/>bank,NO 1 NAJAFGARH ROAD NANGLOI, Delhi,110041</text:p>
          </table:table-cell>
          <table:table-cell office:value-type="float" office:value="28.681889764347">
            <text:p>28.6818897643</text:p>
          </table:table-cell>
          <table:table-cell office:value-type="float" office:value="77.0658039415711">
            <text:p>77.06580394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EERA BAGH</text:p>
          </table:table-cell>
          <table:table-cell table:style-name="ce7" office:value-type="string">
            <text:p><text:s text:c="2"/>bank,#A-334, GROUND FLOOR, MEERA BAGH PASCHIM VIHAR,Delhi,110087</text:p>
          </table:table-cell>
          <table:table-cell office:value-type="float" office:value="28.6600115924491">
            <text:p>28.6600115924</text:p>
          </table:table-cell>
          <table:table-cell office:value-type="float" office:value="77.0913934304093">
            <text:p>77.091393430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HARINAGAR</text:p>
          </table:table-cell>
          <table:table-cell table:style-name="ce7" office:value-type="string">
            <text:p><text:s text:c="2"/>bank,DTC DEPOT BUILDING, HARINAGAR, DELHI, Delhi,110064</text:p>
          </table:table-cell>
          <table:table-cell office:value-type="float" office:value="28.6249885732408">
            <text:p>28.6249885732</text:p>
          </table:table-cell>
          <table:table-cell office:value-type="float" office:value="77.1108496257171">
            <text:p>77.110849625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HARINAGAR</text:p>
          </table:table-cell>
          <table:table-cell table:style-name="ce7" office:value-type="string">
            <text:p><text:s text:c="2"/>bank,234, B-BLOCK, HARINAGAR,Delhi,110064</text:p>
          </table:table-cell>
          <table:table-cell office:value-type="float" office:value="28.6268684090384">
            <text:p>28.626868409</text:p>
          </table:table-cell>
          <table:table-cell office:value-type="float" office:value="77.1136939116493">
            <text:p>77.11369391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GHAR ROAD</text:p>
          </table:table-cell>
          <table:table-cell table:style-name="ce7" office:value-type="string">
            <text:p><text:s text:c="2"/>bank,# 229/9, JAGRITI VIHAR, GHAR ROAD, Meerut,250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METRO PLAZA</text:p>
          </table:table-cell>
          <table:table-cell table:style-name="ce7" office:value-type="string">
            <text:p><text:s text:c="2"/>bank,METRO PLAZA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HAPUR ROAD</text:p>
          </table:table-cell>
          <table:table-cell table:style-name="ce7" office:value-type="string">
            <text:p><text:s text:c="2"/>bank,H.NO.87, AZAD ROAD, HAPUR ROAD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NAI SARAK</text:p>
          </table:table-cell>
          <table:table-cell table:style-name="ce7" office:value-type="string">
            <text:p><text:s text:c="2"/>bank,50, GARH ROAD, NAI SARAK ROAD, Meerut,2500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QUAZI HAUZ</text:p>
          </table:table-cell>
          <table:table-cell table:style-name="ce7" office:value-type="string">
            <text:p><text:s text:c="2"/>bank,#5007, Jaisav Place, Bazar Sirkiwalan, Quazi Hauz, Hauz Qazi Post,Delhi,110006</text:p>
          </table:table-cell>
          <table:table-cell office:value-type="float" office:value="28.6499684174785">
            <text:p>28.6499684175</text:p>
          </table:table-cell>
          <table:table-cell office:value-type="float" office:value="77.2262264420782">
            <text:p>77.22622644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CHANDNI CHOWK</text:p>
          </table:table-cell>
          <table:table-cell table:style-name="ce7" office:value-type="string">
            <text:p><text:s text:c="2"/>bank,#625,CHANDNI CHOWK, Delhi,110006</text:p>
          </table:table-cell>
          <table:table-cell office:value-type="float" office:value="28.656293230995">
            <text:p>28.656293231</text:p>
          </table:table-cell>
          <table:table-cell office:value-type="float" office:value="77.2246667646519">
            <text:p>77.224666764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TC DICHAON KALAN</text:p>
          </table:table-cell>
          <table:table-cell table:style-name="ce7" office:value-type="string">
            <text:p><text:s text:c="2"/>bank,DTC DEPOT, DICHUAN KALAN,DICHAN KALAN, DELHI, Dichaon Kalan,110061</text:p>
          </table:table-cell>
          <table:table-cell office:value-type="float" office:value="28.6289957484855">
            <text:p>28.6289957485</text:p>
          </table:table-cell>
          <table:table-cell office:value-type="float" office:value="76.9980855972621">
            <text:p>76.998085597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MICRO FINANCE BRANCH</text:p>
          </table:table-cell>
          <table:table-cell table:style-name="ce7" office:value-type="string">
            <text:p><text:s text:c="2"/>bank,Khasra No.2/25, Chotu Ram Market, Raghuvir Enclave, Nangloi Stand, Najafgarh,Delhi,110043</text:p>
          </table:table-cell>
          <table:table-cell office:value-type="float" office:value="28.6170653920895">
            <text:p>28.6170653921</text:p>
          </table:table-cell>
          <table:table-cell office:value-type="float" office:value="76.9832935836599">
            <text:p>76.983293583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itraon</text:p>
          </table:table-cell>
          <table:table-cell table:style-name="ce7" office:value-type="string">
            <text:p><text:s text:c="2"/>bank,Khasra No.115, Mitraon, Delhi,110043</text:p>
          </table:table-cell>
          <table:table-cell office:value-type="float" office:value="28.6084355678468">
            <text:p>28.6084355678</text:p>
          </table:table-cell>
          <table:table-cell office:value-type="float" office:value="76.9459315057511">
            <text:p>76.945931505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Malyana-Baghpat Road</text:p>
          </table:table-cell>
          <table:table-cell table:style-name="ce7" office:value-type="string">
            <text:p><text:s text:c="2"/>bank,#250/7, Devshree Plaza, Malyana-Baghpat Road,Meerut,250002</text:p>
          </table:table-cell>
          <table:table-cell office:value-type="float" office:value="28.971518920549">
            <text:p>28.9715189205</text:p>
          </table:table-cell>
          <table:table-cell office:value-type="float" office:value="77.6814632478123">
            <text:p>77.681463247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CANTONMENT</text:p>
          </table:table-cell>
          <table:table-cell table:style-name="ce7" office:value-type="string">
            <text:p><text:s text:c="2"/>bank,OLD RIVOLI.CINEMA BLDG, MEERUT CANT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ABU LANE (MAIN)</text:p>
          </table:table-cell>
          <table:table-cell table:style-name="ce7" office:value-type="string">
            <text:p><text:s text:c="2"/>bank,P.B.No. 555, #187, Abu Lane,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PALLAVPURAM</text:p>
          </table:table-cell>
          <table:table-cell table:style-name="ce7" office:value-type="string">
            <text:p><text:s text:c="2"/>bank,C-1/2, Pocket T Modipuram Post, Pallavpuram, Meerut,25011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DEFENCE COLONY</text:p>
          </table:table-cell>
          <table:table-cell table:style-name="ce7" office:value-type="string">
            <text:p><text:s text:c="2"/>bank,DEFENCE COLONY, MAWANA ROAD,CANTONMENT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mall</text:p>
          </table:table-cell>
          <table:table-cell table:style-name="ce4" office:value-type="string">
            <text:p>MAIL (MAHAL)</text:p>
          </table:table-cell>
          <table:table-cell table:style-name="ce7" office:value-type="string">
            <text:p><text:s text:c="2"/>bank,PO: LAWAR, VILLAGE: MAIL, TEHSIL: SARDHANA, DIST: MEERUT, Mail,250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awana</text:p>
          </table:table-cell>
          <table:table-cell table:style-name="ce7" office:value-type="string">
            <text:p><text:s text:c="2"/>bank,Hariyali Kisan Bazar Bldg, Opp.ASPG College, Meerut Mawana Road,Mawana,2504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SANATAN DHARAM INT COLG</text:p>
          </table:table-cell>
          <table:table-cell table:style-name="ce7" office:value-type="string">
            <text:p><text:s text:c="2"/>bank,S.D.INTER COLLEGE, KANKER KHERA, MEERUT CANTONMENT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HANKARNAGAR</text:p>
          </table:table-cell>
          <table:table-cell table:style-name="ce7" office:value-type="string">
            <text:p><text:s text:c="2"/>bank,K-79, Chachi Building, Krishnanagar, Delhi,110051</text:p>
          </table:table-cell>
          <table:table-cell office:value-type="float" office:value="28.6612883225144">
            <text:p>28.6612883225</text:p>
          </table:table-cell>
          <table:table-cell office:value-type="float" office:value="77.2787835341226">
            <text:p>77.278783534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NIRMAN VIHAR</text:p>
          </table:table-cell>
          <table:table-cell table:style-name="ce7" office:value-type="string">
            <text:p><text:s text:c="2"/>bank,E.353, NIRMAN VIHAR, OPP.LAXMI NAGAR, Delhi,110092</text:p>
          </table:table-cell>
          <table:table-cell office:value-type="float" office:value="28.6367229408859">
            <text:p>28.6367229409</text:p>
          </table:table-cell>
          <table:table-cell office:value-type="float" office:value="77.2747850406198">
            <text:p>77.274785040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M.A.MEDICAL COLLEGE</text:p>
          </table:table-cell>
          <table:table-cell table:style-name="ce7" office:value-type="string">
            <text:p><text:s text:c="2"/>bank,MAULANA AZAD MEDICAL COLLEGE, BAHADUR SHAH ZAFAR MARG, M.A.MEDICAL COLLEGE, New Delhi,110002</text:p>
          </table:table-cell>
          <table:table-cell office:value-type="float" office:value="28.6370254308788">
            <text:p>28.6370254309</text:p>
          </table:table-cell>
          <table:table-cell office:value-type="float" office:value="77.2371761932019">
            <text:p>77.23717619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NRI BRANCH</text:p>
          </table:table-cell>
          <table:table-cell table:style-name="ce7" office:value-type="string">
            <text:p><text:s text:c="2"/>bank,DCM Bldg, 16 Barakhambha Road, New DelhiDelhi,110003</text:p>
          </table:table-cell>
          <table:table-cell office:value-type="float" office:value="28.6296502399677">
            <text:p>28.62965024</text:p>
          </table:table-cell>
          <table:table-cell office:value-type="float" office:value="77.2256254115739">
            <text:p>77.22562541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BHAGWANDAS ROAD</text:p>
          </table:table-cell>
          <table:table-cell table:style-name="ce7" office:value-type="string">
            <text:p><text:s text:c="2"/>bank,Aga Khan Hall Sarojini House, 6, Bhagwan Das Road,New Delhi,110005</text:p>
          </table:table-cell>
          <table:table-cell office:value-type="float" office:value="28.6225020297829">
            <text:p>28.6225020298</text:p>
          </table:table-cell>
          <table:table-cell office:value-type="float" office:value="77.2359196396554">
            <text:p>77.235919639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GOLE MARKET</text:p>
          </table:table-cell>
          <table:table-cell table:style-name="ce7" office:value-type="string">
            <text:p><text:s text:c="2"/>bank,#106, BAIRD ROAD, BANGLA SAHIB ROAD,Delhi,110001</text:p>
          </table:table-cell>
          <table:table-cell office:value-type="float" office:value="28.6331171695151">
            <text:p>28.6331171695</text:p>
          </table:table-cell>
          <table:table-cell office:value-type="float" office:value="77.2087043006937">
            <text:p>77.208704300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SAHIBABAD INDUSTRIAL AREA</text:p>
          </table:table-cell>
          <table:table-cell table:style-name="ce7" office:value-type="string">
            <text:p><text:s text:c="2"/>bank,Link Road, Prahlad Garhi, Sahibabad, Ghaziabad,20101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INDIRAPURAM</text:p>
          </table:table-cell>
          <table:table-cell table:style-name="ce7" office:value-type="string">
            <text:p><text:s text:c="2"/>bank,HALL NO.2, PL0T NO 8, GAUR GRAVITY MALL VAIBHAV KHAND, Ghaziabad,20101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Pinnacle Tower, Indirapuram</text:p>
          </table:table-cell>
          <table:table-cell table:style-name="ce7" office:value-type="string">
            <text:p><text:s text:c="2"/>bank,GROUND FLOOR, PINANACLE TOWER B, MAIN ROAD INDIRAPURAM,Ghaziabad,20101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FEROZEPUR BANGAR</text:p>
          </table:table-cell>
          <table:table-cell table:style-name="ce7" office:value-type="string">
            <text:p><text:s text:c="2"/>bank,DELHI BAWANA ROAD,Ferozepur Bangar,13140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SWAMI SIVANANDA MEMORIAL INSTITUTE</text:p>
          </table:table-cell>
          <table:table-cell table:style-name="ce7" office:value-type="string">
            <text:p><text:s text:c="2"/>bank,# 10 ,EAST AVENUE MARKET, EAST PUNJABI BAGH, SWAMI SIVANANDA MEMORIAL INSTITUTE,Delhi,110026</text:p>
          </table:table-cell>
          <table:table-cell office:value-type="float" office:value="28.6694827306783">
            <text:p>28.6694827307</text:p>
          </table:table-cell>
          <table:table-cell office:value-type="float" office:value="77.1454859969934">
            <text:p>77.14548599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JANAKPURI B BLOCK</text:p>
          </table:table-cell>
          <table:table-cell table:style-name="ce7" office:value-type="string">
            <text:p><text:s text:c="2"/>bank,2/3 - 2/4 PREM NAGAR, CHHOTI SABZI MANDI B-BLOCK, JANAKPURI, New Delhi,110058</text:p>
          </table:table-cell>
          <table:table-cell office:value-type="float" office:value="28.634637173019">
            <text:p>28.634637173</text:p>
          </table:table-cell>
          <table:table-cell office:value-type="float" office:value="77.0924712631598">
            <text:p>77.09247126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PUNJABI BAGH</text:p>
          </table:table-cell>
          <table:table-cell table:style-name="ce7" office:value-type="string">
            <text:p><text:s text:c="2"/>bank,#7, Central Market, West Avenue Road, Punjabi Bagh,Delhi,110026</text:p>
          </table:table-cell>
          <table:table-cell office:value-type="float" office:value="28.5691604502886">
            <text:p>28.5691604503</text:p>
          </table:table-cell>
          <table:table-cell office:value-type="float" office:value="77.2410478401392">
            <text:p>77.24104784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WARKA SECTOR 6</text:p>
          </table:table-cell>
          <table:table-cell table:style-name="ce7" office:value-type="string">
            <text:p><text:s text:c="2"/>bank,RZ 5A, PALAM VIHAR, SECTOR-6,DWARKA, Delhi,110075</text:p>
          </table:table-cell>
          <table:table-cell office:value-type="float" office:value="28.595163342851">
            <text:p>28.5951633429</text:p>
          </table:table-cell>
          <table:table-cell office:value-type="float" office:value="77.0690373682924">
            <text:p>77.069037368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C C R T</text:p>
          </table:table-cell>
          <table:table-cell table:style-name="ce7" office:value-type="string">
            <text:p><text:s text:c="2"/>bank,CENTRE FOR CULTURAL RESOURCES &amp; TRAINING, PLOT NO 15A, SECTOR-7, DWARAKA,Delhi,110075</text:p>
          </table:table-cell>
          <table:table-cell office:value-type="float" office:value="28.582783805905">
            <text:p>28.5827838059</text:p>
          </table:table-cell>
          <table:table-cell office:value-type="float" office:value="77.0703368364691">
            <text:p>77.070336836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NHAI,Dwarka</text:p>
          </table:table-cell>
          <table:table-cell table:style-name="ce7" office:value-type="string">
            <text:p><text:s text:c="2"/>bank,NHAI Campus, Sector-10, Dwarka, Dwarka Sec-6 Post,Delhi,110075</text:p>
          </table:table-cell>
          <table:table-cell office:value-type="float" office:value="28.5798172008057">
            <text:p>28.5798172008</text:p>
          </table:table-cell>
          <table:table-cell office:value-type="float" office:value="77.0581103992962">
            <text:p>77.05811039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DARSH NAGAR</text:p>
          </table:table-cell>
          <table:table-cell table:style-name="ce7" office:value-type="string">
            <text:p><text:s text:c="2"/>bank,#A-7, G T Karnal Road, Adarsh Nagar,Delhi,110033</text:p>
          </table:table-cell>
          <table:table-cell office:value-type="float" office:value="28.717695248553">
            <text:p>28.7176952486</text:p>
          </table:table-cell>
          <table:table-cell office:value-type="float" office:value="77.1700578505392">
            <text:p>77.17005785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ZADPUR (NEW SUBZIMANDI)</text:p>
          </table:table-cell>
          <table:table-cell table:style-name="ce7" office:value-type="string">
            <text:p><text:s text:c="2"/>bank,G.T.Karnal Road, New Subji Mandi, Azadpur, Delhi,110033</text:p>
          </table:table-cell>
          <table:table-cell office:value-type="float" office:value="28.7131307312769">
            <text:p>28.7131307313</text:p>
          </table:table-cell>
          <table:table-cell office:value-type="float" office:value="77.1725100218579">
            <text:p>77.172510021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halimar Bagh</text:p>
          </table:table-cell>
          <table:table-cell table:style-name="ce7" office:value-type="string">
            <text:p><text:s text:c="2"/>bank,BJ-21, Shalimar Bagh (East), Delhi,110088</text:p>
          </table:table-cell>
          <table:table-cell office:value-type="float" office:value="28.7117479150892">
            <text:p>28.7117479151</text:p>
          </table:table-cell>
          <table:table-cell office:value-type="float" office:value="77.1596893852913">
            <text:p>77.159689385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IDAULI</text:p>
          </table:table-cell>
          <table:table-cell table:style-name="ce7" office:value-type="string">
            <text:p><text:s text:c="2"/>bank,Delhi-Moradabad Highway,Didauli,244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TRIVENI PHASE II(SHEIKHSARAI)</text:p>
          </table:table-cell>
          <table:table-cell table:style-name="ce7" office:value-type="string">
            <text:p><text:s text:c="2"/>bank,#2-4 &amp; 5, I Floor, Triveni Phase II, N.S.C.Shopping Complex, New DelhiDelhi,110017</text:p>
          </table:table-cell>
          <table:table-cell office:value-type="float" office:value="28.5337735291335">
            <text:p>28.5337735291</text:p>
          </table:table-cell>
          <table:table-cell office:value-type="float" office:value="77.2311816182423">
            <text:p>77.231181618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LADO SARAI</text:p>
          </table:table-cell>
          <table:table-cell table:style-name="ce7" office:value-type="string">
            <text:p><text:s text:c="2"/>bank,F-213-A/1, Old Mehrauli-Badarpur Road, Lado Sarai,Delhi,110030</text:p>
          </table:table-cell>
          <table:table-cell office:value-type="float" office:value="28.523078160137">
            <text:p>28.5230781601</text:p>
          </table:table-cell>
          <table:table-cell office:value-type="float" office:value="77.1951104761989">
            <text:p>77.195110476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Chittaranjan Park [C R Park]</text:p>
          </table:table-cell>
          <table:table-cell table:style-name="ce7" office:value-type="string">
            <text:p><text:s text:c="2"/>bank,#I-1805, Chittaranjan Park,Delhi,110019</text:p>
          </table:table-cell>
          <table:table-cell office:value-type="float" office:value="28.5397096680605">
            <text:p>28.5397096681</text:p>
          </table:table-cell>
          <table:table-cell office:value-type="float" office:value="77.2494443989978">
            <text:p>77.24944439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ODEL TOWN</text:p>
          </table:table-cell>
          <table:table-cell table:style-name="ce7" office:value-type="string">
            <text:p><text:s text:c="2"/>bank,K-1/1, MODEL TOWN III, Delhi,110009</text:p>
          </table:table-cell>
          <table:table-cell office:value-type="float" office:value="28.7083155857372">
            <text:p>28.7083155857</text:p>
          </table:table-cell>
          <table:table-cell office:value-type="float" office:value="77.1855572851672">
            <text:p>77.18555728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KINGSWAY CAMP</text:p>
          </table:table-cell>
          <table:table-cell table:style-name="ce7" office:value-type="string">
            <text:p><text:s text:c="2"/>bank,Harijan Sevak Sangh Bldg Compound, Kings Way Camp, GTB Nagar Post,Delhi,110009</text:p>
          </table:table-cell>
          <table:table-cell office:value-type="float" office:value="28.7062657106579">
            <text:p>28.7062657107</text:p>
          </table:table-cell>
          <table:table-cell office:value-type="float" office:value="77.204961268376">
            <text:p>77.204961268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MODEL TOWN</text:p>
          </table:table-cell>
          <table:table-cell table:style-name="ce7" office:value-type="string">
            <text:p><text:s text:c="2"/>bank,PLOT NO M, TAGORE PARK, TAGORE PARK MARG, MODEL TOWN PART 2, <text:s/>MODEL TOWN II POST,Delhi,110009</text:p>
          </table:table-cell>
          <table:table-cell office:value-type="float" office:value="28.7051353944142">
            <text:p>28.7051353944</text:p>
          </table:table-cell>
          <table:table-cell office:value-type="float" office:value="77.1988738320031">
            <text:p>77.19887383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MORADABAD LAKRI FAZALPUR</text:p>
          </table:table-cell>
          <table:table-cell table:style-name="ce7" office:value-type="string">
            <text:p><text:s text:c="2"/>bank,DELHI HIGHWAY ROAD, NIRYAT NAGAR, OPP. CIRCUIT HOUSE,LAKRI FAZALPUR, Moradabad,244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ORADABAD M D A</text:p>
          </table:table-cell>
          <table:table-cell table:style-name="ce7" office:value-type="string">
            <text:p><text:s text:c="2"/>bank,Delhi Road,Moradabad,244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LAJPAT NAGAR IV</text:p>
          </table:table-cell>
          <table:table-cell table:style-name="ce7" office:value-type="string">
            <text:p><text:s text:c="2"/>bank,35, RING ROAD, LAJPAT NAGAR IV, New Delhi,110024</text:p>
          </table:table-cell>
          <table:table-cell office:value-type="float" office:value="28.565209392811">
            <text:p>28.5652093928</text:p>
          </table:table-cell>
          <table:table-cell office:value-type="float" office:value="77.2491806783484">
            <text:p>77.249180678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Badarpur Mohan Co-Op Society</text:p>
          </table:table-cell>
          <table:table-cell table:style-name="ce7" office:value-type="string">
            <text:p><text:s text:c="2"/>bank,#351,352 &amp; 353, Bankey Lal Market, Tulsi Ganga Plaza, Opp.Pillar No.24, Badarpur,Delhi,110044</text:p>
          </table:table-cell>
          <table:table-cell office:value-type="float" office:value="28.5003909109725">
            <text:p>28.500390911</text:p>
          </table:table-cell>
          <table:table-cell office:value-type="float" office:value="77.3017404883827">
            <text:p>77.301740488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Indian Instt Of Technology (Iit-Ec</text:p>
          </table:table-cell>
          <table:table-cell table:style-name="ce7" office:value-type="string">
            <text:p><text:s text:c="2"/>bank,IIT Campus, Hauz Khas, Delhi,110016</text:p>
          </table:table-cell>
          <table:table-cell office:value-type="float" office:value="28.5457321520184">
            <text:p>28.545732152</text:p>
          </table:table-cell>
          <table:table-cell office:value-type="float" office:value="77.1927673312889">
            <text:p>77.192767331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OFFICE OF C.DOT</text:p>
          </table:table-cell>
          <table:table-cell table:style-name="ce7" office:value-type="string">
            <text:p><text:s text:c="2"/>bank,CENTRE FOR DEVELOPMENT OF TELEMATICS MANDI GAON ROAD, CHHATTARPUR, MEHRAULI,Delhi,110030</text:p>
          </table:table-cell>
          <table:table-cell office:value-type="float" office:value="28.545720892891">
            <text:p>28.5457208929</text:p>
          </table:table-cell>
          <table:table-cell office:value-type="float" office:value="77.1927672490855">
            <text:p>77.192767249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OKHLA KALKAJI</text:p>
          </table:table-cell>
          <table:table-cell table:style-name="ce7" office:value-type="string">
            <text:p><text:s text:c="2"/>bank,#N 9/A GROUND FLOOR, KALKAJI NEW DELHIDelhi,110019</text:p>
          </table:table-cell>
          <table:table-cell office:value-type="float" office:value="28.536368550957">
            <text:p>28.536368551</text:p>
          </table:table-cell>
          <table:table-cell office:value-type="float" office:value="77.2579159621069">
            <text:p>77.25791596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LAJPATHNAGAR</text:p>
          </table:table-cell>
          <table:table-cell table:style-name="ce7" office:value-type="string">
            <text:p><text:s text:c="2"/>bank,#A-9 DDA Shopping Complex, Defence Colony,New Delhi,110024</text:p>
          </table:table-cell>
          <table:table-cell office:value-type="float" office:value="28.566840649286">
            <text:p>28.5668406493</text:p>
          </table:table-cell>
          <table:table-cell office:value-type="float" office:value="77.2340391104523">
            <text:p>77.23403911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ROHINI</text:p>
          </table:table-cell>
          <table:table-cell table:style-name="ce7" office:value-type="string">
            <text:p><text:s text:c="2"/>bank,M/S COMPETENT PLAZA, Delhi,110085</text:p>
          </table:table-cell>
          <table:table-cell office:value-type="float" office:value="28.6689878558651">
            <text:p>28.6689878559</text:p>
          </table:table-cell>
          <table:table-cell office:value-type="float" office:value="77.1056033307374">
            <text:p>77.105603330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Harsh Vihar</text:p>
          </table:table-cell>
          <table:table-cell table:style-name="ce7" office:value-type="string">
            <text:p><text:s text:c="2"/>bank,62, Harsh Vihar, Maurya Enclave Post, Pithampura, Delhi,110034</text:p>
          </table:table-cell>
          <table:table-cell office:value-type="float" office:value="28.6951401258985">
            <text:p>28.6951401259</text:p>
          </table:table-cell>
          <table:table-cell office:value-type="float" office:value="77.1343521345917">
            <text:p>77.134352134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ARITA VIHAR</text:p>
          </table:table-cell>
          <table:table-cell table:style-name="ce7" office:value-type="string">
            <text:p><text:s text:c="2"/>bank,# 7, Pocket H &amp; J, Local Shopping Complex, Saritha Vihar,Delhi,110076</text:p>
          </table:table-cell>
          <table:table-cell office:value-type="float" office:value="28.5350177495964">
            <text:p>28.5350177496</text:p>
          </table:table-cell>
          <table:table-cell office:value-type="float" office:value="77.2917694031452">
            <text:p>77.291769403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EAST OF KAILASH</text:p>
          </table:table-cell>
          <table:table-cell table:style-name="ce7" office:value-type="string">
            <text:p><text:s text:c="2"/>bank,#E-221, East of Kailash,Delhi,110065</text:p>
          </table:table-cell>
          <table:table-cell office:value-type="float" office:value="28.5563622918188">
            <text:p>28.5563622918</text:p>
          </table:table-cell>
          <table:table-cell office:value-type="float" office:value="77.2438889334732">
            <text:p>77.243888933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PUSA NATIONAL SEED CORPN</text:p>
          </table:table-cell>
          <table:table-cell table:style-name="ce7" office:value-type="string">
            <text:p><text:s text:c="2"/>bank,NSC, BEEJ BHAWAN, PUSA CAMPUS, PUSA NATIONAL SEED CORPN, Delhi,110012</text:p>
          </table:table-cell>
          <table:table-cell office:value-type="float" office:value="28.6281995659544">
            <text:p>28.628199566</text:p>
          </table:table-cell>
          <table:table-cell office:value-type="float" office:value="77.1493729241918">
            <text:p>77.14937292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INDIAN AGRICULTURAL STATE RESEARCH INST.</text:p>
          </table:table-cell>
          <table:table-cell table:style-name="ce7" office:value-type="string">
            <text:p><text:s text:c="2"/>bank,INDIAN AGRICULTURE SCIENCE RESEARCH INST LIBRARY, AVENUE PUSA CAMPUS, NEW DELHI, Delhi,110012</text:p>
          </table:table-cell>
          <table:table-cell office:value-type="float" office:value="28.6281919812731">
            <text:p>28.6281919813</text:p>
          </table:table-cell>
          <table:table-cell office:value-type="float" office:value="77.1493740731354">
            <text:p>77.149374073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NASC PUSA</text:p>
          </table:table-cell>
          <table:table-cell table:style-name="ce7" office:value-type="string">
            <text:p><text:s text:c="2"/>bank,NATIONAL AGRICULTURE SCIENCE CENTRE PUSA CAMPUS, TODAPUR -PUSA PUSA CAMPUS, Delhi,110012</text:p>
          </table:table-cell>
          <table:table-cell office:value-type="float" office:value="28.6264032057636">
            <text:p>28.6264032058</text:p>
          </table:table-cell>
          <table:table-cell office:value-type="float" office:value="77.1619648788995">
            <text:p>77.161964878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Naraina Sme</text:p>
          </table:table-cell>
          <table:table-cell table:style-name="ce7" office:value-type="string">
            <text:p><text:s text:c="2"/>bank,E-24, Opp.Bikanerwala, Naraina Vihar, Delhi,110028</text:p>
          </table:table-cell>
          <table:table-cell office:value-type="float" office:value="28.6299973240678">
            <text:p>28.6299973241</text:p>
          </table:table-cell>
          <table:table-cell office:value-type="float" office:value="77.138158165411">
            <text:p>77.138158165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OUTH BLOCK</text:p>
          </table:table-cell>
          <table:table-cell table:style-name="ce7" office:value-type="string">
            <text:p><text:s text:c="2"/>bank,DEFENCE HEAD QUARTERS, SOUTH BLOCK, Delhi,110011</text:p>
          </table:table-cell>
          <table:table-cell office:value-type="float" office:value="28.6125761680283">
            <text:p>28.612576168</text:p>
          </table:table-cell>
          <table:table-cell office:value-type="float" office:value="77.2066283899634">
            <text:p>77.206628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TRANSPORT BHAWAN</text:p>
          </table:table-cell>
          <table:table-cell table:style-name="ce7" office:value-type="string">
            <text:p><text:s text:c="2"/>bank,TRANSPORT BHAVAN, NO.1, PARLIAMENT STREET, Delhi,110001</text:p>
          </table:table-cell>
          <table:table-cell office:value-type="float" office:value="28.6215960694562">
            <text:p>28.6215960695</text:p>
          </table:table-cell>
          <table:table-cell office:value-type="float" office:value="77.2113952423934">
            <text:p>77.211395242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UBRATO PARK</text:p>
          </table:table-cell>
          <table:table-cell table:style-name="ce7" office:value-type="string">
            <text:p><text:s text:c="2"/>bank,Air Force Group Insurance Society, Subroto Park,Delhi,110010</text:p>
          </table:table-cell>
          <table:table-cell office:value-type="float" office:value="28.5831150456903">
            <text:p>28.5831150457</text:p>
          </table:table-cell>
          <table:table-cell office:value-type="float" office:value="77.1490995873728">
            <text:p>77.149099587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NARAINA VIHAR</text:p>
          </table:table-cell>
          <table:table-cell table:style-name="ce7" office:value-type="string">
            <text:p><text:s text:c="2"/>bank,Imperial Tower,Ms Plot,Flat#GF/HLE-1 &amp; BS-1, Community Centre, Naraina Vihar,Delhi,110028</text:p>
          </table:table-cell>
          <table:table-cell office:value-type="float" office:value="28.6259037335148">
            <text:p>28.6259037335</text:p>
          </table:table-cell>
          <table:table-cell office:value-type="float" office:value="77.1426179738971">
            <text:p>77.14261797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TC NANDNAGARI</text:p>
          </table:table-cell>
          <table:table-cell table:style-name="ce7" office:value-type="string">
            <text:p><text:s text:c="2"/>bank,DTC NAND NAGRI DEPOT, WAZIRABAD ROAD, NANDNAGRI, Delhi,110093</text:p>
          </table:table-cell>
          <table:table-cell office:value-type="float" office:value="28.6986870966355">
            <text:p>28.6986870966</text:p>
          </table:table-cell>
          <table:table-cell office:value-type="float" office:value="77.3047491660035">
            <text:p>77.30474916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YAMUNA VIHAR DTC DEPOT</text:p>
          </table:table-cell>
          <table:table-cell table:style-name="ce7" office:value-type="string">
            <text:p><text:s text:c="2"/>bank,DTC DEPOT, YAMUNA VIHAR, Delhi,110053</text:p>
          </table:table-cell>
          <table:table-cell office:value-type="float" office:value="28.6978108743186">
            <text:p>28.6978108743</text:p>
          </table:table-cell>
          <table:table-cell office:value-type="float" office:value="77.2713136940119">
            <text:p>77.27131369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ILSHAD GARDEN</text:p>
          </table:table-cell>
          <table:table-cell table:style-name="ce7" office:value-type="string">
            <text:p><text:s text:c="2"/>bank,G-37, DILSHAD COLONY, DILSHAD GARDEN, Delhi,110095</text:p>
          </table:table-cell>
          <table:table-cell office:value-type="float" office:value="28.6816607964508">
            <text:p>28.6816607965</text:p>
          </table:table-cell>
          <table:table-cell office:value-type="float" office:value="77.329006758104">
            <text:p>77.329006758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GYANDEEP VIDYA BHAVAN SECONDARY SCHOOL</text:p>
          </table:table-cell>
          <table:table-cell table:style-name="ce7" office:value-type="string">
            <text:p><text:s text:c="2"/>bank,Block C-9/26-27, Yamuna Vihar, Delhi,110053</text:p>
          </table:table-cell>
          <table:table-cell office:value-type="float" office:value="28.700840020977">
            <text:p>28.700840021</text:p>
          </table:table-cell>
          <table:table-cell office:value-type="float" office:value="77.2719921744327">
            <text:p>77.2719921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Vishwas Nagar</text:p>
          </table:table-cell>
          <table:table-cell table:style-name="ce7" office:value-type="string">
            <text:p><text:s text:c="2"/>bank,#26/23, Street No.11, 60 Feet Main Road, Vishwas Nagar, Shahdara,Delhi,110032</text:p>
          </table:table-cell>
          <table:table-cell office:value-type="float" office:value="28.6629267554597">
            <text:p>28.6629267555</text:p>
          </table:table-cell>
          <table:table-cell office:value-type="float" office:value="77.2897852418233">
            <text:p>77.289785241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hahdara</text:p>
          </table:table-cell>
          <table:table-cell table:style-name="ce7" office:value-type="string">
            <text:p><text:s text:c="2"/>bank,#E-957, 100 Ft Road, East Babarpur Shahdara,Delhi,110032</text:p>
          </table:table-cell>
          <table:table-cell office:value-type="float" office:value="28.6900600393305">
            <text:p>28.6900600393</text:p>
          </table:table-cell>
          <table:table-cell office:value-type="float" office:value="77.2819632149299">
            <text:p>77.281963214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HAULA KUAN</text:p>
          </table:table-cell>
          <table:table-cell table:style-name="ce7" office:value-type="string">
            <text:p><text:s text:c="2"/>bank,DEFENCE SERVICE OFFICERS INS DHAULA KUAN, New Delhi,110010</text:p>
          </table:table-cell>
          <table:table-cell office:value-type="float" office:value="28.5950860746455">
            <text:p>28.5950860746</text:p>
          </table:table-cell>
          <table:table-cell office:value-type="float" office:value="77.1626071778801">
            <text:p>77.16260717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VASANTHKUNJ</text:p>
          </table:table-cell>
          <table:table-cell table:style-name="ce7" office:value-type="string">
            <text:p><text:s text:c="2"/>bank,NATIONAL BOOK TRUST NEHRU BHAWAN, #5, INSTITUTIONAL AREA II PHASE, VASANT KUNJ,Delhi,110070</text:p>
          </table:table-cell>
          <table:table-cell office:value-type="float" office:value="28.5418598570359">
            <text:p>28.541859857</text:p>
          </table:table-cell>
          <table:table-cell office:value-type="float" office:value="77.1468621876898">
            <text:p>77.1468621877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Icssr (Ec Up)</text:p>
          </table:table-cell>
          <table:table-cell table:style-name="ce7" office:value-type="string">
            <text:p><text:s text:c="2"/>bank,Indian Council of Social Science &amp; Research Campus, Aruna Asaf Ali Marg, JNU Post,Delhi,110067</text:p>
          </table:table-cell>
          <table:table-cell office:value-type="float" office:value="28.5313514056811">
            <text:p>28.5313514057</text:p>
          </table:table-cell>
          <table:table-cell office:value-type="float" office:value="77.1695057468193">
            <text:p>77.169505746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HAUZ KHAS MARKET</text:p>
          </table:table-cell>
          <table:table-cell table:style-name="ce7" office:value-type="string">
            <text:p><text:s text:c="2"/>bank,A 27, Hauz Khas Enclave, New DelhiDelhi,110016</text:p>
          </table:table-cell>
          <table:table-cell office:value-type="float" office:value="28.5520886934362">
            <text:p>28.5520886934</text:p>
          </table:table-cell>
          <table:table-cell office:value-type="float" office:value="77.209487350413">
            <text:p>77.209487350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SAKETH</text:p>
          </table:table-cell>
          <table:table-cell table:style-name="ce7" office:value-type="string">
            <text:p><text:s text:c="2"/>bank,CENTRE FOR MEDIA STUDIES RESEARCH CENTRE, 34B, COMMUNITY CENTRE, SAKET,Delhi,110017</text:p>
          </table:table-cell>
          <table:table-cell office:value-type="float" office:value="28.5227623110783">
            <text:p>28.5227623111</text:p>
          </table:table-cell>
          <table:table-cell office:value-type="float" office:value="77.2089594734432">
            <text:p>77.208959473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GREEN PARK EXTENSION</text:p>
          </table:table-cell>
          <table:table-cell table:style-name="ce7" office:value-type="string">
            <text:p><text:s text:c="2"/>bank,#9, Community Centre, Gulmohar Enclave, Green Park Market Post, Green Park Extension,Delhi,110016</text:p>
          </table:table-cell>
          <table:table-cell office:value-type="float" office:value="28.5578232678049">
            <text:p>28.5578232678</text:p>
          </table:table-cell>
          <table:table-cell office:value-type="float" office:value="77.2085033169348">
            <text:p>77.208503316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SHAHPURA</text:p>
          </table:table-cell>
          <table:table-cell table:style-name="ce7" office:value-type="string">
            <text:p><text:s text:c="2"/>bank,PLOT NO.116, WARD NO.12, OLD DELHI ROAD, Shahpura,3031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Ganganagar</text:p>
          </table:table-cell>
          <table:table-cell table:style-name="ce7" office:value-type="string">
            <text:p><text:s text:c="2"/>bank,S R Plaza, Plot No.C-7, Pocket G, Main Divider Road, Ganganagar,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Kankarkhera</text:p>
          </table:table-cell>
          <table:table-cell table:style-name="ce7" office:value-type="string">
            <text:p><text:s text:c="2"/>bank,Near Hanuman Mandir, Defence Enclave, Sardhana Road, Kankarkhera,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UZAFFARNAGAR MEERUT ROAD</text:p>
          </table:table-cell>
          <table:table-cell table:style-name="ce7" office:value-type="string">
            <text:p><text:s text:c="2"/>bank,JAIN GIRLS DEGREE COLLEGE, MEERUT ROAD, MUZAFFARNAGAR, Muzaffarnagar,25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HAPUR S S V COLLEGE</text:p>
          </table:table-cell>
          <table:table-cell table:style-name="ce7" office:value-type="string">
            <text:p><text:s text:c="2"/>bank,DELHI ROAD, HAPUR, Hapur,2451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SOUTH EXTENSION</text:p>
          </table:table-cell>
          <table:table-cell table:style-name="ce7" office:value-type="string">
            <text:p><text:s text:c="2"/>bank,#N-2, South Extension Part I, New DelhiDelhi,110049</text:p>
          </table:table-cell>
          <table:table-cell office:value-type="float" office:value="28.5683969879664">
            <text:p>28.568396988</text:p>
          </table:table-cell>
          <table:table-cell office:value-type="float" office:value="77.2250253830808">
            <text:p>77.225025383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OKHLA INDUSTRIAL ESTATE</text:p>
          </table:table-cell>
          <table:table-cell table:style-name="ce7" office:value-type="string">
            <text:p><text:s text:c="2"/>bank,#269 &amp; 270, Fruit &amp; Vegetable Market, DDA Okhla Industrial Estate,Delhi,11002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BHOGAL LANE</text:p>
          </table:table-cell>
          <table:table-cell table:style-name="ce7" office:value-type="string">
            <text:p><text:s text:c="2"/>bank,21, Samman Bazar, Bhogal,New Delhi,110024</text:p>
          </table:table-cell>
          <table:table-cell office:value-type="float" office:value="28.5826858190039">
            <text:p>28.582685819</text:p>
          </table:table-cell>
          <table:table-cell office:value-type="float" office:value="77.2472843852047">
            <text:p>77.24728438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GREATER KAILASH - II</text:p>
          </table:table-cell>
          <table:table-cell table:style-name="ce7" office:value-type="string">
            <text:p><text:s text:c="2"/>bank,M-46, Shopping Complex, Greater Kailash-II,Delhi,110048</text:p>
          </table:table-cell>
          <table:table-cell office:value-type="float" office:value="28.5336361987652">
            <text:p>28.5336361988</text:p>
          </table:table-cell>
          <table:table-cell office:value-type="float" office:value="77.2427025890534">
            <text:p>77.242702589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AULATPUR</text:p>
          </table:table-cell>
          <table:table-cell table:style-name="ce7" office:value-type="string">
            <text:p><text:s text:c="2"/>bank,DELHI BYE PASS ROAD, Daulatpura,3038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PITAMPURA</text:p>
          </table:table-cell>
          <table:table-cell table:style-name="ce7" office:value-type="string">
            <text:p><text:s text:c="2"/>bank,8, AGGARWAL CHAMBERS, DELHI, Delhi,110034</text:p>
          </table:table-cell>
          <table:table-cell office:value-type="float" office:value="28.704729376111">
            <text:p>28.7047293761</text:p>
          </table:table-cell>
          <table:table-cell office:value-type="float" office:value="77.1397978273387">
            <text:p>77.139797827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WAZIRPUR</text:p>
          </table:table-cell>
          <table:table-cell table:style-name="ce7" office:value-type="string">
            <text:p><text:s text:c="2"/>bank,DTC DEPOT-WAZIRPUR RING ROAD, LAWRENCE ROAD, WAZIRPUR, Delhi,110035</text:p>
          </table:table-cell>
          <table:table-cell office:value-type="float" office:value="28.6947909464052">
            <text:p>28.6947909464</text:p>
          </table:table-cell>
          <table:table-cell office:value-type="float" office:value="77.1554594168275">
            <text:p>77.155459416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angolpuri Sme</text:p>
          </table:table-cell>
          <table:table-cell table:style-name="ce7" office:value-type="string">
            <text:p><text:s text:c="2"/>bank,A-53, Mangolpuri Indl Area, Phase-II, Mangolpuri, Ranibagh Post,Delhi,110034</text:p>
          </table:table-cell>
          <table:table-cell office:value-type="float" office:value="28.6882975916857">
            <text:p>28.6882975917</text:p>
          </table:table-cell>
          <table:table-cell office:value-type="float" office:value="77.0986970919206">
            <text:p>77.098697091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GHAZIABAD VIJAYANAGAR</text:p>
          </table:table-cell>
          <table:table-cell table:style-name="ce7" office:value-type="string">
            <text:p><text:s text:c="2"/>bank,R-4,B &amp; C, SECTOR 12, PRATAP VIHAR, Ghaziabad,20100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OVERSEAS BRANCH</text:p>
          </table:table-cell>
          <table:table-cell table:style-name="ce7" office:value-type="string">
            <text:p><text:s text:c="2"/>bank,M-11, I Floor, Connaught Circus,Delhi,110001</text:p>
          </table:table-cell>
          <table:table-cell office:value-type="float" office:value="28.6313578225871">
            <text:p>28.6313578226</text:p>
          </table:table-cell>
          <table:table-cell office:value-type="float" office:value="77.220444164572">
            <text:p>77.220444164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PUSA CAMPUS</text:p>
          </table:table-cell>
          <table:table-cell table:style-name="ce7" office:value-type="string">
            <text:p><text:s text:c="2"/>bank,PUSA CAMPUS IARI, New Delhi,110012</text:p>
          </table:table-cell>
          <table:table-cell office:value-type="float" office:value="28.6281920304557">
            <text:p>28.6281920305</text:p>
          </table:table-cell>
          <table:table-cell office:value-type="float" office:value="77.1493749351044">
            <text:p>77.149374935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VASANT VIHAR</text:p>
          </table:table-cell>
          <table:table-cell table:style-name="ce7" office:value-type="string">
            <text:p><text:s text:c="2"/>bank,17/18 SHOPPG.CENTRE, V.VIHAR,PASCHIM MARG, NEW DELHI-57, Delhi,110057</text:p>
          </table:table-cell>
          <table:table-cell office:value-type="float" office:value="28.5664506520393">
            <text:p>28.566450652</text:p>
          </table:table-cell>
          <table:table-cell office:value-type="float" office:value="77.1576523524278">
            <text:p>77.157652352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 K PURAM</text:p>
          </table:table-cell>
          <table:table-cell table:style-name="ce7" office:value-type="string">
            <text:p><text:s text:c="2"/>bank,#12, Aradhana Enclave, Moti Bagh, R K Puram Sector 12 Post, R.K.Puram, Delhi,110022</text:p>
          </table:table-cell>
          <table:table-cell office:value-type="float" office:value="28.5750029479325">
            <text:p>28.5750029479</text:p>
          </table:table-cell>
          <table:table-cell office:value-type="float" office:value="77.1785406234118">
            <text:p>77.178540623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IR HQRS VAYU BHAWAN</text:p>
          </table:table-cell>
          <table:table-cell table:style-name="ce7" office:value-type="string">
            <text:p><text:s text:c="2"/>bank,AIR HEAD QUARTERS VAYU BHAWAN, RAFI MARG, NEW DELHI, Delhi,110011</text:p>
          </table:table-cell>
          <table:table-cell office:value-type="float" office:value="28.6116921129248">
            <text:p>28.6116921129</text:p>
          </table:table-cell>
          <table:table-cell office:value-type="float" office:value="77.2129257209554">
            <text:p>77.21292572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RAISINA ROAD</text:p>
          </table:table-cell>
          <table:table-cell table:style-name="ce7" office:value-type="string">
            <text:p><text:s text:c="2"/>bank,PTI Buildings, Ground Floor, 4, Parliament Street,Delhi,110006</text:p>
          </table:table-cell>
          <table:table-cell office:value-type="float" office:value="28.6198984567817">
            <text:p>28.6198984568</text:p>
          </table:table-cell>
          <table:table-cell office:value-type="float" office:value="77.2105927471947">
            <text:p>77.210592747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SDBB, DELHI</text:p>
          </table:table-cell>
          <table:table-cell table:style-name="ce7" office:value-type="string">
            <text:p><text:s text:c="2"/>bank,#74, P B No.495, Janpath, Delhi,110001</text:p>
          </table:table-cell>
          <table:table-cell office:value-type="float" office:value="28.6278647974654">
            <text:p>28.6278647975</text:p>
          </table:table-cell>
          <table:table-cell office:value-type="float" office:value="77.2189353198366">
            <text:p>77.218935319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AYAPURI</text:p>
          </table:table-cell>
          <table:table-cell table:style-name="ce7" office:value-type="string">
            <text:p><text:s text:c="2"/>bank,Mayapuri Phase I, C-5 Community Centre,New Delhi,110064</text:p>
          </table:table-cell>
          <table:table-cell office:value-type="float" office:value="28.6312728076597">
            <text:p>28.6312728077</text:p>
          </table:table-cell>
          <table:table-cell office:value-type="float" office:value="77.1254440631161">
            <text:p>77.125444063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AJA GARDEN</text:p>
          </table:table-cell>
          <table:table-cell table:style-name="ce7" office:value-type="string">
            <text:p><text:s text:c="2"/>bank,Raja Garden, B-10/15, Najafgarh RoadNew Delhi,110027</text:p>
          </table:table-cell>
          <table:table-cell office:value-type="float" office:value="28.6511827587438">
            <text:p>28.6511827587</text:p>
          </table:table-cell>
          <table:table-cell office:value-type="float" office:value="77.1259071241406">
            <text:p>77.125907124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HARUHERA</text:p>
          </table:table-cell>
          <table:table-cell table:style-name="ce7" office:value-type="string">
            <text:p><text:s text:c="2"/>bank,Hero Honda Motors Ltd, 69th KM Stone, Delhi-Jaipur Highway,Dharuhera,12201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FIROZPUR NAMAK</text:p>
          </table:table-cell>
          <table:table-cell table:style-name="ce7" office:value-type="string">
            <text:p><text:s text:c="2"/>bank,NEAR JBT SCHOOL, MAIN DELHI ROAD, Ferozepur Namak,12210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SOHNA</text:p>
          </table:table-cell>
          <table:table-cell table:style-name="ce7" office:value-type="string">
            <text:p><text:s text:c="2"/>bank,Delhi-Alwar Road, Near Pooja Service Centre, Rajoriya Colony,Sohna,1221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TATIRI</text:p>
          </table:table-cell>
          <table:table-cell table:style-name="ce7" office:value-type="string">
            <text:p><text:s text:c="2"/>bank,AGGARWAL MANDI, BAGHPAT MEERUT ROAD,TATIRI, Tatiri,2506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KAISERGUNJ</text:p>
          </table:table-cell>
          <table:table-cell table:style-name="ce7" office:value-type="string">
            <text:p><text:s text:c="2"/>bank,MUNCIPAL BOARD BLDG, DELHI ROAD, KAISERGANJ, MEERUT TEHSIL, Meerut,2500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DELHI PUBLIC SCHOOL</text:p>
          </table:table-cell>
          <table:table-cell table:style-name="ce7" office:value-type="string">
            <text:p><text:s text:c="2"/>bank,MEERUT ROAD, MODINAGAR, DELHI PBULIC SCHOOL, 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LADY IRWIN COLLEGE DELHI</text:p>
          </table:table-cell>
          <table:table-cell table:style-name="ce7" office:value-type="string">
            <text:p><text:s text:c="2"/>bank,Lady Irwin College, 5,Sikendra Road,New Delhi,110001</text:p>
          </table:table-cell>
          <table:table-cell office:value-type="float" office:value="28.6262997436798">
            <text:p>28.6262997437</text:p>
          </table:table-cell>
          <table:table-cell office:value-type="float" office:value="77.23645026076">
            <text:p>77.236450260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IP ESTATE DTC DEPOT</text:p>
          </table:table-cell>
          <table:table-cell table:style-name="ce7" office:value-type="string">
            <text:p><text:s text:c="2"/>bank,DTC DEPOT I P ESTATE, RING ROAD, IP ESTATE DTC DEPOT, Delhi,110002</text:p>
          </table:table-cell>
          <table:table-cell office:value-type="float" office:value="28.6352286701768">
            <text:p>28.6352286702</text:p>
          </table:table-cell>
          <table:table-cell office:value-type="float" office:value="77.2468862749265">
            <text:p>77.246886274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G D SALWAN PUBLIC SCHOOL</text:p>
          </table:table-cell>
          <table:table-cell table:style-name="ce7" office:value-type="string">
            <text:p><text:s text:c="2"/>bank,Shop No. 67 &amp; 68, Old Rajinder Nagar, Delhi,110060</text:p>
          </table:table-cell>
          <table:table-cell office:value-type="float" office:value="28.6407855636313">
            <text:p>28.6407855636</text:p>
          </table:table-cell>
          <table:table-cell office:value-type="float" office:value="77.1846569150234">
            <text:p>77.18465691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JANKIDEVI MEMORIAL COLLEGE UNIVERSITY OF DEL</text:p>
          </table:table-cell>
          <table:table-cell table:style-name="ce7" office:value-type="string">
            <text:p><text:s text:c="2"/>bank,Janakidevi Memorial College, University of Delhi, Sriganga Ram Hospital Marg, Rajender Nagar Post,Delhi,110060</text:p>
          </table:table-cell>
          <table:table-cell office:value-type="float" office:value="28.642010908117">
            <text:p>28.6420109081</text:p>
          </table:table-cell>
          <table:table-cell office:value-type="float" office:value="77.1916040847234">
            <text:p>77.191604084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NANGALRAYA</text:p>
          </table:table-cell>
          <table:table-cell table:style-name="ce7" office:value-type="string">
            <text:p><text:s text:c="2"/>bank,PLOT 11 BHANOT BLDG DDA COMPLEX, NANGAL RAYA, New Delhi,110046</text:p>
          </table:table-cell>
          <table:table-cell office:value-type="float" office:value="28.6087564617007">
            <text:p>28.6087564617</text:p>
          </table:table-cell>
          <table:table-cell office:value-type="float" office:value="77.1096808816881">
            <text:p>77.109680881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ANIBAGH</text:p>
          </table:table-cell>
          <table:table-cell table:style-name="ce7" office:value-type="string">
            <text:p><text:s text:c="2"/>bank,WZ 103/99, Capt.Satish Marg, Rishi NagarDelhi,110034</text:p>
          </table:table-cell>
          <table:table-cell office:value-type="float" office:value="28.6856197580288">
            <text:p>28.685619758</text:p>
          </table:table-cell>
          <table:table-cell office:value-type="float" office:value="77.1249773387996">
            <text:p>77.124977338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TC DEPOT PATPARGANJ</text:p>
          </table:table-cell>
          <table:table-cell table:style-name="ce7" office:value-type="string">
            <text:p><text:s text:c="2"/>bank,DTC, PATPARGANJ DEPOT,NEW DELHI, DELHI, Delhi,110092</text:p>
          </table:table-cell>
          <table:table-cell office:value-type="float" office:value="28.63139616792">
            <text:p>28.6313961679</text:p>
          </table:table-cell>
          <table:table-cell office:value-type="float" office:value="77.3038880178567">
            <text:p>77.303888017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(CBSE) PATPARGANJ</text:p>
          </table:table-cell>
          <table:table-cell table:style-name="ce7" office:value-type="string">
            <text:p><text:s text:c="2"/>bank,PS 1 - 2, I P, EXTN PATPARGANJ INSTITUTIONAL AREA, PATPARGANJ, Delhi,110092</text:p>
          </table:table-cell>
          <table:table-cell office:value-type="float" office:value="28.632380309199">
            <text:p>28.6323803092</text:p>
          </table:table-cell>
          <table:table-cell office:value-type="float" office:value="77.3125342450485">
            <text:p>77.31253424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GEETA COLONY</text:p>
          </table:table-cell>
          <table:table-cell table:style-name="ce7" office:value-type="string">
            <text:p><text:s text:c="2"/>bank,# 379/162/22, GEETA COLONY, MAIN ROAD JHEEL KHURJA, KRISHNA NAGAR, Delhi,110031</text:p>
          </table:table-cell>
          <table:table-cell office:value-type="float" office:value="28.6557767488714">
            <text:p>28.6557767489</text:p>
          </table:table-cell>
          <table:table-cell office:value-type="float" office:value="77.2736865814215">
            <text:p>77.273686581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PREET VIHAR (C B S E)</text:p>
          </table:table-cell>
          <table:table-cell table:style-name="ce7" office:value-type="string">
            <text:p><text:s text:c="2"/>bank,CENTRAL BOARD OF SECONDARY EDUCATION, PR VIKAS MARG NIRMAN VIHAR, PREET VIHAR ( C B S E ), Delhi,110092</text:p>
          </table:table-cell>
          <table:table-cell office:value-type="float" office:value="28.6391721515945">
            <text:p>28.6391721516</text:p>
          </table:table-cell>
          <table:table-cell office:value-type="float" office:value="77.2941976204011">
            <text:p>77.294197620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HAKAR PUR</text:p>
          </table:table-cell>
          <table:table-cell table:style-name="ce7" office:value-type="string">
            <text:p><text:s text:c="2"/>bank,W A-84 A, Shakar Pur, Delhi,110092</text:p>
          </table:table-cell>
          <table:table-cell office:value-type="float" office:value="28.6279468072453">
            <text:p>28.6279468072</text:p>
          </table:table-cell>
          <table:table-cell office:value-type="float" office:value="77.2786811420999">
            <text:p>77.278681142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GHAZIABAD TRONICA CITY UDYAMI MITRA BRANCH</text:p>
          </table:table-cell>
          <table:table-cell table:style-name="ce7" office:value-type="string">
            <text:p><text:s text:c="2"/>bank,UPSIDC ADMINISTRATIVE BUILDING, DELHI SAHARANPUR ROAD, TRONICA CITY, Ghaziabad,2011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RAJENDRA NAGAR</text:p>
          </table:table-cell>
          <table:table-cell table:style-name="ce7" office:value-type="string">
            <text:p><text:s text:c="2"/>bank,76, COMMERCIAL MARKET, SECTOR 5, RAJENDRA NAGAR, Ghaziabad,2010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CONNAUGHT CIRCUS - F.19</text:p>
          </table:table-cell>
          <table:table-cell table:style-name="ce7" office:value-type="string">
            <text:p><text:s text:c="2"/>bank,F 19, Connaught Circus, Delhi,110001</text:p>
          </table:table-cell>
          <table:table-cell office:value-type="float" office:value="28.6309506460056">
            <text:p>28.630950646</text:p>
          </table:table-cell>
          <table:table-cell office:value-type="float" office:value="77.2205944471338">
            <text:p>77.220594447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CONNAUGHT CIRCUS - H.54</text:p>
          </table:table-cell>
          <table:table-cell table:style-name="ce7" office:value-type="string">
            <text:p><text:s text:c="2"/>bank,H-54, Connaught Circus, Mumbai Life BldgNew Delhi,110001</text:p>
          </table:table-cell>
          <table:table-cell office:value-type="float" office:value="28.6353586908053">
            <text:p>28.6353586908</text:p>
          </table:table-cell>
          <table:table-cell office:value-type="float" office:value="77.2191236898564">
            <text:p>77.219123689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Sme Hub Meerut</text:p>
          </table:table-cell>
          <table:table-cell table:style-name="ce7" office:value-type="string">
            <text:p><text:s text:c="2"/>bank,CIRCLE OFFICE BUILDING, 144-145, PRASAD HOUSE DELHI ROAD, DELHI CHUNGI ,Meerut,250001</text:p>
          </table:table-cell>
          <table:table-cell office:value-type="float" office:value="28.9705730659466">
            <text:p>28.9705730659</text:p>
          </table:table-cell>
          <table:table-cell office:value-type="float" office:value="77.6889924265546">
            <text:p>77.688992426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VED VYAS PURI</text:p>
          </table:table-cell>
          <table:table-cell table:style-name="ce7" office:value-type="string">
            <text:p><text:s text:c="2"/>bank,BALAJI COMPLEX,VEDVYASPURI, DELHI- HARIDWAR BYE PASS ROAD, Meerut,25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MEERUT DELHI ROAD</text:p>
          </table:table-cell>
          <table:table-cell table:style-name="ce7" office:value-type="string">
            <text:p><text:s text:c="2"/>bank,Khairnagar, Delhi Road, Opp D N Inter College, Meerut City,Meerut,2500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AFDARJUNG AIRPORT</text:p>
          </table:table-cell>
          <table:table-cell table:style-name="ce7" office:value-type="string">
            <text:p><text:s text:c="2"/>bank,RAJIV GANDHI BHAVAN, SAFDARJUNG, AIRPORT SAFDARJUNG, Delhi,110003</text:p>
          </table:table-cell>
          <table:table-cell office:value-type="float" office:value="28.5865480887883">
            <text:p>28.5865480888</text:p>
          </table:table-cell>
          <table:table-cell office:value-type="float" office:value="77.2106868939048">
            <text:p>77.21068689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EHRAULI</text:p>
          </table:table-cell>
          <table:table-cell table:style-name="ce7" office:value-type="string">
            <text:p><text:s text:c="2"/>bank,#29A/1, Ward No 1, Mehrauli, New Delhi,110030</text:p>
          </table:table-cell>
          <table:table-cell office:value-type="float" office:value="28.5229587913871">
            <text:p>28.5229587914</text:p>
          </table:table-cell>
          <table:table-cell office:value-type="float" office:value="77.1787555603111">
            <text:p>77.1787555603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Icmr (Ec)</text:p>
          </table:table-cell>
          <table:table-cell table:style-name="ce7" office:value-type="string">
            <text:p><text:s text:c="2"/>bank,ICMR Campus, Ansari Nagar, V Ramalingam Swami Bhawan, South Extension Part-I,Delhi,110049</text:p>
          </table:table-cell>
          <table:table-cell office:value-type="float" office:value="28.5684881361133">
            <text:p>28.5684881361</text:p>
          </table:table-cell>
          <table:table-cell office:value-type="float" office:value="77.214121345201">
            <text:p>77.214121345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JOYA</text:p>
          </table:table-cell>
          <table:table-cell table:style-name="ce7" office:value-type="string">
            <text:p><text:s text:c="2"/>bank,JOYA, DELHI ROAD, Joya,244222</text:p>
          </table:table-cell>
          <table:table-cell office:value-type="float" office:value="28.8362242089064">
            <text:p>28.8362242089</text:p>
          </table:table-cell>
          <table:table-cell office:value-type="float" office:value="78.4705218064822">
            <text:p>78.470521806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ORIGATE</text:p>
          </table:table-cell>
          <table:table-cell table:style-name="ce7" office:value-type="string">
            <text:p><text:s text:c="2"/>bank,3473 / 3459, NICOLSON ROAD, MORIGATE, DELHI, Delhi,110006</text:p>
          </table:table-cell>
          <table:table-cell office:value-type="float" office:value="28.6691072501274">
            <text:p>28.6691072501</text:p>
          </table:table-cell>
          <table:table-cell office:value-type="float" office:value="77.2306508711441">
            <text:p>77.230650871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KASHMERE GATE</text:p>
          </table:table-cell>
          <table:table-cell table:style-name="ce7" office:value-type="string">
            <text:p><text:s text:c="2"/>bank,P B No 1689, Bhatnagar Bldg, I Floor, #2772, Lothian Road, Kashmiri Gate, Delhi GPO,Delhi,110006</text:p>
          </table:table-cell>
          <table:table-cell office:value-type="float" office:value="28.6656826779376">
            <text:p>28.6656826779</text:p>
          </table:table-cell>
          <table:table-cell office:value-type="float" office:value="77.2296244531255">
            <text:p>77.229624453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Sme</text:p>
          </table:table-cell>
          <table:table-cell table:style-name="ce7" office:value-type="string">
            <text:p><text:s text:c="2"/>bank,#28, Rithani, Delhi Road, Partapur PostMeerut,2501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BAGHPAT UDYAMI MITRA BRANCH</text:p>
          </table:table-cell>
          <table:table-cell table:style-name="ce7" office:value-type="string">
            <text:p><text:s text:c="2"/>bank,DELHI-SAHRANPUR ROAD, Baghpat,25060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EERUT SHATABDI NAGAR</text:p>
          </table:table-cell>
          <table:table-cell table:style-name="ce7" office:value-type="string">
            <text:p><text:s text:c="2"/>bank,DELHI ROAD, PARTAPUR, Meerut,2501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BAGHPAT</text:p>
          </table:table-cell>
          <table:table-cell table:style-name="ce7" office:value-type="string">
            <text:p><text:s text:c="2"/>bank,Adjacent to Green Field School, Opp.Jat Bhawan, Delhi Road,Baghpat,25060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CBSE ROUSE AVENUE NEW DELHI</text:p>
          </table:table-cell>
          <table:table-cell table:style-name="ce7" office:value-type="string">
            <text:p><text:s text:c="2"/>bank,#17, CBSE Shiksha Sadan, Rouse Avenue,New Delhi,110002</text:p>
          </table:table-cell>
          <table:table-cell office:value-type="float" office:value="28.6314603976845">
            <text:p>28.6314603977</text:p>
          </table:table-cell>
          <table:table-cell office:value-type="float" office:value="77.2374124834765">
            <text:p>77.237412483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C.R.BLDG.I.P.ESTATE</text:p>
          </table:table-cell>
          <table:table-cell table:style-name="ce7" office:value-type="string">
            <text:p><text:s text:c="2"/>bank,M A MED COLLEGE BLDG, BAHADUR SHAH ZAFAR ROAD,N DELHI, DELHI, Delhi,110002</text:p>
          </table:table-cell>
          <table:table-cell office:value-type="float" office:value="28.6330650911153">
            <text:p>28.6330650911</text:p>
          </table:table-cell>
          <table:table-cell office:value-type="float" office:value="77.2415489045241">
            <text:p>77.241548904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B I S MANAK BHAVAN</text:p>
          </table:table-cell>
          <table:table-cell table:style-name="ce7" office:value-type="string">
            <text:p><text:s text:c="2"/>bank,I S I MANEK BHAVAN, 9 BAHADUR SHAH ZAFAR MARG, DELHI, Delhi,110002</text:p>
          </table:table-cell>
          <table:table-cell office:value-type="float" office:value="28.6309342370804">
            <text:p>28.6309342371</text:p>
          </table:table-cell>
          <table:table-cell office:value-type="float" office:value="77.2441070000139">
            <text:p>77.24410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MALAVIYA NAGAR</text:p>
          </table:table-cell>
          <table:table-cell table:style-name="ce7" office:value-type="string">
            <text:p><text:s text:c="2"/>bank,D 84, Malaviyanagar, New DelhiDelhi,110017</text:p>
          </table:table-cell>
          <table:table-cell office:value-type="float" office:value="28.535119249644">
            <text:p>28.5351192496</text:p>
          </table:table-cell>
          <table:table-cell office:value-type="float" office:value="77.2105978892316">
            <text:p>77.210597889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ANI JHANSI ROAD</text:p>
          </table:table-cell>
          <table:table-cell table:style-name="ce7" office:value-type="string">
            <text:p><text:s text:c="2"/>bank,43 RANI JHANSI ROAD, OPP JHANDEWALAN MANDIR, New Delhi,110055</text:p>
          </table:table-cell>
          <table:table-cell office:value-type="float" office:value="28.64907357565">
            <text:p>28.6490735757</text:p>
          </table:table-cell>
          <table:table-cell office:value-type="float" office:value="77.2041350147635">
            <text:p>77.204135014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AJINDER NAGAR</text:p>
          </table:table-cell>
          <table:table-cell table:style-name="ce7" office:value-type="string">
            <text:p><text:s text:c="2"/>bank,1-1A, OLD RAJINDER NAGAR, New Delhi,110060</text:p>
          </table:table-cell>
          <table:table-cell office:value-type="float" office:value="28.6404252086072">
            <text:p>28.6404252086</text:p>
          </table:table-cell>
          <table:table-cell office:value-type="float" office:value="77.1858550668341">
            <text:p>77.185855066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RAJINDER NAGAR SGR HOSPL</text:p>
          </table:table-cell>
          <table:table-cell table:style-name="ce7" office:value-type="string">
            <text:p><text:s text:c="2"/>bank,SIR GANGA RAM HOSPITAL, SIR GANGARAM HOSPITAL MARG, RAJINDER NAGAR, Delhi,110060</text:p>
          </table:table-cell>
          <table:table-cell office:value-type="float" office:value="28.6384682850205">
            <text:p>28.638468285</text:p>
          </table:table-cell>
          <table:table-cell office:value-type="float" office:value="77.1895557797481">
            <text:p>77.189555779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PAHARGANJ</text:p>
          </table:table-cell>
          <table:table-cell table:style-name="ce7" office:value-type="string">
            <text:p><text:s text:c="2"/>bank,#9000-9011, Gupta Road, Deshbandhu, Paharganj,Delhi,110055</text:p>
          </table:table-cell>
          <table:table-cell office:value-type="float" office:value="28.6454874399394">
            <text:p>28.6454874399</text:p>
          </table:table-cell>
          <table:table-cell office:value-type="float" office:value="77.2102362035814">
            <text:p>77.210236203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TC DEPOT AMBEDKAR NAGAR</text:p>
          </table:table-cell>
          <table:table-cell table:style-name="ce7" office:value-type="string">
            <text:p><text:s text:c="2"/>bank,DTC, DR.AMBEDKAR NAGAR, P.O.IIT GATE MAHRAULI, Delhi,110001</text:p>
          </table:table-cell>
          <table:table-cell office:value-type="float" office:value="28.5146446420809">
            <text:p>28.5146446421</text:p>
          </table:table-cell>
          <table:table-cell office:value-type="float" office:value="77.228074326906">
            <text:p>77.228074326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LODHI ROAD NATIONAL BUILDING CONSTRUCTION CORPN.</text:p>
          </table:table-cell>
          <table:table-cell table:style-name="ce7" office:value-type="string">
            <text:p><text:s text:c="2"/>bank,NBCC BHAWAN, LODHI ROAD, NATIONAL BUILDING CONSTRUCTION CORPN., Delhi,110003</text:p>
          </table:table-cell>
          <table:table-cell office:value-type="float" office:value="28.5918725078167">
            <text:p>28.5918725078</text:p>
          </table:table-cell>
          <table:table-cell office:value-type="float" office:value="77.2366689744419">
            <text:p>77.2366689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Khanpur</text:p>
          </table:table-cell>
          <table:table-cell table:style-name="ce7" office:value-type="string">
            <text:p><text:s text:c="2"/>bank,A-10, Jawahar Park, Deoli Road, KhanpurDelhi,110062</text:p>
          </table:table-cell>
          <table:table-cell office:value-type="float" office:value="28.5081012924828">
            <text:p>28.5081012925</text:p>
          </table:table-cell>
          <table:table-cell office:value-type="float" office:value="77.2321651109527">
            <text:p>77.23216511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Lajpatnagar Central Market</text:p>
          </table:table-cell>
          <table:table-cell table:style-name="ce7" office:value-type="string">
            <text:p><text:s text:c="2"/>bank,I-87, Lajpat Nagar-II, Delhi,110024</text:p>
          </table:table-cell>
          <table:table-cell office:value-type="float" office:value="28.5698848025003">
            <text:p>28.5698848025</text:p>
          </table:table-cell>
          <table:table-cell office:value-type="float" office:value="77.2443566473222">
            <text:p>77.244356647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RAJOURI GARDEN</text:p>
          </table:table-cell>
          <table:table-cell table:style-name="ce7" office:value-type="string">
            <text:p><text:s text:c="2"/>bank,J-6, Rajouri Garden, J-13/1, Rajouri Garden, New DelhiDelhi,110027</text:p>
          </table:table-cell>
          <table:table-cell office:value-type="float" office:value="28.6392610476552">
            <text:p>28.6392610477</text:p>
          </table:table-cell>
          <table:table-cell office:value-type="float" office:value="77.1207494561501">
            <text:p>77.120749456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TILAK NAGAR</text:p>
          </table:table-cell>
          <table:table-cell table:style-name="ce7" office:value-type="string">
            <text:p><text:s text:c="2"/>bank,E-5 AJAY ENCLAVE, NAJAFGARH ROAD, TILAK NAGAR,DELHI, Delhi,110018</text:p>
          </table:table-cell>
          <table:table-cell office:value-type="float" office:value="28.6284776820892">
            <text:p>28.6284776821</text:p>
          </table:table-cell>
          <table:table-cell office:value-type="float" office:value="77.0745825139541">
            <text:p>77.0745825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DWARKA</text:p>
          </table:table-cell>
          <table:table-cell table:style-name="ce7" office:value-type="string">
            <text:p><text:s text:c="2"/>bank,PLOT NO. 27, SECTOR 12 A DISTRICT CENTRE, DWARKA, DWARKA, Delhi,110075</text:p>
          </table:table-cell>
          <table:table-cell office:value-type="float" office:value="28.5965849524607">
            <text:p>28.5965849525</text:p>
          </table:table-cell>
          <table:table-cell office:value-type="float" office:value="77.0398032450702">
            <text:p>77.039803245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AYAPURI DTC DEPOT</text:p>
          </table:table-cell>
          <table:table-cell table:style-name="ce7" office:value-type="string">
            <text:p><text:s text:c="2"/>bank,DTC DEPOT, MAYAPURI, NEW DELHI MAYAPURI, Delhi,110064</text:p>
          </table:table-cell>
          <table:table-cell office:value-type="float" office:value="28.6354168707129">
            <text:p>28.6354168707</text:p>
          </table:table-cell>
          <table:table-cell office:value-type="float" office:value="77.129382911654">
            <text:p>77.129382911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RAJOURIE GARDEN</text:p>
          </table:table-cell>
          <table:table-cell table:style-name="ce7" office:value-type="string">
            <text:p><text:s text:c="2"/>bank,Z - 1 - B OPPOSITE KUKREJA HOSPITAL, RAJOURI GARDEN, New Delhi,110027</text:p>
          </table:table-cell>
          <table:table-cell office:value-type="float" office:value="28.647131826303">
            <text:p>28.6471318263</text:p>
          </table:table-cell>
          <table:table-cell office:value-type="float" office:value="77.1172914141824">
            <text:p>77.11729141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MOHAN GARDEN</text:p>
          </table:table-cell>
          <table:table-cell table:style-name="ce7" office:value-type="string">
            <text:p><text:s text:c="2"/>bank,B-3,RAMA PARK,MAIN NAJAFGARH ROAD, UTTAM NAGAR,NEW DELHI, MOHAN GARDEN, Delhi,110059</text:p>
          </table:table-cell>
          <table:table-cell office:value-type="float" office:value="28.6225774760358">
            <text:p>28.622577476</text:p>
          </table:table-cell>
          <table:table-cell office:value-type="float" office:value="77.0560863371277">
            <text:p>77.056086337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DELHI SECTOR 12 DWARKA</text:p>
          </table:table-cell>
          <table:table-cell table:style-name="ce7" office:value-type="string">
            <text:p><text:s text:c="2"/>bank,I FLOOR, BEST ARCADE, (SHOP 116-123), PLOT NO 3, POCKET 6, DWARKA SECTOR-12,Delhi,110075</text:p>
          </table:table-cell>
          <table:table-cell office:value-type="float" office:value="28.5921243599856">
            <text:p>28.59212436</text:p>
          </table:table-cell>
          <table:table-cell office:value-type="float" office:value="77.0454695438406">
            <text:p>77.045469543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mall</text:p>
          </table:table-cell>
          <table:table-cell table:style-name="ce4" office:value-type="string">
            <text:p>MOHANPUR GADA</text:p>
          </table:table-cell>
          <table:table-cell table:style-name="ce7" office:value-type="string">
            <text:p><text:s text:c="2"/>bank,VIL MOHANPUR GADA, SAHARANPUR-DELHI ROAD, PO JANGHERA, Mohanpur Gada,24745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THANABHAWAN</text:p>
          </table:table-cell>
          <table:table-cell table:style-name="ce7" office:value-type="string">
            <text:p><text:s text:c="2"/>bank,DELHI SAHARANPUR ROAD, 0, Thana Bhawan,24777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LCB DELHI BHAGWAN DASS ROAD</text:p>
          </table:table-cell>
          <table:table-cell table:style-name="ce7" office:value-type="string">
            <text:p><text:s text:c="2"/>bank,C-34, I Floor, DDA Shopping Complex, Defence Colony, Lajpat Nagar,New Delhi,11002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RAJ NIWAS MARG (ST XAVIER)</text:p>
          </table:table-cell>
          <table:table-cell table:style-name="ce7" office:value-type="string">
            <text:p><text:s text:c="2"/>bank,ST.XAVIER'S SCHOOL, RAJ NIWAS MARG, CHOWK, Delhi,110001</text:p>
          </table:table-cell>
          <table:table-cell office:value-type="float" office:value="28.672622468663">
            <text:p>28.6726224687</text:p>
          </table:table-cell>
          <table:table-cell office:value-type="float" office:value="77.2225835875592">
            <text:p>77.222583587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HASTRINAGAR</text:p>
          </table:table-cell>
          <table:table-cell table:style-name="ce7" office:value-type="string">
            <text:p><text:s text:c="2"/>bank,Shaheed Udham Smarak School, Shastri Nagar, Delhi,110052</text:p>
          </table:table-cell>
          <table:table-cell office:value-type="float" office:value="28.6734490331682">
            <text:p>28.6734490332</text:p>
          </table:table-cell>
          <table:table-cell office:value-type="float" office:value="77.1825297009601">
            <text:p>77.1825297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HANSRAJ COLLEGE</text:p>
          </table:table-cell>
          <table:table-cell table:style-name="ce7" office:value-type="string">
            <text:p><text:s text:c="2"/>bank,University Of Delhi, Mahatma Hansraj College Marg,Delhi,110007</text:p>
          </table:table-cell>
          <table:table-cell office:value-type="float" office:value="28.6818027385992">
            <text:p>28.6818027386</text:p>
          </table:table-cell>
          <table:table-cell office:value-type="float" office:value="77.2091473501366">
            <text:p>77.209147350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INSTITUTE OF ECONOMIC GROWTH</text:p>
          </table:table-cell>
          <table:table-cell table:style-name="ce7" office:value-type="string">
            <text:p><text:s text:c="2"/>bank,NORTH CAMPUS, DELHI UNIVERSITY, Delhi,110007</text:p>
          </table:table-cell>
          <table:table-cell office:value-type="float" office:value="28.6818033890007">
            <text:p>28.681803389</text:p>
          </table:table-cell>
          <table:table-cell office:value-type="float" office:value="77.2091481485353">
            <text:p>77.209148148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ROHINI SEC-6, DELHI</text:p>
          </table:table-cell>
          <table:table-cell table:style-name="ce7" office:value-type="string">
            <text:p><text:s text:c="2"/>bank,DR. BABA SAHEB AMBEDKAR MEDICAL COLLEGE, ROHINI SEC-6, Delhi,110085</text:p>
          </table:table-cell>
          <table:table-cell office:value-type="float" office:value="28.7143852119643">
            <text:p>28.714385212</text:p>
          </table:table-cell>
          <table:table-cell office:value-type="float" office:value="77.1121180014617">
            <text:p>77.11211800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Kirari Suleman Nagar</text:p>
          </table:table-cell>
          <table:table-cell table:style-name="ce7" office:value-type="string">
            <text:p><text:s text:c="2"/>bank,Khasra No.1004, House No.6A, Kirari Suleman Nagar, Begumpur Post,Delhi,110086</text:p>
          </table:table-cell>
          <table:table-cell office:value-type="float" office:value="28.6978861617239">
            <text:p>28.6978861617</text:p>
          </table:table-cell>
          <table:table-cell office:value-type="float" office:value="77.0558587561595">
            <text:p>77.055858756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Kanjawala</text:p>
          </table:table-cell>
          <table:table-cell table:style-name="ce7" office:value-type="string">
            <text:p><text:s text:c="2"/>bank,#144/15, Extended Lal Dora, Kanjhawala, Delhi,110081</text:p>
          </table:table-cell>
          <table:table-cell office:value-type="float" office:value="28.7373442435279">
            <text:p>28.7373442435</text:p>
          </table:table-cell>
          <table:table-cell office:value-type="float" office:value="77.0077248143924">
            <text:p>77.00772481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INA COLONY</text:p>
          </table:table-cell>
          <table:table-cell table:style-name="ce7" office:value-type="string">
            <text:p><text:s text:c="2"/>bank,SUBHANCHAL HOSTEL BUILDING, I.N.A.COLONY, New Delhi,110023</text:p>
          </table:table-cell>
          <table:table-cell office:value-type="float" office:value="28.5744865661227">
            <text:p>28.5744865661</text:p>
          </table:table-cell>
          <table:table-cell office:value-type="float" office:value="77.2154769776793">
            <text:p>77.215476977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KHAN MARKET</text:p>
          </table:table-cell>
          <table:table-cell table:style-name="ce7" office:value-type="string">
            <text:p><text:s text:c="2"/>bank,26,27,28 LOKNAYAK BHAVAN, KHAN MARKET, New Delhi,110003</text:p>
          </table:table-cell>
          <table:table-cell office:value-type="float" office:value="28.6012416469748">
            <text:p>28.601241647</text:p>
          </table:table-cell>
          <table:table-cell office:value-type="float" office:value="77.2264540214176">
            <text:p>77.226454021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IRFORCE STN. ARJUNGARH</text:p>
          </table:table-cell>
          <table:table-cell table:style-name="ce7" office:value-type="string">
            <text:p><text:s text:c="2"/>bank,AIR FORCE STATION, ARJUNGARH, P.O.IIT GATE MAHRAULI, Delhi,110047</text:p>
          </table:table-cell>
          <table:table-cell office:value-type="float" office:value="28.4717630509947">
            <text:p>28.471763051</text:p>
          </table:table-cell>
          <table:table-cell office:value-type="float" office:value="77.1315340183868">
            <text:p>77.131534018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SANGAM VIHAR</text:p>
          </table:table-cell>
          <table:table-cell table:style-name="ce7" office:value-type="string">
            <text:p><text:s text:c="2"/>bank,F-2/145, RATIYA MARG OPP.KSK PUBLIC SCHOOL, SANGAM VIHAR DELHI, Delhi,110062</text:p>
          </table:table-cell>
          <table:table-cell office:value-type="float" office:value="28.501826301523">
            <text:p>28.5018263015</text:p>
          </table:table-cell>
          <table:table-cell office:value-type="float" office:value="77.2470588723757">
            <text:p>77.247058872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URABINDO COLLEGE</text:p>
          </table:table-cell>
          <table:table-cell table:style-name="ce7" office:value-type="string">
            <text:p><text:s text:c="2"/>bank,Aurobindo College, Malavianagar,Delhi,110017</text:p>
          </table:table-cell>
          <table:table-cell office:value-type="float" office:value="28.5334153421349">
            <text:p>28.5334153421</text:p>
          </table:table-cell>
          <table:table-cell office:value-type="float" office:value="77.2036924379514">
            <text:p>77.20369243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(MAIN)</text:p>
          </table:table-cell>
          <table:table-cell table:style-name="ce7" office:value-type="string">
            <text:p><text:s text:c="2"/>bank,#47, GROUND FLOOR, NAVYUG MARKET,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RAKESH MARG</text:p>
          </table:table-cell>
          <table:table-cell table:style-name="ce7" office:value-type="string">
            <text:p><text:s text:c="2"/>bank,3-1/F-111, 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NEHRU NAGAR</text:p>
          </table:table-cell>
          <table:table-cell table:style-name="ce7" office:value-type="string">
            <text:p><text:s text:c="2"/>bank,III-N\25,26 Nehrunagar Dr Ambadekar Road, 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GHAZIABAD SSI BRANCH</text:p>
          </table:table-cell>
          <table:table-cell table:style-name="ce7" office:value-type="string">
            <text:p><text:s text:c="2"/>bank,C-109, Industrial Area, Bulandashahar Road,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SIKRIKALAN</text:p>
          </table:table-cell>
          <table:table-cell table:style-name="ce7" office:value-type="string">
            <text:p><text:s text:c="2"/>bank,DELHI-MEERUT ROAD, Sikrikalan,2012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GHAZIABAD RAJENDRANAGAR SAHIBABAD</text:p>
          </table:table-cell>
          <table:table-cell table:style-name="ce7" office:value-type="string">
            <text:p><text:s text:c="2"/>bank,S-17 ARADHANA CINEMA ROAD,VRINDAVAN, GARDEN, SAHIBABAD,Ghaziabad,2010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ANDOLA</text:p>
          </table:table-cell>
          <table:table-cell table:style-name="ce7" office:value-type="string">
            <text:p><text:s text:c="2"/>bank,DELHI BAGHPAT ROAD, Mandola,2011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Ghaziabad Bhopura</text:p>
          </table:table-cell>
          <table:table-cell table:style-name="ce7" office:value-type="string">
            <text:p><text:s text:c="2"/>bank,#427-428, Main Wazirabad Highway Road, Bhopura Chowk,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LONI</text:p>
          </table:table-cell>
          <table:table-cell table:style-name="ce7" office:value-type="string">
            <text:p><text:s text:c="2"/>bank,Plot No.1, Rishi Market, Delhi-Saharanpur Road, Loni,20110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KHILHORA</text:p>
          </table:table-cell>
          <table:table-cell table:style-name="ce7" office:value-type="string">
            <text:p><text:s text:c="2"/>bank,P.O.TAURI, VIA-KHARKHUDA, DIST-GHAZIABAD.U.P, Khilora,2453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Rohini Sector 24</text:p>
          </table:table-cell>
          <table:table-cell table:style-name="ce7" office:value-type="string">
            <text:p><text:s text:c="2"/>bank,Plot No.110, Pocket 27, Sector 24, Rohini,Delhi,110085</text:p>
          </table:table-cell>
          <table:table-cell office:value-type="float" office:value="28.7325118784783">
            <text:p>28.7325118785</text:p>
          </table:table-cell>
          <table:table-cell office:value-type="float" office:value="77.0878675408334">
            <text:p>77.087867540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Jahangirpuri</text:p>
          </table:table-cell>
          <table:table-cell table:style-name="ce7" office:value-type="string">
            <text:p><text:s text:c="2"/>bank,A-28, Ramgarh, Jahangirpuri, Jahangirpuri A Block Post,Delhi,110033</text:p>
          </table:table-cell>
          <table:table-cell office:value-type="float" office:value="28.7314380833035">
            <text:p>28.7314380833</text:p>
          </table:table-cell>
          <table:table-cell office:value-type="float" office:value="77.1592017092619">
            <text:p>77.159201709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VIKASPURI</text:p>
          </table:table-cell>
          <table:table-cell table:style-name="ce7" office:value-type="string">
            <text:p><text:s text:c="2"/>bank,G -11,VIKASPURI, DELHI, P.O.VIKASPURI, Delhi,110018</text:p>
          </table:table-cell>
          <table:table-cell office:value-type="float" office:value="28.6394391254515">
            <text:p>28.6394391255</text:p>
          </table:table-cell>
          <table:table-cell office:value-type="float" office:value="77.0761801631083">
            <text:p>77.076180163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DELHI VIKASPURI</text:p>
          </table:table-cell>
          <table:table-cell table:style-name="ce7" office:value-type="string">
            <text:p><text:s text:c="2"/>bank,18-G, DDA Community Centre, Vikaspuri,New Delhi,110018</text:p>
          </table:table-cell>
          <table:table-cell office:value-type="float" office:value="28.640497265264">
            <text:p>28.6404972653</text:p>
          </table:table-cell>
          <table:table-cell office:value-type="float" office:value="77.075159400708">
            <text:p>77.075159400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BSF EASTBLOCK</text:p>
          </table:table-cell>
          <table:table-cell table:style-name="ce7" office:value-type="string">
            <text:p><text:s text:c="2"/>bank,D G BORDER SECURITY FORCE, R K PURAM NEW DELHI, DELHI, Delhi,110066</text:p>
          </table:table-cell>
          <table:table-cell office:value-type="float" office:value="28.565763111812">
            <text:p>28.5657631118</text:p>
          </table:table-cell>
          <table:table-cell office:value-type="float" office:value="77.183868290042">
            <text:p>77.1838682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 G I BHAVAN</text:p>
          </table:table-cell>
          <table:table-cell table:style-name="ce7" office:value-type="string">
            <text:p><text:s text:c="2"/>bank,AGI BHAVAN, RAO TULARAM MARG, DELHI, Delhi,110057</text:p>
          </table:table-cell>
          <table:table-cell office:value-type="float" office:value="28.5616470964615">
            <text:p>28.5616470965</text:p>
          </table:table-cell>
          <table:table-cell office:value-type="float" office:value="77.1558864112075">
            <text:p>77.155886411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DTC DEPOT SAROJINI NAGAR</text:p>
          </table:table-cell>
          <table:table-cell table:style-name="ce7" office:value-type="string">
            <text:p><text:s text:c="2"/>bank,DTC DEPOT BUILDING, SAROJINI NAGAR, DELHI, Delhi,110023</text:p>
          </table:table-cell>
          <table:table-cell office:value-type="float" office:value="28.5795301437654">
            <text:p>28.5795301438</text:p>
          </table:table-cell>
          <table:table-cell office:value-type="float" office:value="77.1971239786484">
            <text:p>77.197123978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VASANT VIHAR</text:p>
          </table:table-cell>
          <table:table-cell table:style-name="ce7" office:value-type="string">
            <text:p><text:s text:c="2"/>bank,#30, Community Centre, Basant Lok, Vasant Vihar,Delhi,110057</text:p>
          </table:table-cell>
          <table:table-cell office:value-type="float" office:value="28.5584703741925">
            <text:p>28.5584703742</text:p>
          </table:table-cell>
          <table:table-cell office:value-type="float" office:value="77.1639844737399">
            <text:p>77.1639844737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ahipal pur</text:p>
          </table:table-cell>
          <table:table-cell table:style-name="ce7" office:value-type="string">
            <text:p><text:s text:c="2"/>bank,Plot No.42A, Khasra No.551, Vasant Kunj, Mahipalpur,Delhi,110037</text:p>
          </table:table-cell>
          <table:table-cell office:value-type="float" office:value="28.5428533858023">
            <text:p>28.5428533858</text:p>
          </table:table-cell>
          <table:table-cell office:value-type="float" office:value="77.128965043193">
            <text:p>77.128965043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Kisangarh</text:p>
          </table:table-cell>
          <table:table-cell table:style-name="ce7" office:value-type="string">
            <text:p><text:s text:c="2"/>bank,#158/BV/9, Kisangarh, Vasantkunj, Delhi,110070</text:p>
          </table:table-cell>
          <table:table-cell office:value-type="float" office:value="28.5143891613073">
            <text:p>28.5143891613</text:p>
          </table:table-cell>
          <table:table-cell office:value-type="float" office:value="77.1648946176245">
            <text:p>77.164894617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RAJAJI MARG KASHMIR HOUS</text:p>
          </table:table-cell>
          <table:table-cell table:style-name="ce7" office:value-type="string">
            <text:p><text:s text:c="2"/>bank,KASHMIR HOUSE, RAJAJI MARG, NEW DELHI, Delhi,110011</text:p>
          </table:table-cell>
          <table:table-cell office:value-type="float" office:value="28.5998456170755">
            <text:p>28.5998456171</text:p>
          </table:table-cell>
          <table:table-cell office:value-type="float" office:value="77.1966961898503">
            <text:p>77.196696189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AKBAR BHAWAN MINISTRY OF EXTERNAL AFFAIRS</text:p>
          </table:table-cell>
          <table:table-cell table:style-name="ce7" office:value-type="string">
            <text:p><text:s text:c="2"/>bank,AKBAR BHAWAN SATYA MARG, CHANAKYAPURI, AKBAR BHAWAN MINISTRY OF EXTERNAL AFFAIRS, Delhi,11002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JAWAHARLAL NEHRU BHAWAN</text:p>
          </table:table-cell>
          <table:table-cell table:style-name="ce7" office:value-type="string">
            <text:p><text:s text:c="2"/>bank,#23-D,JAWAHARLAL NEHRU BHAWAN, JANPATH, MINISTRY OF EXTERNAL AFFAIRS,New Delhi,110001</text:p>
          </table:table-cell>
          <table:table-cell office:value-type="float" office:value="28.6114853137303">
            <text:p>28.6114853137</text:p>
          </table:table-cell>
          <table:table-cell office:value-type="float" office:value="77.2172080595647">
            <text:p>77.217208059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SAHARANPUR DELHI ROAD</text:p>
          </table:table-cell>
          <table:table-cell table:style-name="ce7" office:value-type="string">
            <text:p><text:s text:c="2"/>bank,OPP.BANK OF INDIA, DELHI ROAD, Saharanpur,247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GHAZIABAD HINDON AIRFORCE STN.</text:p>
          </table:table-cell>
          <table:table-cell table:style-name="ce7" office:value-type="string">
            <text:p><text:s text:c="2"/>bank,AIR FORCE STATION, HINDON, GHAZIABAD, Ghaziabad,20100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GHAZIABAD SANJAY NAGAR</text:p>
          </table:table-cell>
          <table:table-cell table:style-name="ce7" office:value-type="string">
            <text:p><text:s text:c="2"/>bank,PLOT NO.9, ALT CENTRE ROAD, SANJAY NAGAR DISTRICT CENTRE, Ghaziabad,201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GHAZIABAD CROSSING REPUBLIC</text:p>
          </table:table-cell>
          <table:table-cell table:style-name="ce7" office:value-type="string">
            <text:p><text:s text:c="2"/>bank,NEW TECH LA GRACIA, C-3, CROSSING REPUBLIC, BLOCK: RAJAPUR, Ghaziabad,20101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GHAZIABAD RAMPRASTHA</text:p>
          </table:table-cell>
          <table:table-cell table:style-name="ce7" office:value-type="string">
            <text:p><text:s text:c="2"/>bank,#D1-G1, Chander Nagar, Ramprastha, Ghaziabad,20101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MAYUR VIHAR</text:p>
          </table:table-cell>
          <table:table-cell table:style-name="ce7" office:value-type="string">
            <text:p><text:s text:c="2"/>bank,A-1 FL-1 ACHARYA NIKETAN, PANDAV NGR M'VIHAR PHASE-I, DELHI, Delhi,110001</text:p>
          </table:table-cell>
          <table:table-cell office:value-type="float" office:value="28.6094581099674">
            <text:p>28.60945811</text:p>
          </table:table-cell>
          <table:table-cell office:value-type="float" office:value="77.2921232105865">
            <text:p>77.2921232106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MAYUR VIHAR PHASE 3</text:p>
          </table:table-cell>
          <table:table-cell table:style-name="ce7" office:value-type="string">
            <text:p><text:s text:c="2"/>bank,C - 1/ 158 TO 160, OPP. BHARTI PUBLIC SCHOLL, NEAR KONDLI, MAYUR VIHAR PHASE III, Delhi,110096</text:p>
          </table:table-cell>
          <table:table-cell office:value-type="float" office:value="28.6030416591321">
            <text:p>28.6030416591</text:p>
          </table:table-cell>
          <table:table-cell office:value-type="float" office:value="77.3308047935466">
            <text:p>77.3308047935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Delhi Kondli</text:p>
          </table:table-cell>
          <table:table-cell table:style-name="ce7" office:value-type="string">
            <text:p><text:s text:c="2"/>bank,Indal Complex, Khasra No.207, Main Road, Kondli, Vasundhara Enclave Post,Delhi,110096</text:p>
          </table:table-cell>
          <table:table-cell office:value-type="float" office:value="28.5891988513668">
            <text:p>28.5891988514</text:p>
          </table:table-cell>
          <table:table-cell office:value-type="float" office:value="77.3022938289986">
            <text:p>77.30229382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Delhi Anand Vihar</text:p>
          </table:table-cell>
          <table:table-cell table:style-name="ce7" office:value-type="string">
            <text:p><text:s text:c="2"/>bank,B-4, Ashoka Niketan, Anand Vihar, Delhi,110092</text:p>
          </table:table-cell>
          <table:table-cell office:value-type="float" office:value="28.6597823726348">
            <text:p>28.6597823726</text:p>
          </table:table-cell>
          <table:table-cell office:value-type="float" office:value="77.3138405280018">
            <text:p>77.31384052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SABARMATI</text:p>
          </table:table-cell>
          <table:table-cell table:style-name="ce7" office:value-type="string">
            <text:p><text:s text:c="2"/>bank,Near Panchsheel Hospital, High Way, Sabarmati,Ahmedabad,3800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PALDI</text:p>
          </table:table-cell>
          <table:table-cell table:style-name="ce7" office:value-type="string">
            <text:p><text:s text:c="2"/>bank,L.K.CHHATRALAYA, 6 SHANTIKUNJ SOCY,PALDI, Ahmedabad,38000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KANKARIA</text:p>
          </table:table-cell>
          <table:table-cell table:style-name="ce7" office:value-type="string">
            <text:p><text:s text:c="2"/>bank,"SHASHWAT ARCADE", I FLOOR, SY. NO. 391, 393, BHULABHAI PARK CHATR RASTA,GITA MANDIR, KANKARIA ROAD, KANKARIA,Ahmedabad,3800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MANINAGAR</text:p>
          </table:table-cell>
          <table:table-cell table:style-name="ce7" office:value-type="string">
            <text:p><text:s text:c="2"/>bank,P B No.9012, Avishanand Apartments, Plot No.117/1 T.P, Sch.No.4, Behind Sindhi Market,Ahmedabad,3800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RAMDEVNAGAR</text:p>
          </table:table-cell>
          <table:table-cell table:style-name="ce7" office:value-type="string">
            <text:p><text:s text:c="2"/>bank,ASTRA TECH PARK OPP. FUN REPUBLIC ISCON CIRCLE SATELITE,Ahmedabad,3800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VATVA</text:p>
          </table:table-cell>
          <table:table-cell table:style-name="ce7" office:value-type="string">
            <text:p><text:s text:c="2"/>bank,PARSHVA CORPORATION, SHOP NO.1,2,3, PLOT NO 84/4, PHASE I, GIDC ESTATE, VATVA,Ahmedabad,38244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AHMEDABAD PATHERKUVA</text:p>
          </table:table-cell>
          <table:table-cell table:style-name="ce7" office:value-type="string">
            <text:p><text:s text:c="2"/>bank,BUSINESS CENTRE BLDG, RELIEF ROAD,PATHER KUVA, Ahmedabad,3800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AHMEDABAD BODHAK DEV</text:p>
          </table:table-cell>
          <table:table-cell table:style-name="ce7" office:value-type="string">
            <text:p><text:s text:c="2"/>bank,SHOP NO. 6,7,8 &amp; 9, PRIME PLAZA, OPP DLA SCHOOL, PO : BODAKDEV, Ahmedabad,38005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Lambha</text:p>
          </table:table-cell>
          <table:table-cell table:style-name="ce7" office:value-type="string">
            <text:p><text:s text:c="2"/>bank,Rudra Green, Shop No.17 to 20, Lambha Road, Near Old Narol Court, Lambha, AhmedabadAhmedabad,38240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Ahmedabad Kathwada</text:p>
          </table:table-cell>
          <table:table-cell table:style-name="ce7" office:value-type="string">
            <text:p><text:s text:c="2"/>bank,The Span(Kathwada) Com.Co-op.Co Ltd, Shop No.19 to 24, Opp.Pashupati Mahadev Mandir,Kathwada Road,Ahmedabad,38243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Bavla</text:p>
          </table:table-cell>
          <table:table-cell table:style-name="ce7" office:value-type="string">
            <text:p><text:s text:c="2"/>bank,#9, 10, 11, &amp; 12, Aakruti Arcade, Opp.Chavla Hotel, Ahmedabad-Rajkot NH-8,Bavla,38222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Ahmedabad Motera</text:p>
          </table:table-cell>
          <table:table-cell table:style-name="ce7" office:value-type="string">
            <text:p><text:s text:c="2"/>bank,Ground Floor, S-Mall, Opp.Shrusti Arcade, Near H P Petrol Pump, Motera,Ahmedabad,3800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Ahmedabad Vastral</text:p>
          </table:table-cell>
          <table:table-cell table:style-name="ce7" office:value-type="string">
            <text:p><text:s text:c="2"/>bank,Sarovar-4, Near Galaxy Township, RAF Camp, S P Ring Road, Vastral,Ahmedabad,38241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AHMEDABAD NIKOL</text:p>
          </table:table-cell>
          <table:table-cell table:style-name="ce7" office:value-type="string">
            <text:p><text:s text:c="2"/>bank,Shop No.GF 10 to 15, Pratha Residency, Near Platinum Mall, 60 Feet Road, Nikol, Ahmedabad,38235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NAVRANGPURA</text:p>
          </table:table-cell>
          <table:table-cell table:style-name="ce7" office:value-type="string">
            <text:p><text:s text:c="2"/>bank,Ground Floor, Ratnaraj Spring Jain Derasar Char Rasta, Beside Navnirman Bank, Navarangpura,Ahmedabad,38000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New Ranip</text:p>
          </table:table-cell>
          <table:table-cell table:style-name="ce7" office:value-type="string">
            <text:p><text:s text:c="2"/>bank,Shop No.12A to 19, Home Town-3, Opp.Alok Bunglows, Near GST Crossing, New Ranip,Ahmedabad,38248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MANINAGAR</text:p>
          </table:table-cell>
          <table:table-cell table:style-name="ce7" office:value-type="string">
            <text:p><text:s text:c="2"/>bank,MUKTHA NIWAS, SWAMI NARAYANA MANDIR ROAD, MANINAGAR, Ahmedabad,38000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GHODASAR</text:p>
          </table:table-cell>
          <table:table-cell table:style-name="ce7" office:value-type="string">
            <text:p><text:s text:c="2"/>bank,SHOP NO 1 TO 6,YASH COMMERCIAL COMPLEX, OPP.JAGADISH NAGAR SOCIETY, NEAR SMRUTHI MANDIR, PUNIT NAGAR CROSSING ROAD, GHODASAR, Ahmedabad,38005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ISANPUR</text:p>
          </table:table-cell>
          <table:table-cell table:style-name="ce7" office:value-type="string">
            <text:p><text:s text:c="2"/>bank,Ramji Bhavan, Near Ishanpur Post Office, Ishanpur,Ahmedabad,38244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dium</text:p>
          </table:table-cell>
          <table:table-cell table:style-name="ce4" office:value-type="string">
            <text:p>AHMEDABAD NAVAVADAJ</text:p>
          </table:table-cell>
          <table:table-cell table:style-name="ce7" office:value-type="string">
            <text:p><text:s text:c="2"/>bank,SHOP NO.1,2,3,4 MANASAROVAR COMPLEX, OPP.JAIN TEMPLE, BHIMAJIPUR,NAVAVADAJ, Ahmedabad,38001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AHMEDABAD NARODA</text:p>
          </table:table-cell>
          <table:table-cell table:style-name="ce7" office:value-type="string">
            <text:p><text:s text:c="2"/>bank,RELIANCE INDUSTRIES LTD., PREMISES OPP.GATE NO.1, NARODA, Ahmedabad,38233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AHMEDABAD THALTEJ</text:p>
          </table:table-cell>
          <table:table-cell table:style-name="ce7" office:value-type="string">
            <text:p><text:s text:c="2"/>bank,#101, 102 AYANA COMPLEX, I FLOOR, HEBATPUR ROAD, THALTEJ,Ahmedabad,38005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Ahmedabad Gandhi Ashram</text:p>
          </table:table-cell>
          <table:table-cell table:style-name="ce7" office:value-type="string">
            <text:p><text:s text:c="2"/>bank,Opp.Gandhi Ashram, Harijan Kanya Chhatralaya,Old Wadaj Road,Ahmedabad,38001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SHARDA SOCIETY</text:p>
          </table:table-cell>
          <table:table-cell table:style-name="ce7" office:value-type="string">
            <text:p><text:s text:c="2"/>bank,#1, Girukunj Co-Op. Housing Society, New Sharada Main Road,Ahmedabad,38000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SCIENCE SOCIETY</text:p>
          </table:table-cell>
          <table:table-cell table:style-name="ce7" office:value-type="string">
            <text:p><text:s text:c="2"/>bank,#7 &amp; 8, SUNDARAM ARCADE, GROUND FLOOR SCIENCE CITY ROAD,Ahmedabad,38006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GHODASAR</text:p>
          </table:table-cell>
          <table:table-cell table:style-name="ce7" office:value-type="string">
            <text:p><text:s text:c="2"/>bank,GROUND FLOOR, TAGORE AVENUE, NEXT TOAVKAR <text:s/>HALL OPP.GHODASAR GARDEN, GHODASAR,Ahmedabad,38005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ASHRAM ROAD</text:p>
          </table:table-cell>
          <table:table-cell table:style-name="ce7" office:value-type="string">
            <text:p><text:s text:c="2"/>bank,PB No.4101, Narayan Chambers, Near Nehru Bridge, Ashram Road,Ahmedabad,38000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OLD SACHIVALAYA</text:p>
          </table:table-cell>
          <table:table-cell table:style-name="ce7" office:value-type="string">
            <text:p><text:s text:c="2"/>bank,#4 &amp; 5, AZAD SOCIETY (BEHIND SAHAJANANDA COLLEGE), OLD SACHIVALAYA,Ahmedabad,3800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NARANPURA</text:p>
          </table:table-cell>
          <table:table-cell table:style-name="ce7" office:value-type="string">
            <text:p><text:s text:c="2"/>bank,#3B Shivshankar Society,Post Office Rasta Opp. Amikunj Bus Stop, Naranpura,Ahmedabad,38001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KHOKARA MEHMADABAD</text:p>
          </table:table-cell>
          <table:table-cell table:style-name="ce7" office:value-type="string">
            <text:p><text:s text:c="2"/>bank,RAVI CHAMBERS, KOKHARA, AMRIAWADI, Ahmedabad,38002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VASTRAPUR</text:p>
          </table:table-cell>
          <table:table-cell table:style-name="ce7" office:value-type="string">
            <text:p><text:s text:c="2"/>bank,Hindola Complex, Nehru Park, Vastrapur,Ahmedabad,3800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C G Road</text:p>
          </table:table-cell>
          <table:table-cell table:style-name="ce7" office:value-type="string">
            <text:p><text:s text:c="2"/>bank,Chaitanya Tower, Ground Floor, Opp.Maradia Plaza, Beside Jasubhai Jewellers, C G Road,Ahmedabad,38000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NARODA</text:p>
          </table:table-cell>
          <table:table-cell table:style-name="ce7" office:value-type="string">
            <text:p><text:s text:c="2"/>bank,P B No.17, #395-396, Saijpur Bogha, Naroda Road,Ahmedabad,38234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REVDI BAZAAR</text:p>
          </table:table-cell>
          <table:table-cell table:style-name="ce7" office:value-type="string">
            <text:p><text:s text:c="2"/>bank,Post Box No.1083, Revdi Bazar, Ahmedabad,38000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ODHAV GIDC</text:p>
          </table:table-cell>
          <table:table-cell table:style-name="ce7" office:value-type="string">
            <text:p><text:s text:c="2"/>bank,RAGHUVEER COMPLEX, SHOP NO: F16 TO F-22, MAIN ROAD, ODHAV GIDC,Ahmedabad,3824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PALDI</text:p>
          </table:table-cell>
          <table:table-cell table:style-name="ce7" office:value-type="string">
            <text:p><text:s text:c="2"/>bank,#23B, Samarath, Brahmakshatriya Society, Near Jain Provision Store, Shantivan Narayananagar, Paldi,Ahmedabad,38000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CHANDKHEDA</text:p>
          </table:table-cell>
          <table:table-cell table:style-name="ce7" office:value-type="string">
            <text:p><text:s text:c="2"/>bank,NAKSHATRA ARCADE GR. FL, SHOPNO.10,11,12 12A, 14, 15, IOC ROAD, CHANDKHEDA,Ahmedabad,38242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GOTA</text:p>
          </table:table-cell>
          <table:table-cell table:style-name="ce7" office:value-type="string">
            <text:p><text:s text:c="2"/>bank,Ground Floor, Vandematram Cross Wind, Opp.Vandematram Icon, Gota, Ahmedabad,38248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MUMBAI DANA BUNDER(BROACH ST.) 400009</text:p>
          </table:table-cell>
          <table:table-cell table:style-name="ce7" office:value-type="string">
            <text:p><text:s text:c="2"/>bank,G2-ASHIRWAD BUILDING, AHMEDABAD STREET, CARNAC BUNDER, MASJID EAST, Mumbai,40000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LCB AHMEDABAD ASHRAM ROAD</text:p>
          </table:table-cell>
          <table:table-cell table:style-name="ce7" office:value-type="string">
            <text:p><text:s text:c="2"/>bank,NEPTUNE TOWER, ASHRAM ROAD,P.B.NO.4078, OPP.NEHRU BRIDGE,Ahmedabad,38000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SME SULABH AHMEDABADI</text:p>
          </table:table-cell>
          <table:table-cell table:style-name="ce7" office:value-type="string">
            <text:p><text:s text:c="2"/>bank,Shop No.3, Trade Square, Opp.Torrent PO,Ahmedabad,3800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dium</text:p>
          </table:table-cell>
          <table:table-cell table:style-name="ce4" office:value-type="string">
            <text:p>MSME SULABH AHMEDABADII</text:p>
          </table:table-cell>
          <table:table-cell table:style-name="ce7" office:value-type="string">
            <text:p><text:s text:c="2"/>bank,Neptune Tower, Ashram Road,Ahmedabad,38000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BOPAL</text:p>
          </table:table-cell>
          <table:table-cell table:style-name="ce7" office:value-type="string">
            <text:p><text:s text:c="2"/>bank,Plot No.4, Shreeji Complex, Near India Colony, Bopal Ghuma Road, Bopal,Ahmedabad,38005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arge</text:p>
          </table:table-cell>
          <table:table-cell table:style-name="ce4" office:value-type="string">
            <text:p>AHMEDABAD PRAHALADNAGAR</text:p>
          </table:table-cell>
          <table:table-cell table:style-name="ce7" office:value-type="string">
            <text:p><text:s text:c="2"/>bank,Ground Floor, Parshwanath Esquare, Corporate Road, Prahaladnagar,Ahmedabad,38000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SATELLITE</text:p>
          </table:table-cell>
          <table:table-cell table:style-name="ce7" office:value-type="string">
            <text:p><text:s text:c="2"/>bank,I Floor, Dhananjay Towers,100 Feet Main Road, Adjoining 132 Feet Ring Road, Satellite,Ahmedabad,3800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rge</text:p>
          </table:table-cell>
          <table:table-cell table:style-name="ce4" office:value-type="string">
            <text:p>AHMEDABAD DRIVE-IN-ROAD</text:p>
          </table:table-cell>
          <table:table-cell table:style-name="ce7" office:value-type="string">
            <text:p><text:s text:c="2"/>bank,I Floor, Soundarya Apartments, Surdhara Circle, Drive in Road, Thaltej,Ahmedabad,380054</text:p>
          </table:table-cell>
          <table:table-cell table:number-columns-repeated="1021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Sample Branch'.$A$1" table:cell-range-address="$'Sample Branch'.$A$1:.$C$401"/>
        </table:named-expressions>
      </table:table>
      <table:table table:name="Sheet2" table:style-name="ta2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4"/>
        <table:table-column table:style-name="co9" table:default-cell-style-name="ce7"/>
        <table:table-column table:style-name="co7" table:number-columns-repeated="2" table:default-cell-style-name="Excel_20_Built-in_20_Normal"/>
        <table:table-row table:style-name="ro3">
          <table:table-cell table:style-name="ce10" office:value-type="string">
            <text:p>Category</text:p>
          </table:table-cell>
          <table:table-cell table:style-name="ce10" office:value-type="string">
            <text:p>BRANCH_NAME</text:p>
          </table:table-cell>
          <table:table-cell table:style-name="ce10" office:value-type="string">
            <text:p>Branch Address</text:p>
          </table:table-cell>
          <table:table-cell table:style-name="ce10" office:value-type="string">
            <text:p>Lat</text:p>
          </table:table-cell>
          <table:table-cell table:style-name="ce10" office:value-type="string">
            <text:p>Long</text:p>
          </table:table-cell>
        </table:table-row>
        <table:table-row table:style-name="ro1">
          <table:table-cell table:style-name="Excel_20_Built-in_20_Normal" office:value-type="string">
            <text:p>Medium</text:p>
          </table:table-cell>
          <table:table-cell table:style-name="Excel_20_Built-in_20_Normal" office:value-type="string">
            <text:p>LCB CONNAUGHT PLACE DELHI</text:p>
          </table:table-cell>
          <table:table-cell table:style-name="Excel_20_Built-in_20_Normal" office:value-type="string">
            <text:p><text:s text:c="2"/>bank,#B-39, MIDDLE CIRCLE, I FLOOR, NEAR PVR PLAZA, CONNAUGHT PLACE,New Delhi,110001</text:p>
          </table:table-cell>
          <table:table-cell office:value-type="float" office:value="28.6314592627458">
            <text:p>28.6314592627</text:p>
          </table:table-cell>
          <table:table-cell office:value-type="float" office:value="77.2166654415583">
            <text:p>77.2166654416</text:p>
          </table:table-cell>
        </table:table-row>
        <table:table-row table:style-name="ro1">
          <table:table-cell table:style-name="Excel_20_Built-in_20_Normal" office:value-type="string">
            <text:p>Medium</text:p>
          </table:table-cell>
          <table:table-cell table:style-name="Excel_20_Built-in_20_Normal" office:value-type="string">
            <text:p>MSME SULABH NEW DELHI</text:p>
          </table:table-cell>
          <table:table-cell table:style-name="Excel_20_Built-in_20_Normal" office:value-type="string">
            <text:p><text:s text:c="2"/>bank,#9, III Floor, Gulmohar Enclave, Community Centre, Green Park,New Delhi,110016</text:p>
          </table:table-cell>
          <table:table-cell office:value-type="float" office:value="28.5581963742241">
            <text:p>28.5581963742</text:p>
          </table:table-cell>
          <table:table-cell office:value-type="float" office:value="77.2088935233431">
            <text:p>77.208893523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VIDYA BHARATI SCHOOL ROHINI SEC.15</text:p>
          </table:table-cell>
          <table:table-cell office:value-type="string">
            <text:p><text:s text:c="2"/>bank,PLOT NO 6, POCKET NO 8A, MANAK CHOWK, SECTOR 15 ROHINI, NEW DELHIDelhi,110089</text:p>
          </table:table-cell>
          <table:table-cell office:value-type="float" office:value="28.7310878530305">
            <text:p>28.731087853</text:p>
          </table:table-cell>
          <table:table-cell office:value-type="float" office:value="77.1339250194801">
            <text:p>77.1339250195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TAGORE GARDEN</text:p>
          </table:table-cell>
          <table:table-cell office:value-type="string">
            <text:p><text:s text:c="2"/>bank,Post Box No.6514, No.B-7,8,9, Shopping Centre, Tagore Garden, New Delhi,110027</text:p>
          </table:table-cell>
          <table:table-cell office:value-type="float" office:value="28.6460966379641">
            <text:p>28.646096638</text:p>
          </table:table-cell>
          <table:table-cell office:value-type="float" office:value="77.1127303323864">
            <text:p>77.112730332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UNIRKA</text:p>
          </table:table-cell>
          <table:table-cell office:value-type="string">
            <text:p><text:s text:c="2"/>bank,F 66, Munirka, New DelhiDelhi,110067</text:p>
          </table:table-cell>
          <table:table-cell office:value-type="float" office:value="28.555394251229">
            <text:p>28.5553942512</text:p>
          </table:table-cell>
          <table:table-cell office:value-type="float" office:value="77.1748067519644">
            <text:p>77.174806752</text:p>
          </table:table-cell>
        </table:table-row>
        <table:table-row table:style-name="ro2">
          <table:table-cell office:value-type="string">
            <text:p>Large</text:p>
          </table:table-cell>
          <table:table-cell office:value-type="string">
            <text:p>DELHI JITSINGH MARG</text:p>
          </table:table-cell>
          <table:table-cell office:value-type="string">
            <text:p><text:s text:c="2"/>bank,Secular House, 9/1, Special Institutional Area, Jit Singh Marg, Near Jawaharlal Nehru University,Delhi,110067</text:p>
          </table:table-cell>
          <table:table-cell office:value-type="float" office:value="28.5441285789848">
            <text:p>28.544128579</text:p>
          </table:table-cell>
          <table:table-cell office:value-type="float" office:value="77.178308504002">
            <text:p>77.17830850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CANTONMENT</text:p>
          </table:table-cell>
          <table:table-cell office:value-type="string">
            <text:p><text:s text:c="2"/>bank,#22, THIMMAYYA MARG CANTONMENT,New Delhi,110010</text:p>
          </table:table-cell>
          <table:table-cell office:value-type="float" office:value="28.596277987567">
            <text:p>28.5962779876</text:p>
          </table:table-cell>
          <table:table-cell office:value-type="float" office:value="77.1317962260681">
            <text:p>77.131796226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RELA</text:p>
          </table:table-cell>
          <table:table-cell office:value-type="string">
            <text:p><text:s text:c="2"/>bank,2114 BAWANA ROAD NARELA, Delhi,110040</text:p>
          </table:table-cell>
          <table:table-cell office:value-type="float" office:value="28.8481086863844">
            <text:p>28.8481086864</text:p>
          </table:table-cell>
          <table:table-cell office:value-type="float" office:value="77.0878421687436">
            <text:p>77.087842168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LIPUR</text:p>
          </table:table-cell>
          <table:table-cell office:value-type="string">
            <text:p><text:s text:c="2"/>bank,#64/ 60 -61, NARELA ROAD, ALIPUR,Delhi,110036</text:p>
          </table:table-cell>
          <table:table-cell office:value-type="float" office:value="28.7963243864354">
            <text:p>28.7963243864</text:p>
          </table:table-cell>
          <table:table-cell office:value-type="float" office:value="77.1352676227663">
            <text:p>77.135267622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RELA</text:p>
          </table:table-cell>
          <table:table-cell office:value-type="string">
            <text:p><text:s text:c="2"/>bank,#1961/5 NEW ARYA SAMAJ ROAD, RAILWAY ROAD, NARELA,Delhi,110040</text:p>
          </table:table-cell>
          <table:table-cell office:value-type="float" office:value="28.8569857739198">
            <text:p>28.8569857739</text:p>
          </table:table-cell>
          <table:table-cell office:value-type="float" office:value="77.0921809635482">
            <text:p>77.0921809635</text:p>
          </table:table-cell>
        </table:table-row>
        <table:table-row table:style-name="ro1">
          <table:table-cell table:style-name="ce3" office:value-type="string">
            <text:p>Medium</text:p>
          </table:table-cell>
          <table:table-cell table:style-name="ce5" office:value-type="string">
            <text:p>DELHI PALAM</text:p>
          </table:table-cell>
          <table:table-cell table:style-name="ce8" office:value-type="string">
            <text:p><text:s text:c="2"/>bank,WZ 1, PALAM VILLAGE, New Delhi,110045</text:p>
          </table:table-cell>
          <table:table-cell office:value-type="float" office:value="28.5879625027579">
            <text:p>28.5879625028</text:p>
          </table:table-cell>
          <table:table-cell office:value-type="float" office:value="77.0818563940635">
            <text:p>77.081856394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INGSWAY(G T B NAGAR)</text:p>
          </table:table-cell>
          <table:table-cell office:value-type="string">
            <text:p><text:s text:c="2"/>bank,PLOT NO 2154, KINGSWAY CAMP, OPP. T B HOSPITAL, GTB NAGAR, Delhi,110009</text:p>
          </table:table-cell>
          <table:table-cell office:value-type="float" office:value="28.6976773728901">
            <text:p>28.6976773729</text:p>
          </table:table-cell>
          <table:table-cell office:value-type="float" office:value="77.2067870819216">
            <text:p>77.206787081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WAZIRPUR SSI BRANCH</text:p>
          </table:table-cell>
          <table:table-cell office:value-type="string">
            <text:p><text:s text:c="2"/>bank,C-2, Wazirpur Industrial Area, K C Goel Marg, Delhi,110052</text:p>
          </table:table-cell>
          <table:table-cell office:value-type="float" office:value="28.6953309138935">
            <text:p>28.6953309139</text:p>
          </table:table-cell>
          <table:table-cell office:value-type="float" office:value="77.1717046413713">
            <text:p>77.171704641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WAZIRPUR</text:p>
          </table:table-cell>
          <table:table-cell office:value-type="string">
            <text:p><text:s text:c="2"/>bank,#18, Community Centre, Central Market, Ashoka Vihar, Wazirpur,Delhi,110052</text:p>
          </table:table-cell>
          <table:table-cell office:value-type="float" office:value="28.6935523861295">
            <text:p>28.6935523861</text:p>
          </table:table-cell>
          <table:table-cell office:value-type="float" office:value="77.1723397006499">
            <text:p>77.172339700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 D AREA</text:p>
          </table:table-cell>
          <table:table-cell office:value-type="string">
            <text:p><text:s text:c="2"/>bank,#C-16, Community Centre, Opp. III Main, Hauz Khas Post, Safdarjung Development Area,Delhi,110016</text:p>
          </table:table-cell>
          <table:table-cell office:value-type="float" office:value="28.5466503218833">
            <text:p>28.5466503219</text:p>
          </table:table-cell>
          <table:table-cell office:value-type="float" office:value="77.1969655007394">
            <text:p>77.196965500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AHARANI BAGH</text:p>
          </table:table-cell>
          <table:table-cell office:value-type="string">
            <text:p><text:s text:c="2"/>bank,#4 Siddarth Enclave, Commercial Complex, Maharanibagh, New DelhiDelhi,110014</text:p>
          </table:table-cell>
          <table:table-cell office:value-type="float" office:value="28.5730896996337">
            <text:p>28.5730896996</text:p>
          </table:table-cell>
          <table:table-cell office:value-type="float" office:value="77.2584899472162">
            <text:p>77.258489947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NEHRU PLACE</text:p>
          </table:table-cell>
          <table:table-cell office:value-type="string">
            <text:p><text:s text:c="2"/>bank,I Floor, B Block, DDA Building, Nehru Place, New Delhi, Delhi,110019</text:p>
          </table:table-cell>
          <table:table-cell office:value-type="float" office:value="28.5463896176096">
            <text:p>28.5463896176</text:p>
          </table:table-cell>
          <table:table-cell office:value-type="float" office:value="77.2510428613601">
            <text:p>77.251042861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VIVEK VIHAR</text:p>
          </table:table-cell>
          <table:table-cell office:value-type="string">
            <text:p><text:s text:c="2"/>bank,Jhilmil Industrial Area, GT Road, V 2 Market Vivek Vihar,Delhi,110032</text:p>
          </table:table-cell>
          <table:table-cell office:value-type="float" office:value="28.6775619550868">
            <text:p>28.6775619551</text:p>
          </table:table-cell>
          <table:table-cell office:value-type="float" office:value="77.3590730912211">
            <text:p>77.359073091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DILSHAD GARDEN SSI BRANCH</text:p>
          </table:table-cell>
          <table:table-cell office:value-type="string">
            <text:p><text:s text:c="2"/>bank,B-Block, Sikka Chambers, I Floor, SLSC, Dilshad Garden,Delhi,110095</text:p>
          </table:table-cell>
          <table:table-cell office:value-type="float" office:value="28.6804440687043">
            <text:p>28.6804440687</text:p>
          </table:table-cell>
          <table:table-cell office:value-type="float" office:value="77.313835210079">
            <text:p>77.313835210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DILSHAD GARDEN</text:p>
          </table:table-cell>
          <table:table-cell office:value-type="string">
            <text:p><text:s text:c="2"/>bank,Plot No.8, Sikka Chambers, B' Block, Community Centre, Dilsahd Garden,Delhi,110095</text:p>
          </table:table-cell>
          <table:table-cell office:value-type="float" office:value="28.6781582043164">
            <text:p>28.6781582043</text:p>
          </table:table-cell>
          <table:table-cell office:value-type="float" office:value="77.3091818023321">
            <text:p>77.309181802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UCMS AND GTB HOSPITAL GTB HOSPITAL RESIDENT</text:p>
          </table:table-cell>
          <table:table-cell office:value-type="string">
            <text:p><text:s text:c="2"/>bank,GTB HOSPITAL COMPLEX, DILSHAD GARDEN,Delhi,110095</text:p>
          </table:table-cell>
          <table:table-cell office:value-type="float" office:value="28.6828120260971">
            <text:p>28.6828120261</text:p>
          </table:table-cell>
          <table:table-cell office:value-type="float" office:value="77.3095199965068">
            <text:p>77.3095199965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INDRAPRASTHA ESTATE</text:p>
          </table:table-cell>
          <table:table-cell office:value-type="string">
            <text:p><text:s text:c="2"/>bank,4 NEHRU HOUSE BAHADUR SHAH, ZAFAR MARG I P ESTATE, New Delhi,110002</text:p>
          </table:table-cell>
          <table:table-cell office:value-type="float" office:value="28.6303448449633">
            <text:p>28.630344845</text:p>
          </table:table-cell>
          <table:table-cell office:value-type="float" office:value="77.2415457779066">
            <text:p>77.241545777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G B ROAD</text:p>
          </table:table-cell>
          <table:table-cell office:value-type="string">
            <text:p><text:s text:c="2"/>bank,61,G.B.ROAD, SHARDHANAND MARG, Delhi,110006</text:p>
          </table:table-cell>
          <table:table-cell office:value-type="float" office:value="28.6493243064139">
            <text:p>28.6493243064</text:p>
          </table:table-cell>
          <table:table-cell office:value-type="float" office:value="77.2216912465068">
            <text:p>77.2216912465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ADAR BAZAR</text:p>
          </table:table-cell>
          <table:table-cell office:value-type="string">
            <text:p><text:s text:c="2"/>bank,4146-4150 PAHARI DHIRAJ, SADAR BAZAR, Delhi,110006</text:p>
          </table:table-cell>
          <table:table-cell office:value-type="float" office:value="28.6593000298408">
            <text:p>28.6593000298</text:p>
          </table:table-cell>
          <table:table-cell office:value-type="float" office:value="77.2098525206228">
            <text:p>77.209852520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AROLBAGH</text:p>
          </table:table-cell>
          <table:table-cell office:value-type="string">
            <text:p><text:s text:c="2"/>bank,#10183, Arya Samaj Road, Karolbagh, Delhi,110005</text:p>
          </table:table-cell>
          <table:table-cell office:value-type="float" office:value="28.6478756366333">
            <text:p>28.6478756366</text:p>
          </table:table-cell>
          <table:table-cell office:value-type="float" office:value="77.1931057933758">
            <text:p>77.1931057934</text:p>
          </table:table-cell>
        </table:table-row>
        <table:table-row table:style-name="ro2">
          <table:table-cell office:value-type="string">
            <text:p>Medium</text:p>
          </table:table-cell>
          <table:table-cell office:value-type="string">
            <text:p>Sme Hub Delhi-Ii</text:p>
          </table:table-cell>
          <table:table-cell office:value-type="string">
            <text:p><text:s text:c="2"/>bank,Block DP 11, I Floor, Local Shopping Complex, Opp.Maurya Enclave Police Station, Pitampura,Delhi,110034</text:p>
          </table:table-cell>
          <table:table-cell office:value-type="float" office:value="28.7002467791188">
            <text:p>28.7002467791</text:p>
          </table:table-cell>
          <table:table-cell office:value-type="float" office:value="77.1455185512411">
            <text:p>77.145518551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SPECIALIZED MID CB NEW DELHI</text:p>
          </table:table-cell>
          <table:table-cell office:value-type="string">
            <text:p><text:s text:c="2"/>bank,#16, DCM Bldg, Ground Floor, Barakhambha Road,New Delhi,110001</text:p>
          </table:table-cell>
          <table:table-cell office:value-type="float" office:value="28.6296434800414">
            <text:p>28.62964348</text:p>
          </table:table-cell>
          <table:table-cell office:value-type="float" office:value="77.2257189702592">
            <text:p>77.225718970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MSME SULABH NORTH DELHI</text:p>
          </table:table-cell>
          <table:table-cell office:value-type="string">
            <text:p><text:s text:c="2"/>bank,New Sabzi Mandi, Azadpur,Delhi,110033</text:p>
          </table:table-cell>
          <table:table-cell office:value-type="float" office:value="28.7102684831427">
            <text:p>28.7102684831</text:p>
          </table:table-cell>
          <table:table-cell office:value-type="float" office:value="77.1752424004613">
            <text:p>77.175242400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PEERAGARHI DTC DEPOT</text:p>
          </table:table-cell>
          <table:table-cell office:value-type="string">
            <text:p><text:s text:c="2"/>bank,DTC DEPOT, OUTER RING ROAD, PEERAGARHI DTC DEPOT, Delhi,110041</text:p>
          </table:table-cell>
          <table:table-cell office:value-type="float" office:value="28.6753280978767">
            <text:p>28.6753280979</text:p>
          </table:table-cell>
          <table:table-cell office:value-type="float" office:value="77.093500507276">
            <text:p>77.093500507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JANAKPURI</text:p>
          </table:table-cell>
          <table:table-cell office:value-type="string">
            <text:p><text:s text:c="2"/>bank,#A-3/12, GROUND FLOOR, LALSAI MARG, NEAR MATA CHANAN DEVI HOSPITAL, JANAKPURI,Delhi,110058</text:p>
          </table:table-cell>
          <table:table-cell office:value-type="float" office:value="28.62173272437">
            <text:p>28.6217327244</text:p>
          </table:table-cell>
          <table:table-cell office:value-type="float" office:value="77.082719406739">
            <text:p>77.082719406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ngloi Jat</text:p>
          </table:table-cell>
          <table:table-cell office:value-type="string">
            <text:p><text:s text:c="2"/>bank,#1B, Yadav Park, Main Rohtak Road, Nangloi,Delhi,110041</text:p>
          </table:table-cell>
          <table:table-cell office:value-type="float" office:value="28.6818740610801">
            <text:p>28.6818740611</text:p>
          </table:table-cell>
          <table:table-cell office:value-type="float" office:value="77.0533417402542">
            <text:p>77.053341740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DEENDAYAL UPADHYAY MARG</text:p>
          </table:table-cell>
          <table:table-cell office:value-type="string">
            <text:p><text:s text:c="2"/>bank,#212, Deen Dayal Upadhaya Marg, (Rouse Avenue),Delhi,110002</text:p>
          </table:table-cell>
          <table:table-cell office:value-type="float" office:value="28.629797622389">
            <text:p>28.6297976224</text:p>
          </table:table-cell>
          <table:table-cell office:value-type="float" office:value="77.2376686198165">
            <text:p>77.237668619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FOUNTAIN</text:p>
          </table:table-cell>
          <table:table-cell office:value-type="string">
            <text:p><text:s text:c="2"/>bank,#1487-1497, New Moti Cinema, Chandni Chowk Fountain,Delhi,110006</text:p>
          </table:table-cell>
          <table:table-cell office:value-type="float" office:value="28.6562459116722">
            <text:p>28.6562459117</text:p>
          </table:table-cell>
          <table:table-cell office:value-type="float" office:value="77.2346847821256">
            <text:p>77.234684782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ASAF ALI ROAD</text:p>
          </table:table-cell>
          <table:table-cell office:value-type="string">
            <text:p><text:s text:c="2"/>bank,#29A/1 MADHO MANSION IST FLOOR, ASAF ALI ROAD,New Delhi,110002</text:p>
          </table:table-cell>
          <table:table-cell office:value-type="float" office:value="28.6452443772038">
            <text:p>28.6452443772</text:p>
          </table:table-cell>
          <table:table-cell office:value-type="float" office:value="77.2252234412827">
            <text:p>77.225223441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DARYAGANJ</text:p>
          </table:table-cell>
          <table:table-cell office:value-type="string">
            <text:p><text:s text:c="2"/>bank,#34, Netaji Subhash Marg, Daryaganj, Delhi,110002</text:p>
          </table:table-cell>
          <table:table-cell office:value-type="float" office:value="28.6432989864069">
            <text:p>28.6432989864</text:p>
          </table:table-cell>
          <table:table-cell office:value-type="float" office:value="77.240358819435">
            <text:p>77.240358819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EAST PATEL NAGAR</text:p>
          </table:table-cell>
          <table:table-cell office:value-type="string">
            <text:p><text:s text:c="2"/>bank,7 RAJINDERA PLACE SETHI BHAWAN, EAST PATEL NAGAR, New Delhi,110008</text:p>
          </table:table-cell>
          <table:table-cell office:value-type="float" office:value="28.6439420453115">
            <text:p>28.6439420453</text:p>
          </table:table-cell>
          <table:table-cell office:value-type="float" office:value="77.1718149868851">
            <text:p>77.171814986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EAST PATELNAGAR</text:p>
          </table:table-cell>
          <table:table-cell office:value-type="string">
            <text:p><text:s text:c="2"/>bank,#28/8, East Patelnagar, New DelhiDelhi,110008</text:p>
          </table:table-cell>
          <table:table-cell office:value-type="float" office:value="28.6466539970823">
            <text:p>28.6466539971</text:p>
          </table:table-cell>
          <table:table-cell office:value-type="float" office:value="77.1735641899315">
            <text:p>77.173564189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DIPLOMATIC ENCLAVE</text:p>
          </table:table-cell>
          <table:table-cell office:value-type="string">
            <text:p><text:s text:c="2"/>bank,#7/48, Malcha Marg, Diplomatic Enclave, Chanakyapuri,New Delhi,110021</text:p>
          </table:table-cell>
          <table:table-cell office:value-type="float" office:value="28.6016443076493">
            <text:p>28.6016443076</text:p>
          </table:table-cell>
          <table:table-cell office:value-type="float" office:value="77.1861217890714">
            <text:p>77.186121789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 K PURAM</text:p>
          </table:table-cell>
          <table:table-cell office:value-type="string">
            <text:p><text:s text:c="2"/>bank,DELHI TAMIL SANGAM BUILDING, SECTOR V R K PURAM, New Delhi,110022</text:p>
          </table:table-cell>
          <table:table-cell office:value-type="float" office:value="28.5651026478566">
            <text:p>28.5651026479</text:p>
          </table:table-cell>
          <table:table-cell office:value-type="float" office:value="77.1776218078009">
            <text:p>77.177621807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JANPATH</text:p>
          </table:table-cell>
          <table:table-cell office:value-type="string">
            <text:p><text:s text:c="2"/>bank,Post Box No.495, 74, Janpath, New DelhiDelhi,110002</text:p>
          </table:table-cell>
          <table:table-cell office:value-type="float" office:value="28.6282038821363">
            <text:p>28.6282038821</text:p>
          </table:table-cell>
          <table:table-cell office:value-type="float" office:value="77.2199261340112">
            <text:p>77.21992613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EV NAGAR</text:p>
          </table:table-cell>
          <table:table-cell office:value-type="string">
            <text:p><text:s text:c="2"/>bank,16-B/6, MEHRA CHAMBERS, DESH BANDHU GUPTA ROAD DEV NAGAR, New Delhi,110005</text:p>
          </table:table-cell>
          <table:table-cell office:value-type="float" office:value="28.6576365148095">
            <text:p>28.6576365148</text:p>
          </table:table-cell>
          <table:table-cell office:value-type="float" office:value="77.1841695936041">
            <text:p>77.184169593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CIVIC CENTRE MINTO ROAD</text:p>
          </table:table-cell>
          <table:table-cell office:value-type="string">
            <text:p><text:s text:c="2"/>bank,B-BLOCK, PRATYAKSH KAR BHAWAN, CIVIC CENTRE, MINTO ROAD, Delhi,110002</text:p>
          </table:table-cell>
          <table:table-cell office:value-type="float" office:value="28.6386147173799">
            <text:p>28.6386147174</text:p>
          </table:table-cell>
          <table:table-cell office:value-type="float" office:value="77.2277979720834">
            <text:p>77.227797972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UNIVERSITY GRANTS COMMISSION</text:p>
          </table:table-cell>
          <table:table-cell office:value-type="string">
            <text:p><text:s text:c="2"/>bank,#2, Bahadur Shah Zafar Marg, Indraprastha Post, Delhi,110002</text:p>
          </table:table-cell>
          <table:table-cell office:value-type="float" office:value="28.6326003167205">
            <text:p>28.6326003167</text:p>
          </table:table-cell>
          <table:table-cell office:value-type="float" office:value="77.240986308386">
            <text:p>77.240986308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MSME SULABH WEST DELHI</text:p>
          </table:table-cell>
          <table:table-cell office:value-type="string">
            <text:p><text:s text:c="2"/>bank,#7, Sethi Bhawan, East Patel Nagar,New Delhi,110008</text:p>
          </table:table-cell>
          <table:table-cell office:value-type="float" office:value="28.643990050285">
            <text:p>28.6439900503</text:p>
          </table:table-cell>
          <table:table-cell office:value-type="float" office:value="77.1766899754057">
            <text:p>77.176689975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TIONAL PHY.LAB PUSA</text:p>
          </table:table-cell>
          <table:table-cell office:value-type="string">
            <text:p><text:s text:c="2"/>bank,PUSA, KS KRISHANAN MARG, P.O.PUSA, Delhi,110012</text:p>
          </table:table-cell>
          <table:table-cell office:value-type="float" office:value="28.6373757433958">
            <text:p>28.6373757434</text:p>
          </table:table-cell>
          <table:table-cell office:value-type="float" office:value="77.1738530286258">
            <text:p>77.173853028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NDIA TRADE PROMOTION ORGANISATION</text:p>
          </table:table-cell>
          <table:table-cell office:value-type="string">
            <text:p><text:s text:c="2"/>bank,INDIA TRADE PROMOTION ORGANISATION, HALL NO 19, INDIA TRADE PRAGATI MAIDAN,Delhi,110001</text:p>
          </table:table-cell>
          <table:table-cell office:value-type="float" office:value="28.6164676151134">
            <text:p>28.6164676151</text:p>
          </table:table-cell>
          <table:table-cell office:value-type="float" office:value="77.2458068526054">
            <text:p>77.245806852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ARLIAMENT STREET</text:p>
          </table:table-cell>
          <table:table-cell office:value-type="string">
            <text:p><text:s text:c="2"/>bank,#114, Ground Floor, Ambadeep Bldg, 14, K G Marg, Connaught Place,Delhi,110001</text:p>
          </table:table-cell>
          <table:table-cell office:value-type="float" office:value="28.6270753093707">
            <text:p>28.6270753094</text:p>
          </table:table-cell>
          <table:table-cell office:value-type="float" office:value="77.2236977096184">
            <text:p>77.223697709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BARAKHAMBA ROAD</text:p>
          </table:table-cell>
          <table:table-cell office:value-type="string">
            <text:p><text:s text:c="2"/>bank,I FL.ARUNACHAL BLDG.,19, BARAKHAMBA ROAD,NEW DELHI, Delhi,110001</text:p>
          </table:table-cell>
          <table:table-cell office:value-type="float" office:value="28.6291224753177">
            <text:p>28.6291224753</text:p>
          </table:table-cell>
          <table:table-cell office:value-type="float" office:value="77.2247209412991">
            <text:p>77.224720941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HADIPUR</text:p>
          </table:table-cell>
          <table:table-cell office:value-type="string">
            <text:p><text:s text:c="2"/>bank,DTC SHADIPUR DEPOT, EAST PATEL NAGAR, DELHI, Raja Pur Khurd,110008</text:p>
          </table:table-cell>
          <table:table-cell office:value-type="float" office:value="28.6531354368214">
            <text:p>28.6531354368</text:p>
          </table:table-cell>
          <table:table-cell office:value-type="float" office:value="77.1561710803649">
            <text:p>77.156171080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Tikri Kalan</text:p>
          </table:table-cell>
          <table:table-cell office:value-type="string">
            <text:p><text:s text:c="2"/>bank,Plot No.546, Tikri Kalan Village, Delhi,110041</text:p>
          </table:table-cell>
          <table:table-cell office:value-type="float" office:value="28.6874049954877">
            <text:p>28.6874049955</text:p>
          </table:table-cell>
          <table:table-cell office:value-type="float" office:value="76.9681526197869">
            <text:p>76.968152619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PEEPLI KHERA</text:p>
          </table:table-cell>
          <table:table-cell office:value-type="string">
            <text:p><text:s text:c="2"/>bank,VILLAGE &amp; PO: PEEPLI KHERA, TEHSIL: MEERUT, DIST: MEERUT, Peepli Khera,250501</text:p>
          </table:table-cell>
          <table:table-cell office:value-type="float" office:value="28.8844635928611">
            <text:p>28.8844635929</text:p>
          </table:table-cell>
          <table:table-cell office:value-type="float" office:value="77.7709615951548">
            <text:p>77.770961595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BIJWASAN</text:p>
          </table:table-cell>
          <table:table-cell office:value-type="string">
            <text:p><text:s text:c="2"/>bank,VILL &amp; PO BIJWASAN, MAIN ROAD, Delhi,110061</text:p>
          </table:table-cell>
          <table:table-cell office:value-type="float" office:value="28.5329072947996">
            <text:p>28.5329072948</text:p>
          </table:table-cell>
          <table:table-cell office:value-type="float" office:value="77.0513834852406">
            <text:p>77.051383485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BHARTHAL KARAN DEEP PUBLIC SCHOOL</text:p>
          </table:table-cell>
          <table:table-cell office:value-type="string">
            <text:p><text:s text:c="2"/>bank,VILLAGE.BHARTHAL, SECTOR 26, KARAN DEEP PUBLIC SCHOOL, Delhi,110077</text:p>
          </table:table-cell>
          <table:table-cell office:value-type="float" office:value="28.5428659840715">
            <text:p>28.5428659841</text:p>
          </table:table-cell>
          <table:table-cell office:value-type="float" office:value="77.0457642993331">
            <text:p>77.045764299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NDRA PARK</text:p>
          </table:table-cell>
          <table:table-cell office:value-type="string">
            <text:p><text:s text:c="2"/>bank,RZ 443C/1, STREET NO.24, SADHNAGAR-2, INDIRA PARK PALAM COLONY, New Delhi,110045</text:p>
          </table:table-cell>
          <table:table-cell office:value-type="float" office:value="28.5945848197089">
            <text:p>28.5945848197</text:p>
          </table:table-cell>
          <table:table-cell office:value-type="float" office:value="77.0940814118791">
            <text:p>77.094081411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TC DEPOT SUKHDEV VIHAR</text:p>
          </table:table-cell>
          <table:table-cell office:value-type="string">
            <text:p><text:s text:c="2"/>bank,DTC COMPOUND, MATHURA ROAD, OKHLA DEPOT II,DELHI, Delhi,110020</text:p>
          </table:table-cell>
          <table:table-cell office:value-type="float" office:value="28.5483912564935">
            <text:p>28.5483912565</text:p>
          </table:table-cell>
          <table:table-cell office:value-type="float" office:value="77.2766248469095">
            <text:p>77.276624846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KALKAJI DTC DEPOT</text:p>
          </table:table-cell>
          <table:table-cell office:value-type="string">
            <text:p><text:s text:c="2"/>bank,DTC KALKAJI DEPOT,KALKAJI, DELHI, P.O.OKHLA INDUSTRIAL ESTATE, Delhi,110019</text:p>
          </table:table-cell>
          <table:table-cell office:value-type="float" office:value="28.5379860124877">
            <text:p>28.5379860125</text:p>
          </table:table-cell>
          <table:table-cell office:value-type="float" office:value="77.2676334686848">
            <text:p>77.267633468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EW FRIENDS COLONY</text:p>
          </table:table-cell>
          <table:table-cell office:value-type="string">
            <text:p><text:s text:c="2"/>bank,C-10 &amp; 11,Community Centre, New Friend's Colony,Delhi,110065</text:p>
          </table:table-cell>
          <table:table-cell office:value-type="float" office:value="28.5624457808799">
            <text:p>28.5624457809</text:p>
          </table:table-cell>
          <table:table-cell office:value-type="float" office:value="77.2692370945842">
            <text:p>77.269237094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HOLY FAMILY</text:p>
          </table:table-cell>
          <table:table-cell office:value-type="string">
            <text:p><text:s text:c="2"/>bank,Okhla Road, Delhi,110025</text:p>
          </table:table-cell>
          <table:table-cell office:value-type="float" office:value="28.5603924699011">
            <text:p>28.5603924699</text:p>
          </table:table-cell>
          <table:table-cell office:value-type="float" office:value="77.2729876887555">
            <text:p>77.272987688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AYUR VIHAR PHASE-II</text:p>
          </table:table-cell>
          <table:table-cell office:value-type="string">
            <text:p><text:s text:c="2"/>bank,Pocket A, C S Centre, Mayur Vihar Phase II, Delhi,110091</text:p>
          </table:table-cell>
          <table:table-cell office:value-type="float" office:value="28.6186324446941">
            <text:p>28.6186324447</text:p>
          </table:table-cell>
          <table:table-cell office:value-type="float" office:value="77.2968748181651">
            <text:p>77.296874818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GANDHINAGAR</text:p>
          </table:table-cell>
          <table:table-cell office:value-type="string">
            <text:p><text:s text:c="2"/>bank,#25, Mahila Colony, Main Road, Gandhi Nagar,Delhi,110031</text:p>
          </table:table-cell>
          <table:table-cell office:value-type="float" office:value="28.6591966430508">
            <text:p>28.6591966431</text:p>
          </table:table-cell>
          <table:table-cell office:value-type="float" office:value="77.2709036990103">
            <text:p>77.27090369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AYUR VIHAR PHASE-I</text:p>
          </table:table-cell>
          <table:table-cell office:value-type="string">
            <text:p><text:s text:c="2"/>bank,Pankaj Grand Plaza, CSC, Mayur Vihar Phase I,Delhi,110091</text:p>
          </table:table-cell>
          <table:table-cell office:value-type="float" office:value="28.6121091638572">
            <text:p>28.6121091639</text:p>
          </table:table-cell>
          <table:table-cell office:value-type="float" office:value="77.2868765642303">
            <text:p>77.286876564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Gheora</text:p>
          </table:table-cell>
          <table:table-cell office:value-type="string">
            <text:p><text:s text:c="2"/>bank,Khasra No.563/1564/1/1, Main Chowk, Delhi,110081</text:p>
          </table:table-cell>
          <table:table-cell office:value-type="float" office:value="28.6965348058413">
            <text:p>28.6965348058</text:p>
          </table:table-cell>
          <table:table-cell office:value-type="float" office:value="76.9974384546021">
            <text:p>76.997438454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7-22 SECTOR 3 ROHINI</text:p>
          </table:table-cell>
          <table:table-cell office:value-type="string">
            <text:p><text:s text:c="2"/>bank,F-22 SECTOR-3, ROHINI, ROCKFIELD PUBLIC SCHOOL,Delhi,110085</text:p>
          </table:table-cell>
          <table:table-cell office:value-type="float" office:value="28.7017236535008">
            <text:p>28.7017236535</text:p>
          </table:table-cell>
          <table:table-cell office:value-type="float" office:value="77.1022155046881">
            <text:p>77.102215504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ECTOR 7 ROHINI</text:p>
          </table:table-cell>
          <table:table-cell office:value-type="string">
            <text:p><text:s text:c="2"/>bank,F 26/14, AYODYA CHOWK, SECTOR 7 ROHINI,Delhi,110085</text:p>
          </table:table-cell>
          <table:table-cell office:value-type="float" office:value="28.706120252196">
            <text:p>28.7061202522</text:p>
          </table:table-cell>
          <table:table-cell office:value-type="float" office:value="77.1112202913145">
            <text:p>77.111220291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GANESH NAGAR</text:p>
          </table:table-cell>
          <table:table-cell office:value-type="string">
            <text:p><text:s text:c="2"/>bank,A 33, Patparganj Post, Ganesh Nagar, Delhi,110091</text:p>
          </table:table-cell>
          <table:table-cell office:value-type="float" office:value="28.6206173164937">
            <text:p>28.6206173165</text:p>
          </table:table-cell>
          <table:table-cell office:value-type="float" office:value="77.2838419892816">
            <text:p>77.283841989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YABAZAR</text:p>
          </table:table-cell>
          <table:table-cell office:value-type="string">
            <text:p><text:s text:c="2"/>bank,I FLOOR,4062-63, NAYA BAZAR,Delhi,110006</text:p>
          </table:table-cell>
          <table:table-cell office:value-type="float" office:value="28.6583197051302">
            <text:p>28.6583197051</text:p>
          </table:table-cell>
          <table:table-cell office:value-type="float" office:value="77.2193179998054">
            <text:p>77.219317999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ECRETARIAT</text:p>
          </table:table-cell>
          <table:table-cell office:value-type="string">
            <text:p><text:s text:c="2"/>bank,DELHI SECRETARIATE BLDG., I.P.ESTATE, DELHI, Delhi,110002</text:p>
          </table:table-cell>
          <table:table-cell office:value-type="float" office:value="28.6194339090536">
            <text:p>28.6194339091</text:p>
          </table:table-cell>
          <table:table-cell office:value-type="float" office:value="77.2476761999812">
            <text:p>77.247676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AYUR VIHAR PHASE 2</text:p>
          </table:table-cell>
          <table:table-cell office:value-type="string">
            <text:p><text:s text:c="2"/>bank,#5, MAIN ROAD, KICHRIPUR VILLAGE,NEAR MAYUR VIHAR,PHASE II,Delhi,110091</text:p>
          </table:table-cell>
          <table:table-cell office:value-type="float" office:value="28.6217589033035">
            <text:p>28.6217589033</text:p>
          </table:table-cell>
          <table:table-cell office:value-type="float" office:value="77.3123669198498">
            <text:p>77.3123669198</text:p>
          </table:table-cell>
        </table:table-row>
        <table:table-row table:style-name="ro2">
          <table:table-cell office:value-type="string">
            <text:p>Medium</text:p>
          </table:table-cell>
          <table:table-cell office:value-type="string">
            <text:p>DELHI VASUNDHARA ENCLAVE</text:p>
          </table:table-cell>
          <table:table-cell office:value-type="string">
            <text:p><text:s text:c="2"/>bank,#11, Manav Ashray, Ground Floor, Institutional Area (Opp Chilla Sports Complex), Vasundhara Enclave,Delhi,110096</text:p>
          </table:table-cell>
          <table:table-cell office:value-type="float" office:value="28.6009158833194">
            <text:p>28.6009158833</text:p>
          </table:table-cell>
          <table:table-cell office:value-type="float" office:value="77.3232482325906">
            <text:p>77.323248232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Zakir Hussain College E/C</text:p>
          </table:table-cell>
          <table:table-cell office:value-type="string">
            <text:p><text:s text:c="2"/>bank,Dr.Zakir Hussain College Campus, Jawaharlal Nehru Marg, Indraprastha Post,Delhi,110002</text:p>
          </table:table-cell>
          <table:table-cell office:value-type="float" office:value="28.640048035433">
            <text:p>28.6400480354</text:p>
          </table:table-cell>
          <table:table-cell office:value-type="float" office:value="77.2306036101167">
            <text:p>77.230603610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UTTAM NAGAR</text:p>
          </table:table-cell>
          <table:table-cell office:value-type="string">
            <text:p><text:s text:c="2"/>bank,#WZ-259A, Shaheed Chander Marg, Opp.Metro Pillar, 668, Behind Mehtab Medical Centre,Delhi,110059</text:p>
          </table:table-cell>
          <table:table-cell office:value-type="float" office:value="28.6230364361211">
            <text:p>28.6230364361</text:p>
          </table:table-cell>
          <table:table-cell office:value-type="float" office:value="77.0601863294837">
            <text:p>77.0601863295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RIME CORPORATE BRANCH-I</text:p>
          </table:table-cell>
          <table:table-cell office:value-type="string">
            <text:p><text:s text:c="2"/>bank,DDA BLDG, PLOT NO 1, I FLOOR, NEAR PARAS CINEMA, OUTER RING ROAD, NEHRU PLACE,Delhi,110019</text:p>
          </table:table-cell>
          <table:table-cell office:value-type="float" office:value="28.5470973092632">
            <text:p>28.5470973093</text:p>
          </table:table-cell>
          <table:table-cell office:value-type="float" office:value="77.2516747887327">
            <text:p>77.251674788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UNJABIBAGH</text:p>
          </table:table-cell>
          <table:table-cell office:value-type="string">
            <text:p><text:s text:c="2"/>bank,BUILDING NO. 2 &amp; 3, CENTRAL MARKET, WEST PUNJABI BAGH, New Delhi,110026</text:p>
          </table:table-cell>
          <table:table-cell office:value-type="float" office:value="28.6718612585483">
            <text:p>28.6718612585</text:p>
          </table:table-cell>
          <table:table-cell office:value-type="float" office:value="77.1280001587382">
            <text:p>77.128000158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IRTI NAGAR</text:p>
          </table:table-cell>
          <table:table-cell office:value-type="string">
            <text:p><text:s text:c="2"/>bank,34,DLF,INDL.AREA, NAJAFGARH ROAD, KIRTINAGAR, New Delhi,110015</text:p>
          </table:table-cell>
          <table:table-cell office:value-type="float" office:value="28.6557398084649">
            <text:p>28.6557398085</text:p>
          </table:table-cell>
          <table:table-cell office:value-type="float" office:value="77.1414600298689">
            <text:p>77.141460029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OHINI SECTOR 8-9</text:p>
          </table:table-cell>
          <table:table-cell office:value-type="string">
            <text:p><text:s text:c="2"/>bank,4/2, A BLOCK,INSTITUTIONAL AREA, TECHNIA KUNJ,MADHUBAN CHOWK, DELHI, Delhi,110085</text:p>
          </table:table-cell>
          <table:table-cell office:value-type="float" office:value="28.7063635048675">
            <text:p>28.7063635049</text:p>
          </table:table-cell>
          <table:table-cell office:value-type="float" office:value="77.1314059420596">
            <text:p>77.131405942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ANT NAGAR BURARI</text:p>
          </table:table-cell>
          <table:table-cell office:value-type="string">
            <text:p><text:s text:c="2"/>bank,KHASRA NO. 353 &amp; 816, MAIN 100 FOOTA ROAD, SANT NAGAR BURARI, New Delhi,110084</text:p>
          </table:table-cell>
          <table:table-cell office:value-type="float" office:value="28.7519243011503">
            <text:p>28.7519243012</text:p>
          </table:table-cell>
          <table:table-cell office:value-type="float" office:value="77.1989324843522">
            <text:p>77.198932484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OHINI</text:p>
          </table:table-cell>
          <table:table-cell office:value-type="string">
            <text:p><text:s text:c="2"/>bank,Local Shopping Complex - 1, Pocket A-2, Sector-5, Rohini,Delhi,110085</text:p>
          </table:table-cell>
          <table:table-cell office:value-type="float" office:value="28.711763455297">
            <text:p>28.7117634553</text:p>
          </table:table-cell>
          <table:table-cell office:value-type="float" office:value="77.1053344201729">
            <text:p>77.105334420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OHINI SECTOR 9</text:p>
          </table:table-cell>
          <table:table-cell office:value-type="string">
            <text:p><text:s text:c="2"/>bank,Aggarwal Central Plaza, Plot NO.6, DDA Community Centre, Sector-9, Rohini, <text:s/>Delhi,110085</text:p>
          </table:table-cell>
          <table:table-cell office:value-type="float" office:value="28.718139032818">
            <text:p>28.7181390328</text:p>
          </table:table-cell>
          <table:table-cell office:value-type="float" office:value="77.1263039524012">
            <text:p>77.126303952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HAKTINAGAR</text:p>
          </table:table-cell>
          <table:table-cell office:value-type="string">
            <text:p><text:s text:c="2"/>bank,30/11, Nangia Park, Shaktinagar, Delhi,110007</text:p>
          </table:table-cell>
          <table:table-cell office:value-type="float" office:value="28.6801001372704">
            <text:p>28.6801001373</text:p>
          </table:table-cell>
          <table:table-cell office:value-type="float" office:value="77.1943223156235">
            <text:p>77.194322315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AMLANAGAR</text:p>
          </table:table-cell>
          <table:table-cell office:value-type="string">
            <text:p><text:s text:c="2"/>bank,#3/F &amp; 130D, Kamalanagar,Delhi,110007</text:p>
          </table:table-cell>
          <table:table-cell office:value-type="float" office:value="28.6833446001997">
            <text:p>28.6833446002</text:p>
          </table:table-cell>
          <table:table-cell office:value-type="float" office:value="77.2013193859961">
            <text:p>77.20131938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AMALA NAGAR</text:p>
          </table:table-cell>
          <table:table-cell office:value-type="string">
            <text:p><text:s text:c="2"/>bank,D-31,GROUND FLOOR, KAMALA NAGAR, Delhi,110007</text:p>
          </table:table-cell>
          <table:table-cell office:value-type="float" office:value="28.6811317453874">
            <text:p>28.6811317454</text:p>
          </table:table-cell>
          <table:table-cell office:value-type="float" office:value="77.2012179925608">
            <text:p>77.201217992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AMLANAGAR G T ROAD</text:p>
          </table:table-cell>
          <table:table-cell office:value-type="string">
            <text:p><text:s text:c="2"/>bank,15A, G T Karnal Road, Kamlanagar, Delhi,110007</text:p>
          </table:table-cell>
          <table:table-cell office:value-type="float" office:value="28.6797453374659">
            <text:p>28.6797453375</text:p>
          </table:table-cell>
          <table:table-cell office:value-type="float" office:value="77.2000853682765">
            <text:p>77.200085368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JAFGARH</text:p>
          </table:table-cell>
          <table:table-cell office:value-type="string">
            <text:p><text:s text:c="2"/>bank,1643 , THANA ROAD , POO. POLICE STATION, NAJAFGARH, Delhi,110043</text:p>
          </table:table-cell>
          <table:table-cell office:value-type="float" office:value="28.6102182697705">
            <text:p>28.6102182698</text:p>
          </table:table-cell>
          <table:table-cell office:value-type="float" office:value="76.9814003162988">
            <text:p>76.981400316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JAFGARH</text:p>
          </table:table-cell>
          <table:table-cell office:value-type="string">
            <text:p><text:s text:c="2"/>bank,#1624/14/2B, Revenue Estate, Main Thana Road, Najafagarh,Delhi,110043</text:p>
          </table:table-cell>
          <table:table-cell office:value-type="float" office:value="28.6095447804652">
            <text:p>28.6095447805</text:p>
          </table:table-cell>
          <table:table-cell office:value-type="float" office:value="76.9827241280178">
            <text:p>76.982724128</text:p>
          </table:table-cell>
        </table:table-row>
        <table:table-row table:style-name="ro2">
          <table:table-cell office:value-type="string">
            <text:p>Large</text:p>
          </table:table-cell>
          <table:table-cell office:value-type="string">
            <text:p>DELHI VIKAS MARG</text:p>
          </table:table-cell>
          <table:table-cell office:value-type="string">
            <text:p><text:s text:c="2"/>bank,PLOT NO. 10, SURYA NIKETHAN, OPPOSITE GURDWARA ANAND VIHAR KRISHNA NAGAR, VIKAS MARG, Delhi,110092</text:p>
          </table:table-cell>
          <table:table-cell office:value-type="float" office:value="28.6369775904997">
            <text:p>28.6369775905</text:p>
          </table:table-cell>
          <table:table-cell office:value-type="float" office:value="77.2922148214455">
            <text:p>77.292214821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ESHAVPURAM (LAWRENCE ROAD)</text:p>
          </table:table-cell>
          <table:table-cell office:value-type="string">
            <text:p><text:s text:c="2"/>bank,Aggarwal Modern Bazar, C-33, Lawrence Road,Delhi,110035</text:p>
          </table:table-cell>
          <table:table-cell office:value-type="float" office:value="28.6817544022534">
            <text:p>28.6817544023</text:p>
          </table:table-cell>
          <table:table-cell office:value-type="float" office:value="77.1541078570171">
            <text:p>77.15410785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TRINAGAR</text:p>
          </table:table-cell>
          <table:table-cell office:value-type="string">
            <text:p><text:s text:c="2"/>bank,Totaram Bazar, Ganeshpura Post, Trinagar, Delhi,110035</text:p>
          </table:table-cell>
          <table:table-cell office:value-type="float" office:value="28.6787618042715">
            <text:p>28.6787618043</text:p>
          </table:table-cell>
          <table:table-cell office:value-type="float" office:value="77.1637017669085">
            <text:p>77.163701766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YAMUNA VIHAR</text:p>
          </table:table-cell>
          <table:table-cell office:value-type="string">
            <text:p><text:s text:c="2"/>bank,C-4/84A, Yamuna Vihar, Delhi,110053</text:p>
          </table:table-cell>
          <table:table-cell office:value-type="float" office:value="28.7014860289488">
            <text:p>28.7014860289</text:p>
          </table:table-cell>
          <table:table-cell office:value-type="float" office:value="77.2824822282297">
            <text:p>77.282482228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ARKARDOOMA</text:p>
          </table:table-cell>
          <table:table-cell office:value-type="string">
            <text:p><text:s text:c="2"/>bank,#177, SAINI ENCLAVE, KARKARDOOMA,Delhi,110092</text:p>
          </table:table-cell>
          <table:table-cell office:value-type="float" office:value="28.6516663601069">
            <text:p>28.6516663601</text:p>
          </table:table-cell>
          <table:table-cell office:value-type="float" office:value="77.3061101588231">
            <text:p>77.306110158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ASCHIM VIHAR</text:p>
          </table:table-cell>
          <table:table-cell office:value-type="string">
            <text:p><text:s text:c="2"/>bank,DELHI, Delhi,110063</text:p>
          </table:table-cell>
          <table:table-cell office:value-type="float" office:value="28.6716639528755">
            <text:p>28.6716639529</text:p>
          </table:table-cell>
          <table:table-cell office:value-type="float" office:value="77.0929261235865">
            <text:p>77.092926123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ASCHIM VIHAR</text:p>
          </table:table-cell>
          <table:table-cell office:value-type="string">
            <text:p><text:s text:c="2"/>bank,#433. Bhera Enclave,New Delhi,110063</text:p>
          </table:table-cell>
          <table:table-cell office:value-type="float" office:value="28.669934389343">
            <text:p>28.6699343893</text:p>
          </table:table-cell>
          <table:table-cell office:value-type="float" office:value="77.0885347817559">
            <text:p>77.088534781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ROHINI SECTOR 16</text:p>
          </table:table-cell>
          <table:table-cell office:value-type="string">
            <text:p><text:s text:c="2"/>bank,Plot No. 3, LSC 10, Rohini Sector 16, Rohini Sector 11 Post, Delhi,110085</text:p>
          </table:table-cell>
          <table:table-cell office:value-type="float" office:value="28.7393111715996">
            <text:p>28.7393111716</text:p>
          </table:table-cell>
          <table:table-cell office:value-type="float" office:value="77.1181943776131">
            <text:p>77.118194377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ultan Nagar</text:p>
          </table:table-cell>
          <table:table-cell office:value-type="string">
            <text:p><text:s text:c="2"/>bank,B-18, New Multan Nagar, Delhi,110056</text:p>
          </table:table-cell>
          <table:table-cell office:value-type="float" office:value="28.6782049911879">
            <text:p>28.6782049912</text:p>
          </table:table-cell>
          <table:table-cell office:value-type="float" office:value="77.1070400257592">
            <text:p>77.107040025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PASCHIM VIHAR</text:p>
          </table:table-cell>
          <table:table-cell office:value-type="string">
            <text:p><text:s text:c="2"/>bank,A-615 Paschim ViharDelhi,110063</text:p>
          </table:table-cell>
          <table:table-cell office:value-type="float" office:value="28.6739731186322">
            <text:p>28.6739731186</text:p>
          </table:table-cell>
          <table:table-cell office:value-type="float" office:value="77.1037895047955">
            <text:p>77.103789504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Janakpuri 'D' Block</text:p>
          </table:table-cell>
          <table:table-cell office:value-type="string">
            <text:p><text:s text:c="2"/>bank,D1 A/A-7, Janakpuri, Delhi,110058</text:p>
          </table:table-cell>
          <table:table-cell office:value-type="float" office:value="28.6102333678284">
            <text:p>28.6102333678</text:p>
          </table:table-cell>
          <table:table-cell office:value-type="float" office:value="77.1033016010463">
            <text:p>77.10330160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ahavir Enclave</text:p>
          </table:table-cell>
          <table:table-cell office:value-type="string">
            <text:p><text:s text:c="2"/>bank,RZ-D-2/65, Ch.Harphool Singh Market, Mahavir Enclave, Main Road,Delhi,110045</text:p>
          </table:table-cell>
          <table:table-cell office:value-type="float" office:value="28.5998834760834">
            <text:p>28.5998834761</text:p>
          </table:table-cell>
          <table:table-cell office:value-type="float" office:value="77.0820259153612">
            <text:p>77.082025915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PALAM 27 EQUIPMENT DEPOT</text:p>
          </table:table-cell>
          <table:table-cell office:value-type="string">
            <text:p><text:s text:c="2"/>bank,27, EQUIPMENT DEPOT PALAM, IAF PALAM PINTO PARK, Delhi,110010</text:p>
          </table:table-cell>
          <table:table-cell office:value-type="float" office:value="28.5929372770647">
            <text:p>28.5929372771</text:p>
          </table:table-cell>
          <table:table-cell office:value-type="float" office:value="77.1218205837996">
            <text:p>77.121820583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Palam Raj Nagar-Ii</text:p>
          </table:table-cell>
          <table:table-cell office:value-type="string">
            <text:p><text:s text:c="2"/>bank,RZ-12/A, Main Railway Station Road, Raj Nagar-I, Palam Colony,Delhi,110077</text:p>
          </table:table-cell>
          <table:table-cell office:value-type="float" office:value="28.5874393439379">
            <text:p>28.5874393439</text:p>
          </table:table-cell>
          <table:table-cell office:value-type="float" office:value="77.0864383838189">
            <text:p>77.086438383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ITAMPURA</text:p>
          </table:table-cell>
          <table:table-cell office:value-type="string">
            <text:p><text:s text:c="2"/>bank,Block D (Poorvi) 10-11, Local Shopping Centre, Maurya Enclave Post, Pitampura,Delhi,110034</text:p>
          </table:table-cell>
          <table:table-cell office:value-type="float" office:value="28.700255338774">
            <text:p>28.7002553388</text:p>
          </table:table-cell>
          <table:table-cell office:value-type="float" office:value="77.1455216413282">
            <text:p>77.145521641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OHTAS NAGAR</text:p>
          </table:table-cell>
          <table:table-cell office:value-type="string">
            <text:p><text:s text:c="2"/>bank,1/6821, East Rohtas Nagar, Shahadara, New DelhiDelhi,110032</text:p>
          </table:table-cell>
          <table:table-cell office:value-type="float" office:value="28.680137513157">
            <text:p>28.6801375132</text:p>
          </table:table-cell>
          <table:table-cell office:value-type="float" office:value="77.2871136367014">
            <text:p>77.287113636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HAHDARA</text:p>
          </table:table-cell>
          <table:table-cell office:value-type="string">
            <text:p><text:s text:c="2"/>bank,GF-01,GROUND FLOOR, PARSVNATH METRO TOWER, NEAR SHAHDARA METRO STATION, Delhi,110032</text:p>
          </table:table-cell>
          <table:table-cell office:value-type="float" office:value="28.6562190415608">
            <text:p>28.6562190416</text:p>
          </table:table-cell>
          <table:table-cell office:value-type="float" office:value="77.2891303380354">
            <text:p>77.28913033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HAIDARPUR</text:p>
          </table:table-cell>
          <table:table-cell office:value-type="string">
            <text:p><text:s text:c="2"/>bank,HAIDERPUR VILLAGE, Delhi,110085</text:p>
          </table:table-cell>
          <table:table-cell office:value-type="float" office:value="28.7225178314708">
            <text:p>28.7225178315</text:p>
          </table:table-cell>
          <table:table-cell office:value-type="float" office:value="77.1446858985162">
            <text:p>77.1446858985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AZADPUR UDYAMI MITRA BRANCH</text:p>
          </table:table-cell>
          <table:table-cell office:value-type="string">
            <text:p><text:s text:c="2"/>bank,A-252, GF, DERAWAL NAGAR, G T KARNAL ROAD, Delhi,110009</text:p>
          </table:table-cell>
          <table:table-cell office:value-type="float" office:value="28.696297982898">
            <text:p>28.6962979829</text:p>
          </table:table-cell>
          <table:table-cell office:value-type="float" office:value="77.1877199414157">
            <text:p>77.187719941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ATPARGANJ</text:p>
          </table:table-cell>
          <table:table-cell office:value-type="string">
            <text:p><text:s text:c="2"/>bank,Atlantic Arcade, G-3, Plot No. 16, Patparganj,Delhi,110092</text:p>
          </table:table-cell>
          <table:table-cell office:value-type="float" office:value="28.6278123941494">
            <text:p>28.6278123941</text:p>
          </table:table-cell>
          <table:table-cell office:value-type="float" office:value="77.3079039246848">
            <text:p>77.307903924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NANGLOI</text:p>
          </table:table-cell>
          <table:table-cell office:value-type="string">
            <text:p><text:s text:c="2"/>bank,NO 1 NAJAFGARH ROAD NANGLOI, Delhi,110041</text:p>
          </table:table-cell>
          <table:table-cell office:value-type="float" office:value="28.681889764347">
            <text:p>28.6818897643</text:p>
          </table:table-cell>
          <table:table-cell office:value-type="float" office:value="77.0658039415711">
            <text:p>77.065803941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EERA BAGH</text:p>
          </table:table-cell>
          <table:table-cell office:value-type="string">
            <text:p><text:s text:c="2"/>bank,#A-334, GROUND FLOOR, MEERA BAGH PASCHIM VIHAR,Delhi,110087</text:p>
          </table:table-cell>
          <table:table-cell office:value-type="float" office:value="28.6600115924491">
            <text:p>28.6600115924</text:p>
          </table:table-cell>
          <table:table-cell office:value-type="float" office:value="77.0913934304093">
            <text:p>77.091393430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HARINAGAR</text:p>
          </table:table-cell>
          <table:table-cell office:value-type="string">
            <text:p><text:s text:c="2"/>bank,DTC DEPOT BUILDING, HARINAGAR, DELHI, Delhi,110064</text:p>
          </table:table-cell>
          <table:table-cell office:value-type="float" office:value="28.6249885732408">
            <text:p>28.6249885732</text:p>
          </table:table-cell>
          <table:table-cell office:value-type="float" office:value="77.1108496257171">
            <text:p>77.110849625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HARINAGAR</text:p>
          </table:table-cell>
          <table:table-cell office:value-type="string">
            <text:p><text:s text:c="2"/>bank,234, B-BLOCK, HARINAGAR,Delhi,110064</text:p>
          </table:table-cell>
          <table:table-cell office:value-type="float" office:value="28.6268684090384">
            <text:p>28.626868409</text:p>
          </table:table-cell>
          <table:table-cell office:value-type="float" office:value="77.1136939116493">
            <text:p>77.113693911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QUAZI HAUZ</text:p>
          </table:table-cell>
          <table:table-cell office:value-type="string">
            <text:p><text:s text:c="2"/>bank,#5007, Jaisav Place, Bazar Sirkiwalan, Quazi Hauz, Hauz Qazi Post,Delhi,110006</text:p>
          </table:table-cell>
          <table:table-cell office:value-type="float" office:value="28.6499684174785">
            <text:p>28.6499684175</text:p>
          </table:table-cell>
          <table:table-cell office:value-type="float" office:value="77.2262264420782">
            <text:p>77.226226442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CHANDNI CHOWK</text:p>
          </table:table-cell>
          <table:table-cell office:value-type="string">
            <text:p><text:s text:c="2"/>bank,#625,CHANDNI CHOWK, Delhi,110006</text:p>
          </table:table-cell>
          <table:table-cell office:value-type="float" office:value="28.656293230995">
            <text:p>28.656293231</text:p>
          </table:table-cell>
          <table:table-cell office:value-type="float" office:value="77.2246667646519">
            <text:p>77.224666764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TC DICHAON KALAN</text:p>
          </table:table-cell>
          <table:table-cell office:value-type="string">
            <text:p><text:s text:c="2"/>bank,DTC DEPOT, DICHUAN KALAN,DICHAN KALAN, DELHI, Dichaon Kalan,110061</text:p>
          </table:table-cell>
          <table:table-cell office:value-type="float" office:value="28.6289957484855">
            <text:p>28.6289957485</text:p>
          </table:table-cell>
          <table:table-cell office:value-type="float" office:value="76.9980855972621">
            <text:p>76.998085597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ICRO FINANCE BRANCH</text:p>
          </table:table-cell>
          <table:table-cell office:value-type="string">
            <text:p><text:s text:c="2"/>bank,Khasra No.2/25, Chotu Ram Market, Raghuvir Enclave, Nangloi Stand, Najafgarh,Delhi,110043</text:p>
          </table:table-cell>
          <table:table-cell office:value-type="float" office:value="28.6170653920895">
            <text:p>28.6170653921</text:p>
          </table:table-cell>
          <table:table-cell office:value-type="float" office:value="76.9832935836599">
            <text:p>76.983293583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itraon</text:p>
          </table:table-cell>
          <table:table-cell office:value-type="string">
            <text:p><text:s text:c="2"/>bank,Khasra No.115, Mitraon, Delhi,110043</text:p>
          </table:table-cell>
          <table:table-cell office:value-type="float" office:value="28.6084355678468">
            <text:p>28.6084355678</text:p>
          </table:table-cell>
          <table:table-cell office:value-type="float" office:value="76.9459315057511">
            <text:p>76.945931505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Meerut Malyana-Baghpat Road</text:p>
          </table:table-cell>
          <table:table-cell office:value-type="string">
            <text:p><text:s text:c="2"/>bank,#250/7, Devshree Plaza, Malyana-Baghpat Road,Meerut,250002</text:p>
          </table:table-cell>
          <table:table-cell office:value-type="float" office:value="28.971518920549">
            <text:p>28.9715189205</text:p>
          </table:table-cell>
          <table:table-cell office:value-type="float" office:value="77.6814632478123">
            <text:p>77.681463247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HANKARNAGAR</text:p>
          </table:table-cell>
          <table:table-cell office:value-type="string">
            <text:p><text:s text:c="2"/>bank,K-79, Chachi Building, Krishnanagar, Delhi,110051</text:p>
          </table:table-cell>
          <table:table-cell office:value-type="float" office:value="28.6612883225144">
            <text:p>28.6612883225</text:p>
          </table:table-cell>
          <table:table-cell office:value-type="float" office:value="77.2787835341226">
            <text:p>77.278783534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NIRMAN VIHAR</text:p>
          </table:table-cell>
          <table:table-cell office:value-type="string">
            <text:p><text:s text:c="2"/>bank,E.353, NIRMAN VIHAR, OPP.LAXMI NAGAR, Delhi,110092</text:p>
          </table:table-cell>
          <table:table-cell office:value-type="float" office:value="28.6367229408859">
            <text:p>28.6367229409</text:p>
          </table:table-cell>
          <table:table-cell office:value-type="float" office:value="77.2747850406198">
            <text:p>77.2747850406</text:p>
          </table:table-cell>
        </table:table-row>
        <table:table-row table:style-name="ro2">
          <table:table-cell office:value-type="string">
            <text:p>Large</text:p>
          </table:table-cell>
          <table:table-cell office:value-type="string">
            <text:p>DELHI M.A.MEDICAL COLLEGE</text:p>
          </table:table-cell>
          <table:table-cell office:value-type="string">
            <text:p><text:s text:c="2"/>bank,MAULANA AZAD MEDICAL COLLEGE, BAHADUR SHAH ZAFAR MARG, M.A.MEDICAL COLLEGE, New Delhi,110002</text:p>
          </table:table-cell>
          <table:table-cell office:value-type="float" office:value="28.6370254308788">
            <text:p>28.6370254309</text:p>
          </table:table-cell>
          <table:table-cell office:value-type="float" office:value="77.2371761932019">
            <text:p>77.237176193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NRI BRANCH</text:p>
          </table:table-cell>
          <table:table-cell office:value-type="string">
            <text:p><text:s text:c="2"/>bank,DCM Bldg, 16 Barakhambha Road, New DelhiDelhi,110003</text:p>
          </table:table-cell>
          <table:table-cell office:value-type="float" office:value="28.6296502399677">
            <text:p>28.62965024</text:p>
          </table:table-cell>
          <table:table-cell office:value-type="float" office:value="77.2256254115739">
            <text:p>77.225625411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BHAGWANDAS ROAD</text:p>
          </table:table-cell>
          <table:table-cell office:value-type="string">
            <text:p><text:s text:c="2"/>bank,Aga Khan Hall Sarojini House, 6, Bhagwan Das Road,New Delhi,110005</text:p>
          </table:table-cell>
          <table:table-cell office:value-type="float" office:value="28.6225020297829">
            <text:p>28.6225020298</text:p>
          </table:table-cell>
          <table:table-cell office:value-type="float" office:value="77.2359196396554">
            <text:p>77.235919639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GOLE MARKET</text:p>
          </table:table-cell>
          <table:table-cell office:value-type="string">
            <text:p><text:s text:c="2"/>bank,#106, BAIRD ROAD, BANGLA SAHIB ROAD,Delhi,110001</text:p>
          </table:table-cell>
          <table:table-cell office:value-type="float" office:value="28.6331171695151">
            <text:p>28.6331171695</text:p>
          </table:table-cell>
          <table:table-cell office:value-type="float" office:value="77.2087043006937">
            <text:p>77.208704300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WAMI SIVANANDA MEMORIAL INSTITUTE</text:p>
          </table:table-cell>
          <table:table-cell office:value-type="string">
            <text:p><text:s text:c="2"/>bank,# 10 ,EAST AVENUE MARKET, EAST PUNJABI BAGH, SWAMI SIVANANDA MEMORIAL INSTITUTE,Delhi,110026</text:p>
          </table:table-cell>
          <table:table-cell office:value-type="float" office:value="28.6694827306783">
            <text:p>28.6694827307</text:p>
          </table:table-cell>
          <table:table-cell office:value-type="float" office:value="77.1454859969934">
            <text:p>77.14548599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JANAKPURI B BLOCK</text:p>
          </table:table-cell>
          <table:table-cell office:value-type="string">
            <text:p><text:s text:c="2"/>bank,2/3 - 2/4 PREM NAGAR, CHHOTI SABZI MANDI B-BLOCK, JANAKPURI, New Delhi,110058</text:p>
          </table:table-cell>
          <table:table-cell office:value-type="float" office:value="28.634637173019">
            <text:p>28.634637173</text:p>
          </table:table-cell>
          <table:table-cell office:value-type="float" office:value="77.0924712631598">
            <text:p>77.092471263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PUNJABI BAGH</text:p>
          </table:table-cell>
          <table:table-cell office:value-type="string">
            <text:p><text:s text:c="2"/>bank,#7, Central Market, West Avenue Road, Punjabi Bagh,Delhi,110026</text:p>
          </table:table-cell>
          <table:table-cell office:value-type="float" office:value="28.5691604502886">
            <text:p>28.5691604503</text:p>
          </table:table-cell>
          <table:table-cell office:value-type="float" office:value="77.2410478401392">
            <text:p>77.241047840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WARKA SECTOR 6</text:p>
          </table:table-cell>
          <table:table-cell office:value-type="string">
            <text:p><text:s text:c="2"/>bank,RZ 5A, PALAM VIHAR, SECTOR-6,DWARKA, Delhi,110075</text:p>
          </table:table-cell>
          <table:table-cell office:value-type="float" office:value="28.595163342851">
            <text:p>28.5951633429</text:p>
          </table:table-cell>
          <table:table-cell office:value-type="float" office:value="77.0690373682924">
            <text:p>77.069037368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C C R T</text:p>
          </table:table-cell>
          <table:table-cell office:value-type="string">
            <text:p><text:s text:c="2"/>bank,CENTRE FOR CULTURAL RESOURCES &amp; TRAINING, PLOT NO 15A, SECTOR-7, DWARAKA,Delhi,110075</text:p>
          </table:table-cell>
          <table:table-cell office:value-type="float" office:value="28.582783805905">
            <text:p>28.5827838059</text:p>
          </table:table-cell>
          <table:table-cell office:value-type="float" office:value="77.0703368364691">
            <text:p>77.070336836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NHAI,Dwarka</text:p>
          </table:table-cell>
          <table:table-cell office:value-type="string">
            <text:p><text:s text:c="2"/>bank,NHAI Campus, Sector-10, Dwarka, Dwarka Sec-6 Post,Delhi,110075</text:p>
          </table:table-cell>
          <table:table-cell office:value-type="float" office:value="28.5798172008057">
            <text:p>28.5798172008</text:p>
          </table:table-cell>
          <table:table-cell office:value-type="float" office:value="77.0581103992962">
            <text:p>77.058110399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DARSH NAGAR</text:p>
          </table:table-cell>
          <table:table-cell office:value-type="string">
            <text:p><text:s text:c="2"/>bank,#A-7, G T Karnal Road, Adarsh Nagar,Delhi,110033</text:p>
          </table:table-cell>
          <table:table-cell office:value-type="float" office:value="28.717695248553">
            <text:p>28.7176952486</text:p>
          </table:table-cell>
          <table:table-cell office:value-type="float" office:value="77.1700578505392">
            <text:p>77.170057850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ZADPUR (NEW SUBZIMANDI)</text:p>
          </table:table-cell>
          <table:table-cell office:value-type="string">
            <text:p><text:s text:c="2"/>bank,G.T.Karnal Road, New Subji Mandi, Azadpur, Delhi,110033</text:p>
          </table:table-cell>
          <table:table-cell office:value-type="float" office:value="28.7131307312769">
            <text:p>28.7131307313</text:p>
          </table:table-cell>
          <table:table-cell office:value-type="float" office:value="77.1725100218579">
            <text:p>77.172510021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halimar Bagh</text:p>
          </table:table-cell>
          <table:table-cell office:value-type="string">
            <text:p><text:s text:c="2"/>bank,BJ-21, Shalimar Bagh (East), Delhi,110088</text:p>
          </table:table-cell>
          <table:table-cell office:value-type="float" office:value="28.7117479150892">
            <text:p>28.7117479151</text:p>
          </table:table-cell>
          <table:table-cell office:value-type="float" office:value="77.1596893852913">
            <text:p>77.159689385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TRIVENI PHASE II(SHEIKHSARAI)</text:p>
          </table:table-cell>
          <table:table-cell office:value-type="string">
            <text:p><text:s text:c="2"/>bank,#2-4 &amp; 5, I Floor, Triveni Phase II, N.S.C.Shopping Complex, New DelhiDelhi,110017</text:p>
          </table:table-cell>
          <table:table-cell office:value-type="float" office:value="28.5337735291335">
            <text:p>28.5337735291</text:p>
          </table:table-cell>
          <table:table-cell office:value-type="float" office:value="77.2311816182423">
            <text:p>77.231181618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LADO SARAI</text:p>
          </table:table-cell>
          <table:table-cell office:value-type="string">
            <text:p><text:s text:c="2"/>bank,F-213-A/1, Old Mehrauli-Badarpur Road, Lado Sarai,Delhi,110030</text:p>
          </table:table-cell>
          <table:table-cell office:value-type="float" office:value="28.523078160137">
            <text:p>28.5230781601</text:p>
          </table:table-cell>
          <table:table-cell office:value-type="float" office:value="77.1951104761989">
            <text:p>77.195110476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Chittaranjan Park [C R Park]</text:p>
          </table:table-cell>
          <table:table-cell office:value-type="string">
            <text:p><text:s text:c="2"/>bank,#I-1805, Chittaranjan Park,Delhi,110019</text:p>
          </table:table-cell>
          <table:table-cell office:value-type="float" office:value="28.5397096680605">
            <text:p>28.5397096681</text:p>
          </table:table-cell>
          <table:table-cell office:value-type="float" office:value="77.2494443989978">
            <text:p>77.24944439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ODEL TOWN</text:p>
          </table:table-cell>
          <table:table-cell office:value-type="string">
            <text:p><text:s text:c="2"/>bank,K-1/1, MODEL TOWN III, Delhi,110009</text:p>
          </table:table-cell>
          <table:table-cell office:value-type="float" office:value="28.7083155857372">
            <text:p>28.7083155857</text:p>
          </table:table-cell>
          <table:table-cell office:value-type="float" office:value="77.1855572851672">
            <text:p>77.185557285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KINGSWAY CAMP</text:p>
          </table:table-cell>
          <table:table-cell office:value-type="string">
            <text:p><text:s text:c="2"/>bank,Harijan Sevak Sangh Bldg Compound, Kings Way Camp, GTB Nagar Post,Delhi,110009</text:p>
          </table:table-cell>
          <table:table-cell office:value-type="float" office:value="28.7062657106579">
            <text:p>28.7062657107</text:p>
          </table:table-cell>
          <table:table-cell office:value-type="float" office:value="77.204961268376">
            <text:p>77.2049612684</text:p>
          </table:table-cell>
        </table:table-row>
        <table:table-row table:style-name="ro2">
          <table:table-cell office:value-type="string">
            <text:p>Medium</text:p>
          </table:table-cell>
          <table:table-cell office:value-type="string">
            <text:p>DELHI MODEL TOWN</text:p>
          </table:table-cell>
          <table:table-cell office:value-type="string">
            <text:p><text:s text:c="2"/>bank,PLOT NO M, TAGORE PARK, TAGORE PARK MARG, MODEL TOWN PART 2, <text:s/>MODEL TOWN II POST,Delhi,110009</text:p>
          </table:table-cell>
          <table:table-cell office:value-type="float" office:value="28.7051353944142">
            <text:p>28.7051353944</text:p>
          </table:table-cell>
          <table:table-cell office:value-type="float" office:value="77.1988738320031">
            <text:p>77.19887383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LAJPAT NAGAR IV</text:p>
          </table:table-cell>
          <table:table-cell office:value-type="string">
            <text:p><text:s text:c="2"/>bank,35, RING ROAD, LAJPAT NAGAR IV, New Delhi,110024</text:p>
          </table:table-cell>
          <table:table-cell office:value-type="float" office:value="28.565209392811">
            <text:p>28.5652093928</text:p>
          </table:table-cell>
          <table:table-cell office:value-type="float" office:value="77.2491806783484">
            <text:p>77.249180678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Badarpur Mohan Co-Op Society</text:p>
          </table:table-cell>
          <table:table-cell office:value-type="string">
            <text:p><text:s text:c="2"/>bank,#351,352 &amp; 353, Bankey Lal Market, Tulsi Ganga Plaza, Opp.Pillar No.24, Badarpur,Delhi,110044</text:p>
          </table:table-cell>
          <table:table-cell office:value-type="float" office:value="28.5003909109725">
            <text:p>28.500390911</text:p>
          </table:table-cell>
          <table:table-cell office:value-type="float" office:value="77.3017404883827">
            <text:p>77.301740488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ndian Instt Of Technology (Iit-Ec</text:p>
          </table:table-cell>
          <table:table-cell office:value-type="string">
            <text:p><text:s text:c="2"/>bank,IIT Campus, Hauz Khas, Delhi,110016</text:p>
          </table:table-cell>
          <table:table-cell office:value-type="float" office:value="28.5457321520184">
            <text:p>28.545732152</text:p>
          </table:table-cell>
          <table:table-cell office:value-type="float" office:value="77.1927673312889">
            <text:p>77.192767331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OFFICE OF C.DOT</text:p>
          </table:table-cell>
          <table:table-cell office:value-type="string">
            <text:p><text:s text:c="2"/>bank,CENTRE FOR DEVELOPMENT OF TELEMATICS MANDI GAON ROAD, CHHATTARPUR, MEHRAULI,Delhi,110030</text:p>
          </table:table-cell>
          <table:table-cell office:value-type="float" office:value="28.545720892891">
            <text:p>28.5457208929</text:p>
          </table:table-cell>
          <table:table-cell office:value-type="float" office:value="77.1927672490855">
            <text:p>77.192767249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OKHLA KALKAJI</text:p>
          </table:table-cell>
          <table:table-cell office:value-type="string">
            <text:p><text:s text:c="2"/>bank,#N 9/A GROUND FLOOR, KALKAJI NEW DELHIDelhi,110019</text:p>
          </table:table-cell>
          <table:table-cell office:value-type="float" office:value="28.536368550957">
            <text:p>28.536368551</text:p>
          </table:table-cell>
          <table:table-cell office:value-type="float" office:value="77.2579159621069">
            <text:p>77.257915962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LAJPATHNAGAR</text:p>
          </table:table-cell>
          <table:table-cell office:value-type="string">
            <text:p><text:s text:c="2"/>bank,#A-9 DDA Shopping Complex, Defence Colony,New Delhi,110024</text:p>
          </table:table-cell>
          <table:table-cell office:value-type="float" office:value="28.566840649286">
            <text:p>28.5668406493</text:p>
          </table:table-cell>
          <table:table-cell office:value-type="float" office:value="77.2340391104523">
            <text:p>77.234039110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ROHINI</text:p>
          </table:table-cell>
          <table:table-cell office:value-type="string">
            <text:p><text:s text:c="2"/>bank,M/S COMPETENT PLAZA, Delhi,110085</text:p>
          </table:table-cell>
          <table:table-cell office:value-type="float" office:value="28.6689878558651">
            <text:p>28.6689878559</text:p>
          </table:table-cell>
          <table:table-cell office:value-type="float" office:value="77.1056033307374">
            <text:p>77.105603330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Harsh Vihar</text:p>
          </table:table-cell>
          <table:table-cell office:value-type="string">
            <text:p><text:s text:c="2"/>bank,62, Harsh Vihar, Maurya Enclave Post, Pithampura, Delhi,110034</text:p>
          </table:table-cell>
          <table:table-cell office:value-type="float" office:value="28.6951401258985">
            <text:p>28.6951401259</text:p>
          </table:table-cell>
          <table:table-cell office:value-type="float" office:value="77.1343521345917">
            <text:p>77.134352134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ARITA VIHAR</text:p>
          </table:table-cell>
          <table:table-cell office:value-type="string">
            <text:p><text:s text:c="2"/>bank,# 7, Pocket H &amp; J, Local Shopping Complex, Saritha Vihar,Delhi,110076</text:p>
          </table:table-cell>
          <table:table-cell office:value-type="float" office:value="28.5350177495964">
            <text:p>28.5350177496</text:p>
          </table:table-cell>
          <table:table-cell office:value-type="float" office:value="77.2917694031452">
            <text:p>77.291769403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EAST OF KAILASH</text:p>
          </table:table-cell>
          <table:table-cell office:value-type="string">
            <text:p><text:s text:c="2"/>bank,#E-221, East of Kailash,Delhi,110065</text:p>
          </table:table-cell>
          <table:table-cell office:value-type="float" office:value="28.5563622918188">
            <text:p>28.5563622918</text:p>
          </table:table-cell>
          <table:table-cell office:value-type="float" office:value="77.2438889334732">
            <text:p>77.243888933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PUSA NATIONAL SEED CORPN</text:p>
          </table:table-cell>
          <table:table-cell office:value-type="string">
            <text:p><text:s text:c="2"/>bank,NSC, BEEJ BHAWAN, PUSA CAMPUS, PUSA NATIONAL SEED CORPN, Delhi,110012</text:p>
          </table:table-cell>
          <table:table-cell office:value-type="float" office:value="28.6281995659544">
            <text:p>28.628199566</text:p>
          </table:table-cell>
          <table:table-cell office:value-type="float" office:value="77.1493729241918">
            <text:p>77.149372924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NDIAN AGRICULTURAL STATE RESEARCH INST.</text:p>
          </table:table-cell>
          <table:table-cell office:value-type="string">
            <text:p><text:s text:c="2"/>bank,INDIAN AGRICULTURE SCIENCE RESEARCH INST LIBRARY, AVENUE PUSA CAMPUS, NEW DELHI, Delhi,110012</text:p>
          </table:table-cell>
          <table:table-cell office:value-type="float" office:value="28.6281919812731">
            <text:p>28.6281919813</text:p>
          </table:table-cell>
          <table:table-cell office:value-type="float" office:value="77.1493740731354">
            <text:p>77.149374073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NASC PUSA</text:p>
          </table:table-cell>
          <table:table-cell office:value-type="string">
            <text:p><text:s text:c="2"/>bank,NATIONAL AGRICULTURE SCIENCE CENTRE PUSA CAMPUS, TODAPUR -PUSA PUSA CAMPUS, Delhi,110012</text:p>
          </table:table-cell>
          <table:table-cell office:value-type="float" office:value="28.6264032057636">
            <text:p>28.6264032058</text:p>
          </table:table-cell>
          <table:table-cell office:value-type="float" office:value="77.1619648788995">
            <text:p>77.161964878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Naraina Sme</text:p>
          </table:table-cell>
          <table:table-cell office:value-type="string">
            <text:p><text:s text:c="2"/>bank,E-24, Opp.Bikanerwala, Naraina Vihar, Delhi,110028</text:p>
          </table:table-cell>
          <table:table-cell office:value-type="float" office:value="28.6299973240678">
            <text:p>28.6299973241</text:p>
          </table:table-cell>
          <table:table-cell office:value-type="float" office:value="77.138158165411">
            <text:p>77.138158165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OUTH BLOCK</text:p>
          </table:table-cell>
          <table:table-cell office:value-type="string">
            <text:p><text:s text:c="2"/>bank,DEFENCE HEAD QUARTERS, SOUTH BLOCK, Delhi,110011</text:p>
          </table:table-cell>
          <table:table-cell office:value-type="float" office:value="28.6125761680283">
            <text:p>28.612576168</text:p>
          </table:table-cell>
          <table:table-cell office:value-type="float" office:value="77.2066283899634">
            <text:p>77.2066283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TRANSPORT BHAWAN</text:p>
          </table:table-cell>
          <table:table-cell office:value-type="string">
            <text:p><text:s text:c="2"/>bank,TRANSPORT BHAVAN, NO.1, PARLIAMENT STREET, Delhi,110001</text:p>
          </table:table-cell>
          <table:table-cell office:value-type="float" office:value="28.6215960694562">
            <text:p>28.6215960695</text:p>
          </table:table-cell>
          <table:table-cell office:value-type="float" office:value="77.2113952423934">
            <text:p>77.211395242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UBRATO PARK</text:p>
          </table:table-cell>
          <table:table-cell office:value-type="string">
            <text:p><text:s text:c="2"/>bank,Air Force Group Insurance Society, Subroto Park,Delhi,110010</text:p>
          </table:table-cell>
          <table:table-cell office:value-type="float" office:value="28.5831150456903">
            <text:p>28.5831150457</text:p>
          </table:table-cell>
          <table:table-cell office:value-type="float" office:value="77.1490995873728">
            <text:p>77.149099587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NARAINA VIHAR</text:p>
          </table:table-cell>
          <table:table-cell office:value-type="string">
            <text:p><text:s text:c="2"/>bank,Imperial Tower,Ms Plot,Flat#GF/HLE-1 &amp; BS-1, Community Centre, Naraina Vihar,Delhi,110028</text:p>
          </table:table-cell>
          <table:table-cell office:value-type="float" office:value="28.6259037335148">
            <text:p>28.6259037335</text:p>
          </table:table-cell>
          <table:table-cell office:value-type="float" office:value="77.1426179738971">
            <text:p>77.142617973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TC NANDNAGARI</text:p>
          </table:table-cell>
          <table:table-cell office:value-type="string">
            <text:p><text:s text:c="2"/>bank,DTC NAND NAGRI DEPOT, WAZIRABAD ROAD, NANDNAGRI, Delhi,110093</text:p>
          </table:table-cell>
          <table:table-cell office:value-type="float" office:value="28.6986870966355">
            <text:p>28.6986870966</text:p>
          </table:table-cell>
          <table:table-cell office:value-type="float" office:value="77.3047491660035">
            <text:p>77.30474916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YAMUNA VIHAR DTC DEPOT</text:p>
          </table:table-cell>
          <table:table-cell office:value-type="string">
            <text:p><text:s text:c="2"/>bank,DTC DEPOT, YAMUNA VIHAR, Delhi,110053</text:p>
          </table:table-cell>
          <table:table-cell office:value-type="float" office:value="28.6978108743186">
            <text:p>28.6978108743</text:p>
          </table:table-cell>
          <table:table-cell office:value-type="float" office:value="77.2713136940119">
            <text:p>77.27131369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ILSHAD GARDEN</text:p>
          </table:table-cell>
          <table:table-cell office:value-type="string">
            <text:p><text:s text:c="2"/>bank,G-37, DILSHAD COLONY, DILSHAD GARDEN, Delhi,110095</text:p>
          </table:table-cell>
          <table:table-cell office:value-type="float" office:value="28.6816607964508">
            <text:p>28.6816607965</text:p>
          </table:table-cell>
          <table:table-cell office:value-type="float" office:value="77.329006758104">
            <text:p>77.329006758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GYANDEEP VIDYA BHAVAN SECONDARY SCHOOL</text:p>
          </table:table-cell>
          <table:table-cell office:value-type="string">
            <text:p><text:s text:c="2"/>bank,Block C-9/26-27, Yamuna Vihar, Delhi,110053</text:p>
          </table:table-cell>
          <table:table-cell office:value-type="float" office:value="28.700840020977">
            <text:p>28.700840021</text:p>
          </table:table-cell>
          <table:table-cell office:value-type="float" office:value="77.2719921744327">
            <text:p>77.271992174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Vishwas Nagar</text:p>
          </table:table-cell>
          <table:table-cell office:value-type="string">
            <text:p><text:s text:c="2"/>bank,#26/23, Street No.11, 60 Feet Main Road, Vishwas Nagar, Shahdara,Delhi,110032</text:p>
          </table:table-cell>
          <table:table-cell office:value-type="float" office:value="28.6629267554597">
            <text:p>28.6629267555</text:p>
          </table:table-cell>
          <table:table-cell office:value-type="float" office:value="77.2897852418233">
            <text:p>77.289785241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hahdara</text:p>
          </table:table-cell>
          <table:table-cell office:value-type="string">
            <text:p><text:s text:c="2"/>bank,#E-957, 100 Ft Road, East Babarpur Shahdara,Delhi,110032</text:p>
          </table:table-cell>
          <table:table-cell office:value-type="float" office:value="28.6900600393305">
            <text:p>28.6900600393</text:p>
          </table:table-cell>
          <table:table-cell office:value-type="float" office:value="77.2819632149299">
            <text:p>77.281963214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HAULA KUAN</text:p>
          </table:table-cell>
          <table:table-cell office:value-type="string">
            <text:p><text:s text:c="2"/>bank,DEFENCE SERVICE OFFICERS INS DHAULA KUAN, New Delhi,110010</text:p>
          </table:table-cell>
          <table:table-cell office:value-type="float" office:value="28.5950860746455">
            <text:p>28.5950860746</text:p>
          </table:table-cell>
          <table:table-cell office:value-type="float" office:value="77.1626071778801">
            <text:p>77.162607177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VASANTHKUNJ</text:p>
          </table:table-cell>
          <table:table-cell office:value-type="string">
            <text:p><text:s text:c="2"/>bank,NATIONAL BOOK TRUST NEHRU BHAWAN, #5, INSTITUTIONAL AREA II PHASE, VASANT KUNJ,Delhi,110070</text:p>
          </table:table-cell>
          <table:table-cell office:value-type="float" office:value="28.5418598570359">
            <text:p>28.541859857</text:p>
          </table:table-cell>
          <table:table-cell office:value-type="float" office:value="77.1468621876898">
            <text:p>77.146862187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cssr (Ec Up)</text:p>
          </table:table-cell>
          <table:table-cell office:value-type="string">
            <text:p><text:s text:c="2"/>bank,Indian Council of Social Science &amp; Research Campus, Aruna Asaf Ali Marg, JNU Post,Delhi,110067</text:p>
          </table:table-cell>
          <table:table-cell office:value-type="float" office:value="28.5313514056811">
            <text:p>28.5313514057</text:p>
          </table:table-cell>
          <table:table-cell office:value-type="float" office:value="77.1695057468193">
            <text:p>77.169505746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HAUZ KHAS MARKET</text:p>
          </table:table-cell>
          <table:table-cell office:value-type="string">
            <text:p><text:s text:c="2"/>bank,A 27, Hauz Khas Enclave, New DelhiDelhi,110016</text:p>
          </table:table-cell>
          <table:table-cell office:value-type="float" office:value="28.5520886934362">
            <text:p>28.5520886934</text:p>
          </table:table-cell>
          <table:table-cell office:value-type="float" office:value="77.209487350413">
            <text:p>77.209487350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AKETH</text:p>
          </table:table-cell>
          <table:table-cell office:value-type="string">
            <text:p><text:s text:c="2"/>bank,CENTRE FOR MEDIA STUDIES RESEARCH CENTRE, 34B, COMMUNITY CENTRE, SAKET,Delhi,110017</text:p>
          </table:table-cell>
          <table:table-cell office:value-type="float" office:value="28.5227623110783">
            <text:p>28.5227623111</text:p>
          </table:table-cell>
          <table:table-cell office:value-type="float" office:value="77.2089594734432">
            <text:p>77.208959473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GREEN PARK EXTENSION</text:p>
          </table:table-cell>
          <table:table-cell office:value-type="string">
            <text:p><text:s text:c="2"/>bank,#9, Community Centre, Gulmohar Enclave, Green Park Market Post, Green Park Extension,Delhi,110016</text:p>
          </table:table-cell>
          <table:table-cell office:value-type="float" office:value="28.5578232678049">
            <text:p>28.5578232678</text:p>
          </table:table-cell>
          <table:table-cell office:value-type="float" office:value="77.2085033169348">
            <text:p>77.208503316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OUTH EXTENSION</text:p>
          </table:table-cell>
          <table:table-cell office:value-type="string">
            <text:p><text:s text:c="2"/>bank,#N-2, South Extension Part I, New DelhiDelhi,110049</text:p>
          </table:table-cell>
          <table:table-cell office:value-type="float" office:value="28.5683969879664">
            <text:p>28.568396988</text:p>
          </table:table-cell>
          <table:table-cell office:value-type="float" office:value="77.2250253830808">
            <text:p>77.225025383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BHOGAL LANE</text:p>
          </table:table-cell>
          <table:table-cell office:value-type="string">
            <text:p><text:s text:c="2"/>bank,21, Samman Bazar, Bhogal,New Delhi,110024</text:p>
          </table:table-cell>
          <table:table-cell office:value-type="float" office:value="28.5826858190039">
            <text:p>28.582685819</text:p>
          </table:table-cell>
          <table:table-cell office:value-type="float" office:value="77.2472843852047">
            <text:p>77.247284385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GREATER KAILASH - II</text:p>
          </table:table-cell>
          <table:table-cell office:value-type="string">
            <text:p><text:s text:c="2"/>bank,M-46, Shopping Complex, Greater Kailash-II,Delhi,110048</text:p>
          </table:table-cell>
          <table:table-cell office:value-type="float" office:value="28.5336361987652">
            <text:p>28.5336361988</text:p>
          </table:table-cell>
          <table:table-cell office:value-type="float" office:value="77.2427025890534">
            <text:p>77.242702589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PITAMPURA</text:p>
          </table:table-cell>
          <table:table-cell office:value-type="string">
            <text:p><text:s text:c="2"/>bank,8, AGGARWAL CHAMBERS, DELHI, Delhi,110034</text:p>
          </table:table-cell>
          <table:table-cell office:value-type="float" office:value="28.704729376111">
            <text:p>28.7047293761</text:p>
          </table:table-cell>
          <table:table-cell office:value-type="float" office:value="77.1397978273387">
            <text:p>77.139797827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WAZIRPUR</text:p>
          </table:table-cell>
          <table:table-cell office:value-type="string">
            <text:p><text:s text:c="2"/>bank,DTC DEPOT-WAZIRPUR RING ROAD, LAWRENCE ROAD, WAZIRPUR, Delhi,110035</text:p>
          </table:table-cell>
          <table:table-cell office:value-type="float" office:value="28.6947909464052">
            <text:p>28.6947909464</text:p>
          </table:table-cell>
          <table:table-cell office:value-type="float" office:value="77.1554594168275">
            <text:p>77.155459416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angolpuri Sme</text:p>
          </table:table-cell>
          <table:table-cell office:value-type="string">
            <text:p><text:s text:c="2"/>bank,A-53, Mangolpuri Indl Area, Phase-II, Mangolpuri, Ranibagh Post,Delhi,110034</text:p>
          </table:table-cell>
          <table:table-cell office:value-type="float" office:value="28.6882975916857">
            <text:p>28.6882975917</text:p>
          </table:table-cell>
          <table:table-cell office:value-type="float" office:value="77.0986970919206">
            <text:p>77.098697091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OVERSEAS BRANCH</text:p>
          </table:table-cell>
          <table:table-cell office:value-type="string">
            <text:p><text:s text:c="2"/>bank,M-11, I Floor, Connaught Circus,Delhi,110001</text:p>
          </table:table-cell>
          <table:table-cell office:value-type="float" office:value="28.6313578225871">
            <text:p>28.6313578226</text:p>
          </table:table-cell>
          <table:table-cell office:value-type="float" office:value="77.220444164572">
            <text:p>77.220444164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USA CAMPUS</text:p>
          </table:table-cell>
          <table:table-cell office:value-type="string">
            <text:p><text:s text:c="2"/>bank,PUSA CAMPUS IARI, New Delhi,110012</text:p>
          </table:table-cell>
          <table:table-cell office:value-type="float" office:value="28.6281920304557">
            <text:p>28.6281920305</text:p>
          </table:table-cell>
          <table:table-cell office:value-type="float" office:value="77.1493749351044">
            <text:p>77.149374935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VASANT VIHAR</text:p>
          </table:table-cell>
          <table:table-cell office:value-type="string">
            <text:p><text:s text:c="2"/>bank,17/18 SHOPPG.CENTRE, V.VIHAR,PASCHIM MARG, NEW DELHI-57, Delhi,110057</text:p>
          </table:table-cell>
          <table:table-cell office:value-type="float" office:value="28.5664506520393">
            <text:p>28.566450652</text:p>
          </table:table-cell>
          <table:table-cell office:value-type="float" office:value="77.1576523524278">
            <text:p>77.157652352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 K PURAM</text:p>
          </table:table-cell>
          <table:table-cell office:value-type="string">
            <text:p><text:s text:c="2"/>bank,#12, Aradhana Enclave, Moti Bagh, R K Puram Sector 12 Post, R.K.Puram, Delhi,110022</text:p>
          </table:table-cell>
          <table:table-cell office:value-type="float" office:value="28.5750029479325">
            <text:p>28.5750029479</text:p>
          </table:table-cell>
          <table:table-cell office:value-type="float" office:value="77.1785406234118">
            <text:p>77.178540623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IR HQRS VAYU BHAWAN</text:p>
          </table:table-cell>
          <table:table-cell office:value-type="string">
            <text:p><text:s text:c="2"/>bank,AIR HEAD QUARTERS VAYU BHAWAN, RAFI MARG, NEW DELHI, Delhi,110011</text:p>
          </table:table-cell>
          <table:table-cell office:value-type="float" office:value="28.6116921129248">
            <text:p>28.6116921129</text:p>
          </table:table-cell>
          <table:table-cell office:value-type="float" office:value="77.2129257209554">
            <text:p>77.21292572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RAISINA ROAD</text:p>
          </table:table-cell>
          <table:table-cell office:value-type="string">
            <text:p><text:s text:c="2"/>bank,PTI Buildings, Ground Floor, 4, Parliament Street,Delhi,110006</text:p>
          </table:table-cell>
          <table:table-cell office:value-type="float" office:value="28.6198984567817">
            <text:p>28.6198984568</text:p>
          </table:table-cell>
          <table:table-cell office:value-type="float" office:value="77.2105927471947">
            <text:p>77.210592747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SDBB, DELHI</text:p>
          </table:table-cell>
          <table:table-cell office:value-type="string">
            <text:p><text:s text:c="2"/>bank,#74, P B No.495, Janpath, Delhi,110001</text:p>
          </table:table-cell>
          <table:table-cell office:value-type="float" office:value="28.6278647974654">
            <text:p>28.6278647975</text:p>
          </table:table-cell>
          <table:table-cell office:value-type="float" office:value="77.2189353198366">
            <text:p>77.218935319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AYAPURI</text:p>
          </table:table-cell>
          <table:table-cell office:value-type="string">
            <text:p><text:s text:c="2"/>bank,Mayapuri Phase I, C-5 Community Centre,New Delhi,110064</text:p>
          </table:table-cell>
          <table:table-cell office:value-type="float" office:value="28.6312728076597">
            <text:p>28.6312728077</text:p>
          </table:table-cell>
          <table:table-cell office:value-type="float" office:value="77.1254440631161">
            <text:p>77.125444063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AJA GARDEN</text:p>
          </table:table-cell>
          <table:table-cell office:value-type="string">
            <text:p><text:s text:c="2"/>bank,Raja Garden, B-10/15, Najafgarh RoadNew Delhi,110027</text:p>
          </table:table-cell>
          <table:table-cell office:value-type="float" office:value="28.6511827587438">
            <text:p>28.6511827587</text:p>
          </table:table-cell>
          <table:table-cell office:value-type="float" office:value="77.1259071241406">
            <text:p>77.125907124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LADY IRWIN COLLEGE DELHI</text:p>
          </table:table-cell>
          <table:table-cell office:value-type="string">
            <text:p><text:s text:c="2"/>bank,Lady Irwin College, 5,Sikendra Road,New Delhi,110001</text:p>
          </table:table-cell>
          <table:table-cell office:value-type="float" office:value="28.6262997436798">
            <text:p>28.6262997437</text:p>
          </table:table-cell>
          <table:table-cell office:value-type="float" office:value="77.23645026076">
            <text:p>77.236450260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P ESTATE DTC DEPOT</text:p>
          </table:table-cell>
          <table:table-cell office:value-type="string">
            <text:p><text:s text:c="2"/>bank,DTC DEPOT I P ESTATE, RING ROAD, IP ESTATE DTC DEPOT, Delhi,110002</text:p>
          </table:table-cell>
          <table:table-cell office:value-type="float" office:value="28.6352286701768">
            <text:p>28.6352286702</text:p>
          </table:table-cell>
          <table:table-cell office:value-type="float" office:value="77.2468862749265">
            <text:p>77.246886274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G D SALWAN PUBLIC SCHOOL</text:p>
          </table:table-cell>
          <table:table-cell office:value-type="string">
            <text:p><text:s text:c="2"/>bank,Shop No. 67 &amp; 68, Old Rajinder Nagar, Delhi,110060</text:p>
          </table:table-cell>
          <table:table-cell office:value-type="float" office:value="28.6407855636313">
            <text:p>28.6407855636</text:p>
          </table:table-cell>
          <table:table-cell office:value-type="float" office:value="77.1846569150234">
            <text:p>77.184656915</text:p>
          </table:table-cell>
        </table:table-row>
        <table:table-row table:style-name="ro2">
          <table:table-cell office:value-type="string">
            <text:p>Medium</text:p>
          </table:table-cell>
          <table:table-cell office:value-type="string">
            <text:p>DELHI JANKIDEVI MEMORIAL COLLEGE UNIVERSITY OF DEL</text:p>
          </table:table-cell>
          <table:table-cell office:value-type="string">
            <text:p><text:s text:c="2"/>bank,Janakidevi Memorial College, University of Delhi, Sriganga Ram Hospital Marg, Rajender Nagar Post,Delhi,110060</text:p>
          </table:table-cell>
          <table:table-cell office:value-type="float" office:value="28.642010908117">
            <text:p>28.6420109081</text:p>
          </table:table-cell>
          <table:table-cell office:value-type="float" office:value="77.1916040847234">
            <text:p>77.191604084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NANGALRAYA</text:p>
          </table:table-cell>
          <table:table-cell office:value-type="string">
            <text:p><text:s text:c="2"/>bank,PLOT 11 BHANOT BLDG DDA COMPLEX, NANGAL RAYA, New Delhi,110046</text:p>
          </table:table-cell>
          <table:table-cell office:value-type="float" office:value="28.6087564617007">
            <text:p>28.6087564617</text:p>
          </table:table-cell>
          <table:table-cell office:value-type="float" office:value="77.1096808816881">
            <text:p>77.109680881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ANIBAGH</text:p>
          </table:table-cell>
          <table:table-cell office:value-type="string">
            <text:p><text:s text:c="2"/>bank,WZ 103/99, Capt.Satish Marg, Rishi NagarDelhi,110034</text:p>
          </table:table-cell>
          <table:table-cell office:value-type="float" office:value="28.6856197580288">
            <text:p>28.685619758</text:p>
          </table:table-cell>
          <table:table-cell office:value-type="float" office:value="77.1249773387996">
            <text:p>77.124977338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TC DEPOT PATPARGANJ</text:p>
          </table:table-cell>
          <table:table-cell office:value-type="string">
            <text:p><text:s text:c="2"/>bank,DTC, PATPARGANJ DEPOT,NEW DELHI, DELHI, Delhi,110092</text:p>
          </table:table-cell>
          <table:table-cell office:value-type="float" office:value="28.63139616792">
            <text:p>28.6313961679</text:p>
          </table:table-cell>
          <table:table-cell office:value-type="float" office:value="77.3038880178567">
            <text:p>77.303888017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(CBSE) PATPARGANJ</text:p>
          </table:table-cell>
          <table:table-cell office:value-type="string">
            <text:p><text:s text:c="2"/>bank,PS 1 - 2, I P, EXTN PATPARGANJ INSTITUTIONAL AREA, PATPARGANJ, Delhi,110092</text:p>
          </table:table-cell>
          <table:table-cell office:value-type="float" office:value="28.632380309199">
            <text:p>28.6323803092</text:p>
          </table:table-cell>
          <table:table-cell office:value-type="float" office:value="77.3125342450485">
            <text:p>77.31253424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GEETA COLONY</text:p>
          </table:table-cell>
          <table:table-cell office:value-type="string">
            <text:p><text:s text:c="2"/>bank,# 379/162/22, GEETA COLONY, MAIN ROAD JHEEL KHURJA, KRISHNA NAGAR, Delhi,110031</text:p>
          </table:table-cell>
          <table:table-cell office:value-type="float" office:value="28.6557767488714">
            <text:p>28.6557767489</text:p>
          </table:table-cell>
          <table:table-cell office:value-type="float" office:value="77.2736865814215">
            <text:p>77.2736865814</text:p>
          </table:table-cell>
        </table:table-row>
        <table:table-row table:style-name="ro2">
          <table:table-cell office:value-type="string">
            <text:p>Medium</text:p>
          </table:table-cell>
          <table:table-cell office:value-type="string">
            <text:p>DELHI PREET VIHAR (C B S E)</text:p>
          </table:table-cell>
          <table:table-cell office:value-type="string">
            <text:p><text:s text:c="2"/>bank,CENTRAL BOARD OF SECONDARY EDUCATION, PR VIKAS MARG NIRMAN VIHAR, PREET VIHAR ( C B S E ), Delhi,110092</text:p>
          </table:table-cell>
          <table:table-cell office:value-type="float" office:value="28.6391721515945">
            <text:p>28.6391721516</text:p>
          </table:table-cell>
          <table:table-cell office:value-type="float" office:value="77.2941976204011">
            <text:p>77.294197620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HAKAR PUR</text:p>
          </table:table-cell>
          <table:table-cell office:value-type="string">
            <text:p><text:s text:c="2"/>bank,W A-84 A, Shakar Pur, Delhi,110092</text:p>
          </table:table-cell>
          <table:table-cell office:value-type="float" office:value="28.6279468072453">
            <text:p>28.6279468072</text:p>
          </table:table-cell>
          <table:table-cell office:value-type="float" office:value="77.2786811420999">
            <text:p>77.278681142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CONNAUGHT CIRCUS - F.19</text:p>
          </table:table-cell>
          <table:table-cell office:value-type="string">
            <text:p><text:s text:c="2"/>bank,F 19, Connaught Circus, Delhi,110001</text:p>
          </table:table-cell>
          <table:table-cell office:value-type="float" office:value="28.6309506460056">
            <text:p>28.630950646</text:p>
          </table:table-cell>
          <table:table-cell office:value-type="float" office:value="77.2205944471338">
            <text:p>77.220594447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CONNAUGHT CIRCUS - H.54</text:p>
          </table:table-cell>
          <table:table-cell office:value-type="string">
            <text:p><text:s text:c="2"/>bank,H-54, Connaught Circus, Mumbai Life BldgNew Delhi,110001</text:p>
          </table:table-cell>
          <table:table-cell office:value-type="float" office:value="28.6353586908053">
            <text:p>28.6353586908</text:p>
          </table:table-cell>
          <table:table-cell office:value-type="float" office:value="77.2191236898564">
            <text:p>77.219123689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Sme Hub Meerut</text:p>
          </table:table-cell>
          <table:table-cell office:value-type="string">
            <text:p><text:s text:c="2"/>bank,CIRCLE OFFICE BUILDING, 144-145, PRASAD HOUSE DELHI ROAD, DELHI CHUNGI ,Meerut,250001</text:p>
          </table:table-cell>
          <table:table-cell office:value-type="float" office:value="28.9705730659466">
            <text:p>28.9705730659</text:p>
          </table:table-cell>
          <table:table-cell office:value-type="float" office:value="77.6889924265546">
            <text:p>77.688992426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AFDARJUNG AIRPORT</text:p>
          </table:table-cell>
          <table:table-cell office:value-type="string">
            <text:p><text:s text:c="2"/>bank,RAJIV GANDHI BHAVAN, SAFDARJUNG, AIRPORT SAFDARJUNG, Delhi,110003</text:p>
          </table:table-cell>
          <table:table-cell office:value-type="float" office:value="28.5865480887883">
            <text:p>28.5865480888</text:p>
          </table:table-cell>
          <table:table-cell office:value-type="float" office:value="77.2106868939048">
            <text:p>77.210686893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EHRAULI</text:p>
          </table:table-cell>
          <table:table-cell office:value-type="string">
            <text:p><text:s text:c="2"/>bank,#29A/1, Ward No 1, Mehrauli, New Delhi,110030</text:p>
          </table:table-cell>
          <table:table-cell office:value-type="float" office:value="28.5229587913871">
            <text:p>28.5229587914</text:p>
          </table:table-cell>
          <table:table-cell office:value-type="float" office:value="77.1787555603111">
            <text:p>77.1787555603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cmr (Ec)</text:p>
          </table:table-cell>
          <table:table-cell office:value-type="string">
            <text:p><text:s text:c="2"/>bank,ICMR Campus, Ansari Nagar, V Ramalingam Swami Bhawan, South Extension Part-I,Delhi,110049</text:p>
          </table:table-cell>
          <table:table-cell office:value-type="float" office:value="28.5684881361133">
            <text:p>28.5684881361</text:p>
          </table:table-cell>
          <table:table-cell office:value-type="float" office:value="77.214121345201">
            <text:p>77.214121345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JOYA</text:p>
          </table:table-cell>
          <table:table-cell office:value-type="string">
            <text:p><text:s text:c="2"/>bank,JOYA, DELHI ROAD, Joya,244222</text:p>
          </table:table-cell>
          <table:table-cell office:value-type="float" office:value="28.8362242089064">
            <text:p>28.8362242089</text:p>
          </table:table-cell>
          <table:table-cell office:value-type="float" office:value="78.4705218064822">
            <text:p>78.4705218065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ORIGATE</text:p>
          </table:table-cell>
          <table:table-cell office:value-type="string">
            <text:p><text:s text:c="2"/>bank,3473 / 3459, NICOLSON ROAD, MORIGATE, DELHI, Delhi,110006</text:p>
          </table:table-cell>
          <table:table-cell office:value-type="float" office:value="28.6691072501274">
            <text:p>28.6691072501</text:p>
          </table:table-cell>
          <table:table-cell office:value-type="float" office:value="77.2306508711441">
            <text:p>77.230650871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ASHMERE GATE</text:p>
          </table:table-cell>
          <table:table-cell office:value-type="string">
            <text:p><text:s text:c="2"/>bank,P B No 1689, Bhatnagar Bldg, I Floor, #2772, Lothian Road, Kashmiri Gate, Delhi GPO,Delhi,110006</text:p>
          </table:table-cell>
          <table:table-cell office:value-type="float" office:value="28.6656826779376">
            <text:p>28.6656826779</text:p>
          </table:table-cell>
          <table:table-cell office:value-type="float" office:value="77.2296244531255">
            <text:p>77.229624453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CBSE ROUSE AVENUE NEW DELHI</text:p>
          </table:table-cell>
          <table:table-cell office:value-type="string">
            <text:p><text:s text:c="2"/>bank,#17, CBSE Shiksha Sadan, Rouse Avenue,New Delhi,110002</text:p>
          </table:table-cell>
          <table:table-cell office:value-type="float" office:value="28.6314603976845">
            <text:p>28.6314603977</text:p>
          </table:table-cell>
          <table:table-cell office:value-type="float" office:value="77.2374124834765">
            <text:p>77.237412483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C.R.BLDG.I.P.ESTATE</text:p>
          </table:table-cell>
          <table:table-cell office:value-type="string">
            <text:p><text:s text:c="2"/>bank,M A MED COLLEGE BLDG, BAHADUR SHAH ZAFAR ROAD,N DELHI, DELHI, Delhi,110002</text:p>
          </table:table-cell>
          <table:table-cell office:value-type="float" office:value="28.6330650911153">
            <text:p>28.6330650911</text:p>
          </table:table-cell>
          <table:table-cell office:value-type="float" office:value="77.2415489045241">
            <text:p>77.241548904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B I S MANAK BHAVAN</text:p>
          </table:table-cell>
          <table:table-cell office:value-type="string">
            <text:p><text:s text:c="2"/>bank,I S I MANEK BHAVAN, 9 BAHADUR SHAH ZAFAR MARG, DELHI, Delhi,110002</text:p>
          </table:table-cell>
          <table:table-cell office:value-type="float" office:value="28.6309342370804">
            <text:p>28.6309342371</text:p>
          </table:table-cell>
          <table:table-cell office:value-type="float" office:value="77.2441070000139">
            <text:p>77.24410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MALAVIYA NAGAR</text:p>
          </table:table-cell>
          <table:table-cell office:value-type="string">
            <text:p><text:s text:c="2"/>bank,D 84, Malaviyanagar, New DelhiDelhi,110017</text:p>
          </table:table-cell>
          <table:table-cell office:value-type="float" office:value="28.535119249644">
            <text:p>28.5351192496</text:p>
          </table:table-cell>
          <table:table-cell office:value-type="float" office:value="77.2105978892316">
            <text:p>77.210597889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ANI JHANSI ROAD</text:p>
          </table:table-cell>
          <table:table-cell office:value-type="string">
            <text:p><text:s text:c="2"/>bank,43 RANI JHANSI ROAD, OPP JHANDEWALAN MANDIR, New Delhi,110055</text:p>
          </table:table-cell>
          <table:table-cell office:value-type="float" office:value="28.64907357565">
            <text:p>28.6490735757</text:p>
          </table:table-cell>
          <table:table-cell office:value-type="float" office:value="77.2041350147635">
            <text:p>77.204135014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AJINDER NAGAR</text:p>
          </table:table-cell>
          <table:table-cell office:value-type="string">
            <text:p><text:s text:c="2"/>bank,1-1A, OLD RAJINDER NAGAR, New Delhi,110060</text:p>
          </table:table-cell>
          <table:table-cell office:value-type="float" office:value="28.6404252086072">
            <text:p>28.6404252086</text:p>
          </table:table-cell>
          <table:table-cell office:value-type="float" office:value="77.1858550668341">
            <text:p>77.185855066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AJINDER NAGAR SGR HOSPL</text:p>
          </table:table-cell>
          <table:table-cell office:value-type="string">
            <text:p><text:s text:c="2"/>bank,SIR GANGA RAM HOSPITAL, SIR GANGARAM HOSPITAL MARG, RAJINDER NAGAR, Delhi,110060</text:p>
          </table:table-cell>
          <table:table-cell office:value-type="float" office:value="28.6384682850205">
            <text:p>28.638468285</text:p>
          </table:table-cell>
          <table:table-cell office:value-type="float" office:value="77.1895557797481">
            <text:p>77.189555779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PAHARGANJ</text:p>
          </table:table-cell>
          <table:table-cell office:value-type="string">
            <text:p><text:s text:c="2"/>bank,#9000-9011, Gupta Road, Deshbandhu, Paharganj,Delhi,110055</text:p>
          </table:table-cell>
          <table:table-cell office:value-type="float" office:value="28.6454874399394">
            <text:p>28.6454874399</text:p>
          </table:table-cell>
          <table:table-cell office:value-type="float" office:value="77.2102362035814">
            <text:p>77.210236203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TC DEPOT AMBEDKAR NAGAR</text:p>
          </table:table-cell>
          <table:table-cell office:value-type="string">
            <text:p><text:s text:c="2"/>bank,DTC, DR.AMBEDKAR NAGAR, P.O.IIT GATE MAHRAULI, Delhi,110001</text:p>
          </table:table-cell>
          <table:table-cell office:value-type="float" office:value="28.5146446420809">
            <text:p>28.5146446421</text:p>
          </table:table-cell>
          <table:table-cell office:value-type="float" office:value="77.228074326906">
            <text:p>77.228074326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LODHI ROAD NATIONAL BUILDING CONSTRUCTION CORPN.</text:p>
          </table:table-cell>
          <table:table-cell office:value-type="string">
            <text:p><text:s text:c="2"/>bank,NBCC BHAWAN, LODHI ROAD, NATIONAL BUILDING CONSTRUCTION CORPN., Delhi,110003</text:p>
          </table:table-cell>
          <table:table-cell office:value-type="float" office:value="28.5918725078167">
            <text:p>28.5918725078</text:p>
          </table:table-cell>
          <table:table-cell office:value-type="float" office:value="77.2366689744419">
            <text:p>77.236668974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Khanpur</text:p>
          </table:table-cell>
          <table:table-cell office:value-type="string">
            <text:p><text:s text:c="2"/>bank,A-10, Jawahar Park, Deoli Road, KhanpurDelhi,110062</text:p>
          </table:table-cell>
          <table:table-cell office:value-type="float" office:value="28.5081012924828">
            <text:p>28.5081012925</text:p>
          </table:table-cell>
          <table:table-cell office:value-type="float" office:value="77.2321651109527">
            <text:p>77.23216511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Lajpatnagar Central Market</text:p>
          </table:table-cell>
          <table:table-cell office:value-type="string">
            <text:p><text:s text:c="2"/>bank,I-87, Lajpat Nagar-II, Delhi,110024</text:p>
          </table:table-cell>
          <table:table-cell office:value-type="float" office:value="28.5698848025003">
            <text:p>28.5698848025</text:p>
          </table:table-cell>
          <table:table-cell office:value-type="float" office:value="77.2443566473222">
            <text:p>77.244356647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RAJOURI GARDEN</text:p>
          </table:table-cell>
          <table:table-cell office:value-type="string">
            <text:p><text:s text:c="2"/>bank,J-6, Rajouri Garden, J-13/1, Rajouri Garden, New DelhiDelhi,110027</text:p>
          </table:table-cell>
          <table:table-cell office:value-type="float" office:value="28.6392610476552">
            <text:p>28.6392610477</text:p>
          </table:table-cell>
          <table:table-cell office:value-type="float" office:value="77.1207494561501">
            <text:p>77.120749456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TILAK NAGAR</text:p>
          </table:table-cell>
          <table:table-cell office:value-type="string">
            <text:p><text:s text:c="2"/>bank,E-5 AJAY ENCLAVE, NAJAFGARH ROAD, TILAK NAGAR,DELHI, Delhi,110018</text:p>
          </table:table-cell>
          <table:table-cell office:value-type="float" office:value="28.6284776820892">
            <text:p>28.6284776821</text:p>
          </table:table-cell>
          <table:table-cell office:value-type="float" office:value="77.0745825139541">
            <text:p>77.07458251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DWARKA</text:p>
          </table:table-cell>
          <table:table-cell office:value-type="string">
            <text:p><text:s text:c="2"/>bank,PLOT NO. 27, SECTOR 12 A DISTRICT CENTRE, DWARKA, DWARKA, Delhi,110075</text:p>
          </table:table-cell>
          <table:table-cell office:value-type="float" office:value="28.5965849524607">
            <text:p>28.5965849525</text:p>
          </table:table-cell>
          <table:table-cell office:value-type="float" office:value="77.0398032450702">
            <text:p>77.039803245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AYAPURI DTC DEPOT</text:p>
          </table:table-cell>
          <table:table-cell office:value-type="string">
            <text:p><text:s text:c="2"/>bank,DTC DEPOT, MAYAPURI, NEW DELHI MAYAPURI, Delhi,110064</text:p>
          </table:table-cell>
          <table:table-cell office:value-type="float" office:value="28.6354168707129">
            <text:p>28.6354168707</text:p>
          </table:table-cell>
          <table:table-cell office:value-type="float" office:value="77.129382911654">
            <text:p>77.129382911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RAJOURIE GARDEN</text:p>
          </table:table-cell>
          <table:table-cell office:value-type="string">
            <text:p><text:s text:c="2"/>bank,Z - 1 - B OPPOSITE KUKREJA HOSPITAL, RAJOURI GARDEN, New Delhi,110027</text:p>
          </table:table-cell>
          <table:table-cell office:value-type="float" office:value="28.647131826303">
            <text:p>28.6471318263</text:p>
          </table:table-cell>
          <table:table-cell office:value-type="float" office:value="77.1172914141824">
            <text:p>77.117291414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OHAN GARDEN</text:p>
          </table:table-cell>
          <table:table-cell office:value-type="string">
            <text:p><text:s text:c="2"/>bank,B-3,RAMA PARK,MAIN NAJAFGARH ROAD, UTTAM NAGAR,NEW DELHI, MOHAN GARDEN, Delhi,110059</text:p>
          </table:table-cell>
          <table:table-cell office:value-type="float" office:value="28.6225774760358">
            <text:p>28.622577476</text:p>
          </table:table-cell>
          <table:table-cell office:value-type="float" office:value="77.0560863371277">
            <text:p>77.056086337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SECTOR 12 DWARKA</text:p>
          </table:table-cell>
          <table:table-cell office:value-type="string">
            <text:p><text:s text:c="2"/>bank,I FLOOR, BEST ARCADE, (SHOP 116-123), PLOT NO 3, POCKET 6, DWARKA SECTOR-12,Delhi,110075</text:p>
          </table:table-cell>
          <table:table-cell office:value-type="float" office:value="28.5921243599856">
            <text:p>28.59212436</text:p>
          </table:table-cell>
          <table:table-cell office:value-type="float" office:value="77.0454695438406">
            <text:p>77.045469543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RAJ NIWAS MARG (ST XAVIER)</text:p>
          </table:table-cell>
          <table:table-cell office:value-type="string">
            <text:p><text:s text:c="2"/>bank,ST.XAVIER'S SCHOOL, RAJ NIWAS MARG, CHOWK, Delhi,110001</text:p>
          </table:table-cell>
          <table:table-cell office:value-type="float" office:value="28.672622468663">
            <text:p>28.6726224687</text:p>
          </table:table-cell>
          <table:table-cell office:value-type="float" office:value="77.2225835875592">
            <text:p>77.222583587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HASTRINAGAR</text:p>
          </table:table-cell>
          <table:table-cell office:value-type="string">
            <text:p><text:s text:c="2"/>bank,Shaheed Udham Smarak School, Shastri Nagar, Delhi,110052</text:p>
          </table:table-cell>
          <table:table-cell office:value-type="float" office:value="28.6734490331682">
            <text:p>28.6734490332</text:p>
          </table:table-cell>
          <table:table-cell office:value-type="float" office:value="77.1825297009601">
            <text:p>77.18252970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HANSRAJ COLLEGE</text:p>
          </table:table-cell>
          <table:table-cell office:value-type="string">
            <text:p><text:s text:c="2"/>bank,University Of Delhi, Mahatma Hansraj College Marg,Delhi,110007</text:p>
          </table:table-cell>
          <table:table-cell office:value-type="float" office:value="28.6818027385992">
            <text:p>28.6818027386</text:p>
          </table:table-cell>
          <table:table-cell office:value-type="float" office:value="77.2091473501366">
            <text:p>77.2091473501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INSTITUTE OF ECONOMIC GROWTH</text:p>
          </table:table-cell>
          <table:table-cell office:value-type="string">
            <text:p><text:s text:c="2"/>bank,NORTH CAMPUS, DELHI UNIVERSITY, Delhi,110007</text:p>
          </table:table-cell>
          <table:table-cell office:value-type="float" office:value="28.6818033890007">
            <text:p>28.681803389</text:p>
          </table:table-cell>
          <table:table-cell office:value-type="float" office:value="77.2091481485353">
            <text:p>77.209148148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ROHINI SEC-6, DELHI</text:p>
          </table:table-cell>
          <table:table-cell office:value-type="string">
            <text:p><text:s text:c="2"/>bank,DR. BABA SAHEB AMBEDKAR MEDICAL COLLEGE, ROHINI SEC-6, Delhi,110085</text:p>
          </table:table-cell>
          <table:table-cell office:value-type="float" office:value="28.7143852119643">
            <text:p>28.714385212</text:p>
          </table:table-cell>
          <table:table-cell office:value-type="float" office:value="77.1121180014617">
            <text:p>77.112118001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Kirari Suleman Nagar</text:p>
          </table:table-cell>
          <table:table-cell office:value-type="string">
            <text:p><text:s text:c="2"/>bank,Khasra No.1004, House No.6A, Kirari Suleman Nagar, Begumpur Post,Delhi,110086</text:p>
          </table:table-cell>
          <table:table-cell office:value-type="float" office:value="28.6978861617239">
            <text:p>28.6978861617</text:p>
          </table:table-cell>
          <table:table-cell office:value-type="float" office:value="77.0558587561595">
            <text:p>77.055858756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Kanjawala</text:p>
          </table:table-cell>
          <table:table-cell office:value-type="string">
            <text:p><text:s text:c="2"/>bank,#144/15, Extended Lal Dora, Kanjhawala, Delhi,110081</text:p>
          </table:table-cell>
          <table:table-cell office:value-type="float" office:value="28.7373442435279">
            <text:p>28.7373442435</text:p>
          </table:table-cell>
          <table:table-cell office:value-type="float" office:value="77.0077248143924">
            <text:p>77.007724814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INA COLONY</text:p>
          </table:table-cell>
          <table:table-cell office:value-type="string">
            <text:p><text:s text:c="2"/>bank,SUBHANCHAL HOSTEL BUILDING, I.N.A.COLONY, New Delhi,110023</text:p>
          </table:table-cell>
          <table:table-cell office:value-type="float" office:value="28.5744865661227">
            <text:p>28.5744865661</text:p>
          </table:table-cell>
          <table:table-cell office:value-type="float" office:value="77.2154769776793">
            <text:p>77.215476977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KHAN MARKET</text:p>
          </table:table-cell>
          <table:table-cell office:value-type="string">
            <text:p><text:s text:c="2"/>bank,26,27,28 LOKNAYAK BHAVAN, KHAN MARKET, New Delhi,110003</text:p>
          </table:table-cell>
          <table:table-cell office:value-type="float" office:value="28.6012416469748">
            <text:p>28.601241647</text:p>
          </table:table-cell>
          <table:table-cell office:value-type="float" office:value="77.2264540214176">
            <text:p>77.226454021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IRFORCE STN. ARJUNGARH</text:p>
          </table:table-cell>
          <table:table-cell office:value-type="string">
            <text:p><text:s text:c="2"/>bank,AIR FORCE STATION, ARJUNGARH, P.O.IIT GATE MAHRAULI, Delhi,110047</text:p>
          </table:table-cell>
          <table:table-cell office:value-type="float" office:value="28.4717630509947">
            <text:p>28.471763051</text:p>
          </table:table-cell>
          <table:table-cell office:value-type="float" office:value="77.1315340183868">
            <text:p>77.131534018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SANGAM VIHAR</text:p>
          </table:table-cell>
          <table:table-cell office:value-type="string">
            <text:p><text:s text:c="2"/>bank,F-2/145, RATIYA MARG OPP.KSK PUBLIC SCHOOL, SANGAM VIHAR DELHI, Delhi,110062</text:p>
          </table:table-cell>
          <table:table-cell office:value-type="float" office:value="28.501826301523">
            <text:p>28.5018263015</text:p>
          </table:table-cell>
          <table:table-cell office:value-type="float" office:value="77.2470588723757">
            <text:p>77.2470588724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URABINDO COLLEGE</text:p>
          </table:table-cell>
          <table:table-cell office:value-type="string">
            <text:p><text:s text:c="2"/>bank,Aurobindo College, Malavianagar,Delhi,110017</text:p>
          </table:table-cell>
          <table:table-cell office:value-type="float" office:value="28.5334153421349">
            <text:p>28.5334153421</text:p>
          </table:table-cell>
          <table:table-cell office:value-type="float" office:value="77.2036924379514">
            <text:p>77.20369243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Rohini Sector 24</text:p>
          </table:table-cell>
          <table:table-cell office:value-type="string">
            <text:p><text:s text:c="2"/>bank,Plot No.110, Pocket 27, Sector 24, Rohini,Delhi,110085</text:p>
          </table:table-cell>
          <table:table-cell office:value-type="float" office:value="28.7325118784783">
            <text:p>28.7325118785</text:p>
          </table:table-cell>
          <table:table-cell office:value-type="float" office:value="77.0878675408334">
            <text:p>77.0878675408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Jahangirpuri</text:p>
          </table:table-cell>
          <table:table-cell office:value-type="string">
            <text:p><text:s text:c="2"/>bank,A-28, Ramgarh, Jahangirpuri, Jahangirpuri A Block Post,Delhi,110033</text:p>
          </table:table-cell>
          <table:table-cell office:value-type="float" office:value="28.7314380833035">
            <text:p>28.7314380833</text:p>
          </table:table-cell>
          <table:table-cell office:value-type="float" office:value="77.1592017092619">
            <text:p>77.159201709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VIKASPURI</text:p>
          </table:table-cell>
          <table:table-cell office:value-type="string">
            <text:p><text:s text:c="2"/>bank,G -11,VIKASPURI, DELHI, P.O.VIKASPURI, Delhi,110018</text:p>
          </table:table-cell>
          <table:table-cell office:value-type="float" office:value="28.6394391254515">
            <text:p>28.6394391255</text:p>
          </table:table-cell>
          <table:table-cell office:value-type="float" office:value="77.0761801631083">
            <text:p>77.076180163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LHI VIKASPURI</text:p>
          </table:table-cell>
          <table:table-cell office:value-type="string">
            <text:p><text:s text:c="2"/>bank,18-G, DDA Community Centre, Vikaspuri,New Delhi,110018</text:p>
          </table:table-cell>
          <table:table-cell office:value-type="float" office:value="28.640497265264">
            <text:p>28.6404972653</text:p>
          </table:table-cell>
          <table:table-cell office:value-type="float" office:value="77.075159400708">
            <text:p>77.075159400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BSF EASTBLOCK</text:p>
          </table:table-cell>
          <table:table-cell office:value-type="string">
            <text:p><text:s text:c="2"/>bank,D G BORDER SECURITY FORCE, R K PURAM NEW DELHI, DELHI, Delhi,110066</text:p>
          </table:table-cell>
          <table:table-cell office:value-type="float" office:value="28.565763111812">
            <text:p>28.5657631118</text:p>
          </table:table-cell>
          <table:table-cell office:value-type="float" office:value="77.183868290042">
            <text:p>77.1838682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 G I BHAVAN</text:p>
          </table:table-cell>
          <table:table-cell office:value-type="string">
            <text:p><text:s text:c="2"/>bank,AGI BHAVAN, RAO TULARAM MARG, DELHI, Delhi,110057</text:p>
          </table:table-cell>
          <table:table-cell office:value-type="float" office:value="28.5616470964615">
            <text:p>28.5616470965</text:p>
          </table:table-cell>
          <table:table-cell office:value-type="float" office:value="77.1558864112075">
            <text:p>77.155886411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DTC DEPOT SAROJINI NAGAR</text:p>
          </table:table-cell>
          <table:table-cell office:value-type="string">
            <text:p><text:s text:c="2"/>bank,DTC DEPOT BUILDING, SAROJINI NAGAR, DELHI, Delhi,110023</text:p>
          </table:table-cell>
          <table:table-cell office:value-type="float" office:value="28.5795301437654">
            <text:p>28.5795301438</text:p>
          </table:table-cell>
          <table:table-cell office:value-type="float" office:value="77.1971239786484">
            <text:p>77.197123978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VASANT VIHAR</text:p>
          </table:table-cell>
          <table:table-cell office:value-type="string">
            <text:p><text:s text:c="2"/>bank,#30, Community Centre, Basant Lok, Vasant Vihar,Delhi,110057</text:p>
          </table:table-cell>
          <table:table-cell office:value-type="float" office:value="28.5584703741925">
            <text:p>28.5584703742</text:p>
          </table:table-cell>
          <table:table-cell office:value-type="float" office:value="77.1639844737399">
            <text:p>77.163984473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Mahipal pur</text:p>
          </table:table-cell>
          <table:table-cell office:value-type="string">
            <text:p><text:s text:c="2"/>bank,Plot No.42A, Khasra No.551, Vasant Kunj, Mahipalpur,Delhi,110037</text:p>
          </table:table-cell>
          <table:table-cell office:value-type="float" office:value="28.5428533858023">
            <text:p>28.5428533858</text:p>
          </table:table-cell>
          <table:table-cell office:value-type="float" office:value="77.128965043193">
            <text:p>77.1289650432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Kisangarh</text:p>
          </table:table-cell>
          <table:table-cell office:value-type="string">
            <text:p><text:s text:c="2"/>bank,#158/BV/9, Kisangarh, Vasantkunj, Delhi,110070</text:p>
          </table:table-cell>
          <table:table-cell office:value-type="float" office:value="28.5143891613073">
            <text:p>28.5143891613</text:p>
          </table:table-cell>
          <table:table-cell office:value-type="float" office:value="77.1648946176245">
            <text:p>77.164894617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RAJAJI MARG KASHMIR HOUS</text:p>
          </table:table-cell>
          <table:table-cell office:value-type="string">
            <text:p><text:s text:c="2"/>bank,KASHMIR HOUSE, RAJAJI MARG, NEW DELHI, Delhi,110011</text:p>
          </table:table-cell>
          <table:table-cell office:value-type="float" office:value="28.5998456170755">
            <text:p>28.5998456171</text:p>
          </table:table-cell>
          <table:table-cell office:value-type="float" office:value="77.1966961898503">
            <text:p>77.196696189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JAWAHARLAL NEHRU BHAWAN</text:p>
          </table:table-cell>
          <table:table-cell office:value-type="string">
            <text:p><text:s text:c="2"/>bank,#23-D,JAWAHARLAL NEHRU BHAWAN, JANPATH, MINISTRY OF EXTERNAL AFFAIRS,New Delhi,110001</text:p>
          </table:table-cell>
          <table:table-cell office:value-type="float" office:value="28.6114853137303">
            <text:p>28.6114853137</text:p>
          </table:table-cell>
          <table:table-cell office:value-type="float" office:value="77.2172080595647">
            <text:p>77.217208059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AYUR VIHAR</text:p>
          </table:table-cell>
          <table:table-cell office:value-type="string">
            <text:p><text:s text:c="2"/>bank,A-1 FL-1 ACHARYA NIKETAN, PANDAV NGR M'VIHAR PHASE-I, DELHI, Delhi,110001</text:p>
          </table:table-cell>
          <table:table-cell office:value-type="float" office:value="28.6094581099674">
            <text:p>28.60945811</text:p>
          </table:table-cell>
          <table:table-cell office:value-type="float" office:value="77.2921232105865">
            <text:p>77.2921232106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MAYUR VIHAR PHASE 3</text:p>
          </table:table-cell>
          <table:table-cell office:value-type="string">
            <text:p><text:s text:c="2"/>bank,C - 1/ 158 TO 160, OPP. BHARTI PUBLIC SCHOLL, NEAR KONDLI, MAYUR VIHAR PHASE III, Delhi,110096</text:p>
          </table:table-cell>
          <table:table-cell office:value-type="float" office:value="28.6030416591321">
            <text:p>28.6030416591</text:p>
          </table:table-cell>
          <table:table-cell office:value-type="float" office:value="77.3308047935466">
            <text:p>77.3308047935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Kondli</text:p>
          </table:table-cell>
          <table:table-cell office:value-type="string">
            <text:p><text:s text:c="2"/>bank,Indal Complex, Khasra No.207, Main Road, Kondli, Vasundhara Enclave Post,Delhi,110096</text:p>
          </table:table-cell>
          <table:table-cell office:value-type="float" office:value="28.5891988513668">
            <text:p>28.5891988514</text:p>
          </table:table-cell>
          <table:table-cell office:value-type="float" office:value="77.3022938289986">
            <text:p>77.302293829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Delhi Anand Vihar</text:p>
          </table:table-cell>
          <table:table-cell office:value-type="string">
            <text:p><text:s text:c="2"/>bank,B-4, Ashoka Niketan, Anand Vihar, Delhi,110092</text:p>
          </table:table-cell>
          <table:table-cell office:value-type="float" office:value="28.6597823726348">
            <text:p>28.6597823726</text:p>
          </table:table-cell>
          <table:table-cell office:value-type="float" office:value="77.3138405280018">
            <text:p>77.313840528</text:p>
          </table:table-cell>
        </table:table-row>
        <table:named-expressions/>
      </table:table>
      <table:named-expressions/>
      <table:database-ranges>
        <table:database-range table:name="_xlnm._FilterDatabase" table:target-range-address="'Sample Branch'.A1:'Sample Branch'.C40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/10/2023</text:date>, <text:time>10:3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_20_Branch" style:display-name="PageStyle_Sample Bran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6T10:35:59.90</dc:date>
    <meta:generator>OpenOffice/4.1.13$Win32 OpenOffice.org_project/4113m1$Build-9810</meta:generator>
    <meta:editing-duration>PT5H43M45S</meta:editing-duration>
    <meta:editing-cycles>13</meta:editing-cycles>
    <meta:document-statistic meta:table-count="2" meta:cell-count="2939" meta:object-count="0"/>
  </office:meta>
</office:document-meta>
</file>